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F20000032693C1BC74C727803B.png" manifest:media-type="image/png"/>
  <manifest:file-entry manifest:full-path="Pictures/10000001000007EE0000037AA34D6AC9A7ECD58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stroke="dash" draw:stroke-dash="Ultrafine_20_Dashed" draw:fill-color="#8d1d75" draw:textarea-horizontal-align="justify" draw:textarea-vertical-align="middle" draw:auto-grow-height="false" fo:min-height="0.779cm" fo:min-width="11.854cm"/>
      <style:paragraph-properties style:writing-mode="lr-tb"/>
    </style:style>
    <style:style style:name="gr4" style:family="graphic" style:parent-style-name="Default_5f_2">
      <style:graphic-properties draw:stroke="dash" draw:stroke-dash="Ultrafine_20_Dashed" draw:fill-color="#fff5ce" draw:textarea-horizontal-align="justify" draw:textarea-vertical-align="middle" draw:auto-grow-height="false" fo:min-height="0.779cm" fo:min-width="12.494cm"/>
      <style:paragraph-properties style:writing-mode="lr-tb"/>
    </style:style>
    <style:style style:name="gr5" style:family="graphic" style:parent-style-name="Default_5f_2">
      <style:graphic-properties draw:stroke="dash" draw:stroke-dash="Ultrafine_20_Dashed" draw:fill-color="#eeeeee" draw:textarea-horizontal-align="justify" draw:textarea-vertical-align="middle" draw:auto-grow-height="false" fo:min-height="0.779cm" fo:min-width="13.136cm"/>
      <style:paragraph-properties style:writing-mode="lr-tb"/>
    </style:style>
    <style:style style:name="gr6" style:family="graphic" style:parent-style-name="Default_5f_2">
      <style:graphic-properties draw:stroke="dash" draw:stroke-dash="Ultrafine_20_Dashed" draw:fill-color="#e6e905" draw:textarea-horizontal-align="justify" draw:textarea-vertical-align="middle" draw:auto-grow-height="false" fo:min-height="0.779cm" fo:min-width="13.837cm"/>
      <style:paragraph-properties style:writing-mode="lr-tb"/>
    </style:style>
    <style:style style:name="gr7" style:family="graphic" style:parent-style-name="Default_5f_1">
      <style:graphic-properties draw:stroke="none" draw:fill="none" fo:min-height="2.2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115cm"/>
      <style:paragraph-properties style:writing-mode="lr-tb"/>
    </style:style>
    <style:style style:name="gr9" style:family="graphic" style:parent-style-name="standard">
      <style:graphic-properties draw:stroke="dash" draw:stroke-dash="Fine_20_Dashed" svg:stroke-width="0.053cm" svg:stroke-color="#ce181e" draw:marker-start-width="0.279cm" draw:marker-end-width="0.279cm" draw:fill="none" draw:textarea-vertical-align="middle" draw:auto-grow-height="false" fo:min-height="6.62cm" fo:min-width="0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05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52cm"/>
      <style:paragraph-properties style:writing-mode="lr-tb"/>
    </style:style>
    <style:style style:name="gr12" style:family="graphic" style:parent-style-name="objectwithoutfill">
      <style:graphic-properties draw:stroke="dash" draw:stroke-dash="Fine_20_Dashed" svg:stroke-width="0.053cm" svg:stroke-color="#ce181e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761cm"/>
      <style:paragraph-properties style:writing-mode="lr-tb"/>
    </style:style>
    <style:style style:name="gr14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1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16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17" style:family="graphic" style:parent-style-name="objectwithoutfill">
      <style:graphic-properties draw:marker-end="Arrow_20_concave" draw:marker-end-width="0.3cm" draw:fill="none" draw:textarea-vertical-align="middle"/>
    </style:style>
    <style:style style:name="gr18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1.021cm" fo:min-width="1.972cm" fo:padding-top="0.139cm" fo:padding-bottom="0.139cm" fo:padding-left="0.264cm" fo:padding-right="0.264cm"/>
    </style:style>
    <style:style style:name="gr19" style:family="graphic" style:parent-style-name="standard">
      <style:graphic-properties draw:stroke="none" draw:fill="none" fo:min-height="0.866cm"/>
      <style:paragraph-properties style:writing-mode="lr-tb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2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2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2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25" style:family="graphic" style:parent-style-name="standard">
      <style:graphic-properties draw:stroke="none" draw:fill="none" fo:min-height="1.475cm"/>
      <style:paragraph-properties style:writing-mode="lr-tb"/>
    </style:style>
    <style:style style:name="gr26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="solid" draw:fill-color="#ffff6d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2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="solid" draw:fill-color="#ffff6d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28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="solid" draw:fill-color="#ffff6d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draw:fill="none" fo:min-height="0.675cm"/>
      <style:paragraph-properties style:writing-mode="lr-tb"/>
    </style:style>
    <style:style style:name="gr3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3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3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3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3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3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3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3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3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4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4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4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4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4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4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46" style:family="graphic" style:parent-style-name="standard">
      <style:graphic-properties svg:stroke-color="#ffd320" draw:fill-color="#ffff99" draw:textarea-horizontal-align="justify" draw:textarea-vertical-align="middle" draw:auto-grow-height="false" fo:min-height="0.33cm" fo:min-width="1.957cm"/>
      <style:paragraph-properties style:writing-mode="lr-tb"/>
    </style:style>
    <style:style style:name="gr47" style:family="graphic" style:parent-style-name="objectwithoutfill">
      <style:graphic-properties draw:stroke="dash" draw:stroke-dash="Ultra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8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582cm" fo:min-width="1.213cm" fo:padding-top="0.139cm" fo:padding-bottom="0.139cm" fo:padding-left="0.264cm" fo:padding-right="0.26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374cm"/>
      <style:paragraph-properties style:writing-mode="lr-tb"/>
    </style:style>
    <style:style style:name="gr50" style:family="graphic" style:parent-style-name="standard">
      <style:graphic-properties draw:fill="solid" draw:fill-color="#ffff99" draw:textarea-horizontal-align="justify" draw:textarea-vertical-align="middle" draw:auto-grow-height="false" fo:min-height="0.95cm" fo:min-width="0.63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fo:min-height="0.56cm"/>
      <style:paragraph-properties style:writing-mode="lr-tb"/>
    </style:style>
    <style:style style:name="gr52" style:family="graphic" style:parent-style-name="standard">
      <style:graphic-properties draw:stroke="none" draw:fill="none" fo:min-height="0.674cm"/>
      <style:paragraph-properties style:writing-mode="lr-tb"/>
    </style:style>
    <style:style style:name="gr53" style:family="graphic" style:parent-style-name="objectwithoutfill">
      <style:graphic-properties svg:stroke-width="0.028cm" svg:stroke-color="#000000" draw:marker-start-width="0.242cm" draw:marker-end="Arrow_20_concave" draw:marker-end-width="0.203cm" draw:fill="none" draw:textarea-vertical-align="middle" fo:padding-top="0.139cm" fo:padding-bottom="0.139cm" fo:padding-left="0.264cm" fo:padding-right="0.264cm"/>
    </style:style>
    <style:style style:name="gr54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55" style:family="graphic" style:parent-style-name="standard">
      <style:graphic-properties svg:stroke-color="#ffd320" draw:fill-color="#ffff99" draw:textarea-horizontal-align="justify" draw:textarea-vertical-align="middle" draw:auto-grow-height="false" fo:min-height="0.659cm" fo:min-width="2.566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137cm"/>
      <style:paragraph-properties style:writing-mode="lr-tb"/>
    </style:style>
    <style:style style:name="gr58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5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6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6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6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6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6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629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6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6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6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7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7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7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73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7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7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7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7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7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7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80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8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8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8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8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8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8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87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8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8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9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9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289cm"/>
      <style:paragraph-properties style:writing-mode="lr-tb"/>
    </style:style>
    <style:style style:name="gr93" style:family="graphic" style:parent-style-name="standard">
      <style:graphic-properties draw:stroke="none" draw:fill="none" fo:min-height="0.95cm"/>
      <style:paragraph-properties style:writing-mode="lr-tb"/>
    </style:style>
    <style:style style:name="gr94" style:family="graphic" style:parent-style-name="standard">
      <style:graphic-properties draw:stroke="none" draw:fill="none" fo:min-height="0.738cm"/>
      <style:paragraph-properties style:writing-mode="lr-tb"/>
    </style:style>
    <style:style style:name="gr95" style:family="graphic" style:parent-style-name="standard">
      <style:graphic-properties draw:stroke="none" draw:fill="none" fo:min-height="0.865cm"/>
      <style:paragraph-properties style:writing-mode="lr-tb"/>
    </style:style>
    <style:style style:name="gr9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9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9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9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0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0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0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0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0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0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0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0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0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0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1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1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1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1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1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1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1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1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1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1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2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2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22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12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2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2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2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2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2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2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3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3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3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3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3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3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3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3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3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39" style:family="graphic" style:parent-style-name="standard">
      <style:graphic-properties draw:stroke="none" draw:fill="none" fo:min-height="1.729cm"/>
      <style:paragraph-properties style:writing-mode="lr-tb"/>
    </style:style>
    <style:style style:name="gr14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4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4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4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4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4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46" style:family="graphic" style:parent-style-name="standard">
      <style:graphic-properties svg:stroke-color="#ffd320" draw:fill-color="#ffff99" draw:textarea-horizontal-align="justify" draw:textarea-vertical-align="middle" draw:auto-grow-height="false" fo:min-height="0.476cm" fo:min-width="2.596cm"/>
      <style:paragraph-properties style:writing-mode="lr-tb"/>
    </style:style>
    <style:style style:name="gr147" style:family="graphic" style:parent-style-name="standard">
      <style:graphic-properties svg:stroke-color="#ffd320" draw:fill-color="#ffff99" draw:textarea-horizontal-align="justify" draw:textarea-vertical-align="middle" draw:auto-grow-height="false" fo:min-height="0.214cm" fo:min-width="1.98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fo:min-height="0.397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-title">
      <style:graphic-properties draw:auto-grow-height="true" fo:min-height="2.629cm"/>
      <style:paragraph-properties style:writing-mode="lr-tb"/>
    </style:style>
    <style:style style:name="pr4" style:family="presentation" style:parent-style-name="sub_5f_header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ub_5f_header_5f_-title">
      <style:graphic-properties draw:auto-grow-height="true" fo:min-height="3.465cm"/>
      <style:paragraph-properties style:writing-mode="lr-tb"/>
    </style:style>
    <style:style style:name="pr8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content-title">
      <style:graphic-properties draw:auto-grow-height="true" fo:min-height="3.69cm"/>
      <style:paragraph-properties style:writing-mode="lr-tb"/>
    </style:style>
    <style:style style:name="pr10" style:family="presentation" style:parent-style-name="footer-title">
      <style:graphic-properties draw:auto-grow-height="true" fo:min-height="2.63cm"/>
      <style:paragraph-properties style:writing-mode="lr-tb"/>
    </style:style>
    <style:style style:name="pr11" style:family="presentation" style:parent-style-name="footer-outline1">
      <style:graphic-properties fo:min-height="0.92cm"/>
      <style:paragraph-properties style:writing-mode="lr-tb"/>
    </style:style>
    <style:style style:name="pr12" style:family="presentation" style:parent-style-name="footer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start" fo:text-indent="0cm" style:writing-mode="lr-tb"/>
    </style:style>
    <style:style style:name="P7" style:family="paragraph">
      <loext:graphic-properties draw:fill-color="#8d1d75"/>
      <style:paragraph-properties fo:margin-left="0cm" fo:margin-right="0cm" fo:text-align="start" fo:text-indent="0cm" style:writing-mode="lr-tb"/>
      <style:text-properties fo:color="#eeeeee" loext:opacity="100%" style:font-name="Open Sans" fo:font-size="22pt" style:font-size-asian="24pt" style:font-size-complex="24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-color="#fff5ce"/>
      <style:paragraph-properties fo:text-align="start" style:writing-mode="lr-tb"/>
      <style:text-properties fo:color="#000000" loext:opacity="100%" style:font-name="Open Sans" fo:font-size="22pt" style:font-size-asian="24pt" style:font-size-complex="24pt"/>
    </style:style>
    <style:style style:name="P10" style:family="paragraph">
      <loext:graphic-properties draw:fill-color="#eeeeee"/>
      <style:paragraph-properties fo:text-align="start" style:writing-mode="lr-tb"/>
      <style:text-properties fo:color="#000000" loext:opacity="100%" style:font-name="Open Sans" fo:font-size="22pt" style:font-size-asian="24pt" style:font-size-complex="24pt"/>
    </style:style>
    <style:style style:name="P11" style:family="paragraph">
      <loext:graphic-properties draw:fill-color="#e6e905"/>
      <style:paragraph-properties fo:text-align="start" style:writing-mode="lr-tb"/>
      <style:text-properties style:font-name="Open Sans" fo:font-size="22pt" style:font-size-asian="24pt" style:font-size-complex="24pt"/>
    </style:style>
    <style:style style:name="P12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13" style:family="paragraph">
      <style:paragraph-properties fo:text-align="end"/>
    </style:style>
    <style:style style:name="P14" style:family="paragraph">
      <style:paragraph-properties fo:text-align="end" style:writing-mode="lr-tb"/>
      <style:text-properties style:font-name="Open Sans" fo:font-size="36pt" fo:language="en" fo:country="US" style:font-size-asian="36pt" style:font-size-complex="36pt"/>
    </style:style>
    <style:style style:name="P15" style:family="paragraph">
      <loext:graphic-properties draw:fill="none"/>
      <style:paragraph-properties style:writing-mode="lr-tb"/>
      <style:text-properties style:font-name="Open Sans" fo:font-size="22pt" style:font-size-asian="22pt" style:font-size-complex="22pt"/>
    </style:style>
    <style:style style:name="P16" style:family="paragraph">
      <loext:graphic-properties draw:fill="none" draw:fill-color="#ffffff"/>
      <style:paragraph-properties style:writing-mode="lr-tb"/>
      <style:text-properties style:font-name="Open Sans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Open Sans" fo:font-size="18pt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-color="#3465a4"/>
      <style:paragraph-properties fo:text-align="center" style:writing-mode="lr-tb"/>
      <style:text-properties fo:color="#ffffff" loext:opacity="100%" style:font-name="Open Sans" fo:font-size="14pt" style:font-size-asian="14pt" style:font-size-complex="14pt"/>
    </style:style>
    <style:style style:name="P21" style:family="paragraph">
      <loext:graphic-properties draw:fill-color="#3465a4"/>
      <style:paragraph-properties fo:margin-left="0cm" fo:margin-right="0cm" fo:text-align="center" fo:text-indent="0cm" style:writing-mode="lr-tb"/>
      <style:text-properties fo:color="#ffffff" loext:opacity="100%" style:font-name="Open Sans" fo:font-size="18pt" style:letter-kerning="true" style:font-size-asian="14pt" style:font-size-complex="14pt"/>
    </style:style>
    <style:style style:name="P22" style:family="paragraph">
      <loext:graphic-properties draw:fill-color="#3465a4"/>
      <style:paragraph-properties fo:text-align="center"/>
      <style:text-properties fo:color="#ffffff" loext:opacity="100%" style:font-name="Open Sans" fo:font-size="14pt" style:font-size-asian="14pt" style:font-size-complex="14pt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loext:graphic-properties draw:fill="solid" draw:fill-color="#ffff6d"/>
      <style:paragraph-properties fo:text-align="center" style:writing-mode="lr-tb"/>
      <style:text-properties fo:color="#000000" loext:opacity="100%" style:font-name="Open Sans" fo:font-size="14pt" style:font-size-asian="14pt" style:font-size-complex="14pt"/>
    </style:style>
    <style:style style:name="P25" style:family="paragraph">
      <loext:graphic-properties draw:fill="solid" draw:fill-color="#ffff6d"/>
      <style:paragraph-properties fo:margin-left="0cm" fo:margin-right="0cm" fo:text-align="center" fo:text-indent="0cm" style:writing-mode="lr-tb"/>
      <style:text-properties fo:color="#ffffff" loext:opacity="100%" style:font-name="Open Sans" fo:font-size="18pt" style:letter-kerning="true" style:font-size-asian="14pt" style:font-size-complex="14pt"/>
    </style:style>
    <style:style style:name="P26" style:family="paragraph">
      <loext:graphic-properties draw:fill="solid" draw:fill-color="#ffff6d"/>
      <style:paragraph-properties fo:text-align="center"/>
      <style:text-properties fo:color="#ffffff" loext:opacity="100%" style:font-name="Open Sans" fo:font-size="14pt" style:font-size-asian="14pt" style:font-size-complex="14pt"/>
    </style:style>
    <style:style style:name="P27" style:family="paragraph">
      <loext:graphic-properties draw:fill-color="#ffff99"/>
      <style:paragraph-properties fo:text-align="center" style:writing-mode="lr-tb"/>
      <style:text-properties style:font-name="Open Sans" fo:font-size="10pt" style:font-size-asian="10pt" style:font-size-complex="10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style:writing-mode="lr-tb"/>
      <style:text-properties style:font-name="Open Sans" fo:font-size="14pt" style:font-size-asian="14pt" style:font-size-complex="14pt"/>
    </style:style>
    <style:style style:name="P30" style:family="paragraph">
      <loext:graphic-properties draw:fill="solid" draw:fill-color="#ffff99"/>
      <style:paragraph-properties fo:text-align="center" style:writing-mode="lr-tb"/>
      <style:text-properties style:font-name="Open Sans" fo:font-size="10pt" style:font-size-asian="10pt" style:font-size-complex="10pt"/>
    </style:style>
    <style:style style:name="P31" style:family="paragraph">
      <loext:graphic-properties draw:fill="none" draw:fill-color="#ffffff"/>
      <style:paragraph-properties style:writing-mode="lr-tb"/>
      <style:text-properties style:font-name="Open Sans" fo:font-size="9pt" style:font-size-asian="9pt" style:font-size-complex="9pt"/>
    </style:style>
    <style:style style:name="P32" style:family="paragraph">
      <loext:graphic-properties draw:fill="none"/>
      <style:paragraph-properties style:writing-mode="lr-tb"/>
      <style:text-properties fo:color="#ffffff" loext:opacity="100%" style:font-name="Open Sans"/>
    </style:style>
    <style:style style:name="P33" style:family="paragraph">
      <loext:graphic-properties draw:fill="none" draw:fill-color="#ffffff"/>
      <style:paragraph-properties style:writing-mode="lr-tb"/>
      <style:text-properties style:font-name="Open Sans" fo:font-size="9pt" style:letter-kerning="true" style:font-name-asian="Noto Sans CJK SC Regular" style:font-size-asian="9pt" style:font-size-complex="9pt"/>
    </style:style>
    <style:style style:name="P34" style:family="paragraph">
      <loext:graphic-properties draw:fill-color="#3465a4"/>
      <style:paragraph-properties fo:margin-left="0cm" fo:margin-right="0cm" fo:text-align="center" fo:text-indent="0cm" style:writing-mode="lr-tb"/>
      <style:text-properties fo:color="#ffffff" loext:opacity="100%" style:font-name="Open Sans" fo:font-size="14pt" style:letter-kerning="true" style:font-size-asian="14pt" style:font-size-complex="14pt"/>
    </style:style>
    <style:style style:name="P35" style:family="paragraph">
      <loext:graphic-properties draw:fill="none" draw:fill-color="#ffffff"/>
      <style:paragraph-properties style:writing-mode="lr-tb"/>
      <style:text-properties fo:color="#ffffff" loext:opacity="100%" style:font-name="Open Sans" fo:font-size="14pt" style:font-size-asian="14pt" style:font-size-complex="14pt"/>
    </style:style>
    <style:style style:name="P36" style:family="paragraph">
      <loext:graphic-properties draw:fill="none"/>
      <style:paragraph-properties style:writing-mode="lr-tb"/>
      <style:text-properties style:font-name="Open Sans" fo:font-size="18pt" fo:font-weight="bold" style:font-size-asian="18pt" style:font-weight-asian="bold" style:font-size-complex="18pt" style:font-weight-complex="bold"/>
    </style:style>
    <style:style style:name="P37" style:family="paragraph">
      <loext:graphic-properties draw:fill="none"/>
      <style:paragraph-properties style:writing-mode="lr-tb"/>
      <style:text-properties style:font-name="Open Sans" fo:font-size="18pt"/>
    </style:style>
    <style:style style:name="P38" style:family="paragraph">
      <loext:graphic-properties draw:fill="none"/>
      <style:paragraph-properties style:writing-mode="lr-tb"/>
      <style:text-properties style:font-name="Open Sans" fo:font-size="18pt" fo:font-weight="bold"/>
    </style:style>
    <style:style style:name="P39" style:family="paragraph">
      <loext:graphic-properties draw:fill="none"/>
      <style:paragraph-properties style:writing-mode="lr-tb"/>
      <style:text-properties fo:font-weight="bold"/>
    </style:style>
    <style:style style:name="P40" style:family="paragraph">
      <loext:graphic-properties draw:fill="none"/>
      <style:paragraph-properties style:writing-mode="lr-tb"/>
      <style:text-properties fo:font-size="18pt"/>
    </style:style>
    <style:style style:name="P41" style:family="paragraph">
      <loext:graphic-properties draw:fill="none"/>
      <style:paragraph-properties style:writing-mode="lr-tb"/>
      <style:text-properties style:font-name="Open Sans" fo:font-size="18pt" fo:font-weight="normal"/>
    </style:style>
    <style:style style:name="P42" style:family="paragraph">
      <style:paragraph-properties style:writing-mode="lr-tb"/>
    </style:style>
    <style:style style:name="P43" style:family="paragraph">
      <loext:graphic-properties draw:fill-color="#ffffff"/>
      <style:paragraph-properties style:writing-mode="lr-tb"/>
      <style:text-properties fo:font-size="28.1000003814697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eeeeee" loext:opacity="100%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Open Sans" fo:font-size="24pt" style:font-size-asian="24pt" style:font-size-complex="24pt"/>
    </style:style>
    <style:style style:name="T6" style:family="text">
      <style:text-properties fo:color="#000000" loext:opacity="100%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2" style:family="text">
      <style:text-properties style:font-name="Open Sans" fo:font-size="28pt" style:font-size-asian="28pt" style:font-size-complex="28pt"/>
    </style:style>
    <style:style style:name="T13" style:family="text">
      <style:text-properties style:font-name="Open Sans" fo:font-size="22pt" style:font-size-asian="22pt" style:font-size-complex="22pt"/>
    </style:style>
    <style:style style:name="T14" style:family="text">
      <style:text-properties style:font-name="Open Sans" fo:font-size="18pt"/>
    </style:style>
    <style:style style:name="T15" style:family="text">
      <style:text-properties fo:color="#ffffff" loext:opacity="100%" style:font-name="Open Sans" fo:font-size="14pt" style:font-size-asian="14pt" style:font-size-complex="14pt"/>
    </style:style>
    <style:style style:name="T16" style:family="text">
      <style:text-properties style:font-name="Open Sans" fo:font-size="18pt" style:font-size-asian="18pt" style:font-size-complex="18pt"/>
    </style:style>
    <style:style style:name="T17" style:family="text">
      <style:text-properties fo:color="#000000" loext:opacity="100%" style:font-name="Open Sans" fo:font-size="14pt" style:font-size-asian="14pt" style:font-size-complex="14pt"/>
    </style:style>
    <style:style style:name="T18" style:family="text">
      <style:text-properties style:font-name="Open Sans" fo:font-size="14pt" style:font-size-asian="14pt" style:font-size-complex="14pt"/>
    </style:style>
    <style:style style:name="T19" style:family="text">
      <style:text-properties style:font-name="Trebuchet MS" fo:font-size="10pt" style:font-size-asian="10pt" style:font-size-complex="10pt"/>
    </style:style>
    <style:style style:name="T20" style:family="text">
      <style:text-properties style:font-name="Open Sans" fo:font-size="10pt" style:font-size-asian="10pt" style:font-size-complex="10pt"/>
    </style:style>
    <style:style style:name="T21" style:family="text">
      <style:text-properties style:font-name="Trebuchet MS" fo:font-size="9pt" style:letter-kerning="true" style:font-name-asian="Noto Sans CJK SC Regular" style:font-size-asian="9pt" style:font-size-complex="9pt"/>
    </style:style>
    <style:style style:name="T22" style:family="text">
      <style:text-properties style:font-name="Open Sans" fo:font-size="18pt" fo:font-weight="bold" style:font-size-asian="18pt" style:font-weight-asian="bold" style:font-size-complex="18pt" style:font-weight-complex="bold"/>
    </style:style>
    <style:style style:name="T23" style:family="text">
      <style:text-properties style:font-name="Open Sans" fo:font-size="18pt" style:font-size-asian="26pt" style:font-size-complex="26pt"/>
    </style:style>
    <style:style style:name="T24" style:family="text">
      <style:text-properties style:font-name="Open Sans" fo:font-size="18pt" fo:font-weight="bold" style:font-size-asian="26pt" style:font-size-complex="26pt"/>
    </style:style>
    <style:style style:name="T25" style:family="text">
      <style:text-properties style:font-name="Open Sans" fo:font-size="18pt" fo:font-weight="normal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Double Linked List</text:span><text:span text:style-name="T1"> – delete_at_firs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Double Linked Lis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_introduction" draw:style-name="dp1" draw:master-page-name="content" presentation:presentation-page-layout-name="AL2T1">
        <office:forms form:automatic-focus="false" form:apply-design-mode="false"/>
        <draw:custom-shape draw:style-name="gr3" draw:text-style-name="P7" xml:id="id2" draw:id="id2" draw:layer="layout" svg:width="12.354cm" svg:height="1.029cm" svg:x="-0.652cm" svg:y="5.032cm">
          <text:p text:style-name="P6"><text:span text:style-name="T4"><text:tab/></text:span><text:span text:style-name="T4">Analysis: Logic / Cases</text:span></text:p>
          <draw:enhanced-geometry svg:viewBox="0 0 21600 21600" draw:mirror-horizontal="true" draw:glue-points="?f6 0 10800 ?f8 ?f11 10800 ?f9 21600 10800 ?f10 ?f5 10800" draw:text-areas="?f3 ?f3 ?f4 ?f4" draw:type="parallelogram" draw:modifiers="870.6434641845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9" xml:id="id3" draw:id="id3" draw:layer="layout" svg:width="12.994cm" svg:height="1.029cm" svg:x="-0.622cm" svg:y="6.429cm">
          <text:p text:style-name="P8"><text:span text:style-name="T5"><text:tab/></text:span><text:span text:style-name="T5">Flowchart</text:span></text:p>
          <draw:enhanced-geometry svg:viewBox="0 0 21600 21600" draw:mirror-horizontal="true" draw:glue-points="?f6 0 10800 ?f8 ?f11 10800 ?f9 21600 10800 ?f10 ?f5 10800" draw:text-areas="?f3 ?f3 ?f4 ?f4" draw:type="parallelogram" draw:modifiers="841.03332085361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0" xml:id="id4" draw:id="id4" draw:layer="layout" svg:width="13.636cm" svg:height="1.029cm" svg:x="-0.569cm" svg:y="7.842cm">
          <text:p text:style-name="P8"><text:span text:style-name="T6"><text:tab/></text:span><text:span text:style-name="T7">Algorithm</text:span></text:p>
          <draw:enhanced-geometry svg:viewBox="0 0 21600 21600" draw:mirror-horizontal="true" draw:glue-points="?f6 0 10800 ?f8 ?f11 10800 ?f9 21600 10800 ?f10 ?f5 10800" draw:text-areas="?f3 ?f3 ?f4 ?f4" draw:type="parallelogram" draw:modifiers="772.9559287233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1" xml:id="id5" draw:id="id5" draw:layer="layout" svg:width="14.337cm" svg:height="1.029cm" svg:x="-0.657cm" svg:y="9.256cm">
          <text:p text:style-name="P8"><text:span text:style-name="T8"><text:tab/></text:span><text:span text:style-name="T7">Code</text:span></text:p>
          <draw:enhanced-geometry svg:viewBox="0 0 21600 21600" draw:mirror-horizontal="true" draw:glue-points="?f6 0 10800 ?f8 ?f11 10800 ?f9 21600 10800 ?f10 ?f5 10800" draw:text-areas="?f3 ?f3 ?f4 ?f4" draw:type="parallelogram" draw:modifiers="751.7366438833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5" draw:text-style-name="P12" draw:layer="layout" svg:width="19.5cm" svg:height="2.597cm" svg:x="0.649cm" svg:y="0.004cm" presentation:class="title" presentation:user-transformed="true">
          <draw:text-box>
            <text:p><text:span text:style-name="T9">Data Structure – Double Linked List - <text:s/></text:span><text:span text:style-name="T9"><text:line-break/></text:span><text:span text:style-name="T10">Analysis </text:span><text:span text:style-name="T9">delete_at_fir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/>
                  <anim:animate smil:dur="0.5s" smil:fill="hold" smil:targetElement="id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/>
                  <anim:animate smil:dur="0.5s" smil:fill="hold" smil:targetElement="id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0-width/2;x" smil:keyTimes="0;1"/>
                  <anim:animate smil:dur="0.5s" smil:fill="hold" smil:targetElement="id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_5f_header_5f_" presentation:presentation-page-layout-name="AL2T1">
        <office:forms form:automatic-focus="false" form:apply-design-mode="false"/>
        <draw:frame presentation:style-name="pr7" draw:text-style-name="P4" draw:layer="layout" svg:width="26.7cm" svg:height="3.465cm" svg:x="0.9cm" svg:y="10.61cm" presentation:class="title" presentation:user-transformed="true">
          <draw:text-box>
            <text:p><text:span text:style-name="T3"><text:tab/></text:span><text:span text:style-name="T3"><text:tab/></text:span><text:span text:style-name="T3">Analysis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delete_at_first</text:span></text:p>
          </draw:text-box>
        </draw:frame>
        <draw:frame draw:style-name="gr7" draw:text-style-name="P15" draw:layer="layout" svg:width="3.947cm" svg:height="2.545cm" svg:x="0.439cm" svg:y="0.653cm">
          <draw:text-box>
            <text:p><text:span text:style-name="T12">Cases :</text:span><text:span text:style-name="T13"> </text:span></text:p>
          </draw:text-box>
        </draw:frame>
        <draw:frame draw:style-name="gr8" draw:text-style-name="P16" draw:layer="layout" svg:width="1.615cm" svg:height="1.115cm" svg:x="11.496cm" svg:y="3.073cm">
          <draw:text-box>
            <text:p xml:id="id6" text:id="id6"><text:span text:style-name="T3">Li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delete_at_first</text:span></text:p>
          </draw:text-box>
        </draw:frame>
        <draw:frame draw:style-name="gr7" draw:text-style-name="P15" draw:layer="layout" svg:width="3.947cm" svg:height="2.545cm" svg:x="0.439cm" svg:y="0.653cm">
          <draw:text-box>
            <text:p><text:span text:style-name="T12">Cases :</text:span><text:span text:style-name="T13"> </text:span></text:p>
          </draw:text-box>
        </draw:frame>
        <draw:frame draw:style-name="gr8" draw:text-style-name="P16" draw:layer="layout" svg:width="1.615cm" svg:height="1.115cm" svg:x="11.496cm" svg:y="3.073cm">
          <draw:text-box>
            <text:p><text:span text:style-name="T3">List</text:span></text:p>
          </draw:text-box>
        </draw:frame>
        <draw:custom-shape draw:style-name="gr9" draw:text-style-name="P17" draw:layer="layout" svg:width="0.656cm" svg:height="7.302cm" draw:transform="rotate (-1.5707963267949) translate (15.908cm 4.24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6" draw:layer="layout" svg:width="2.551cm" svg:height="1.115cm" svg:x="7.41cm" svg:y="5.074cm">
          <draw:text-box>
            <text:p xml:id="id7" text:id="id7"><text:span text:style-name="T3">Empty</text:span></text:p>
          </draw:text-box>
        </draw:frame>
        <draw:frame draw:style-name="gr11" draw:text-style-name="P16" draw:layer="layout" svg:width="4.02cm" svg:height="1.115cm" svg:x="14.11cm" svg:y="5.075cm">
          <draw:text-box>
            <text:p xml:id="id8" text:id="id8"><text:span text:style-name="T3">Non Emp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delete_at_first</text:span></text:p>
          </draw:text-box>
        </draw:frame>
        <draw:frame draw:style-name="gr7" draw:text-style-name="P15" draw:layer="layout" svg:width="3.947cm" svg:height="2.545cm" svg:x="0.439cm" svg:y="0.653cm">
          <draw:text-box>
            <text:p><text:span text:style-name="T12">Cases :</text:span><text:span text:style-name="T13"> </text:span></text:p>
          </draw:text-box>
        </draw:frame>
        <draw:frame draw:style-name="gr8" draw:text-style-name="P16" draw:layer="layout" svg:width="1.615cm" svg:height="1.115cm" svg:x="11.496cm" svg:y="3.073cm">
          <draw:text-box>
            <text:p><text:span text:style-name="T3">List</text:span></text:p>
          </draw:text-box>
        </draw:frame>
        <draw:custom-shape draw:style-name="gr9" draw:text-style-name="P17" draw:layer="layout" svg:width="0.656cm" svg:height="7.302cm" draw:transform="rotate (-1.5707963267949) translate (15.908cm 4.24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6" draw:layer="layout" svg:width="2.551cm" svg:height="1.115cm" svg:x="7.41cm" svg:y="5.074cm">
          <draw:text-box>
            <text:p><text:span text:style-name="T3">Empty</text:span></text:p>
          </draw:text-box>
        </draw:frame>
        <draw:frame draw:style-name="gr11" draw:text-style-name="P16" draw:layer="layout" svg:width="4.02cm" svg:height="1.115cm" svg:x="14.11cm" svg:y="5.075cm">
          <draw:text-box>
            <text:p><text:span text:style-name="T3">Non Empty</text:span></text:p>
          </draw:text-box>
        </draw:frame>
        <draw:line draw:style-name="gr12" draw:text-style-name="P17" draw:layer="layout" svg:x1="8.612cm" svg:y1="6.333cm" svg:x2="8.612cm" svg:y2="7.557cm">
          <text:p/>
        </draw:line>
        <draw:frame draw:style-name="gr13" draw:text-style-name="P18" draw:layer="layout" svg:width="4.384cm" svg:height="1.115cm" svg:x="6.611cm" svg:y="7.667cm">
          <draw:text-box>
            <text:p xml:id="id9" text:id="id9"><text:span text:style-name="T14">LIST_EMP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delete_at_first</text:span></text:p>
          </draw:text-box>
        </draw:frame>
        <draw:g>
          <draw:g>
            <draw:custom-shape draw:style-name="gr14" draw:text-style-name="P20" draw:layer="layout" svg:width="1.741cm" svg:height="1.2cm" svg:x="8.718cm" svg:y="4.8cm">
              <text:p text:style-name="P19"><text:span text:style-name="T15">10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5" draw:text-style-name="P21" draw:layer="layout" svg:width="1.741cm" svg:height="1.2cm" svg:x="6.977cm" svg:y="4.8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" draw:text-style-name="P22" draw:layer="layout" svg:width="1.741cm" svg:height="1.2cm" svg:x="10.46cm" svg:y="4.8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line draw:style-name="gr17" draw:text-style-name="P17" draw:layer="layout" svg:x1="11.638cm" svg:y1="5.2cm" svg:x2="14.762cm" svg:y2="5.2cm">
            <text:p/>
          </draw:line>
          <draw:line draw:style-name="gr17" draw:text-style-name="P17" draw:layer="layout" svg:x1="15.2cm" svg:y1="5.8cm" svg:x2="12.224cm" svg:y2="5.8cm">
            <text:p/>
          </draw:line>
          <draw:custom-shape draw:style-name="gr18" draw:text-style-name="P22" draw:layer="layout" svg:width="2.5cm" svg:height="1.299cm" svg:x="2cm" svg:y="4.764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8" draw:text-style-name="P22" draw:layer="layout" svg:width="2.5cm" svg:height="1.299cm" svg:x="1.9cm" svg:y="7.964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frame draw:style-name="gr19" draw:text-style-name="P23" draw:layer="layout" svg:width="2.068cm" svg:height="1.116cm" svg:x="1.932cm" svg:y="6.801cm">
            <draw:text-box>
              <text:p><text:span text:style-name="T16">Tail</text:span></text:p>
            </draw:text-box>
          </draw:frame>
          <draw:g>
            <draw:line draw:style-name="gr20" draw:text-style-name="P17" draw:layer="layout" svg:x1="4cm" svg:y1="8.801cm" svg:x2="24cm" svg:y2="8.801cm">
              <text:p/>
            </draw:line>
            <draw:line draw:style-name="gr17" draw:text-style-name="P17" draw:layer="layout" svg:x1="24cm" svg:y1="8.801cm" svg:x2="24cm" svg:y2="6.001cm">
              <text:p/>
            </draw:line>
          </draw:g>
          <draw:line draw:style-name="gr17" draw:text-style-name="P17" draw:layer="layout" svg:x1="22.2cm" svg:y1="5.601cm" svg:x2="20cm" svg:y2="5.601cm">
            <text:p/>
          </draw:line>
          <draw:custom-shape draw:style-name="gr18" draw:text-style-name="P22" draw:layer="layout" svg:width="2.5cm" svg:height="1.299cm" svg:x="2cm" svg:y="4.764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8" draw:text-style-name="P22" draw:layer="layout" svg:width="2.5cm" svg:height="1.299cm" svg:x="1.9cm" svg:y="7.964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frame draw:style-name="gr19" draw:text-style-name="P23" draw:layer="layout" svg:width="2.068cm" svg:height="1.116cm" svg:x="1.932cm" svg:y="6.801cm">
            <draw:text-box>
              <text:p><text:span text:style-name="T16">Tail</text:span></text:p>
            </draw:text-box>
          </draw:frame>
          <draw:g>
            <draw:line draw:style-name="gr20" draw:text-style-name="P17" draw:layer="layout" svg:x1="4cm" svg:y1="8.801cm" svg:x2="24cm" svg:y2="8.801cm">
              <text:p/>
            </draw:line>
            <draw:line draw:style-name="gr17" draw:text-style-name="P17" draw:layer="layout" svg:x1="24cm" svg:y1="8.801cm" svg:x2="24cm" svg:y2="6.001cm">
              <text:p/>
            </draw:line>
          </draw:g>
          <draw:g>
            <draw:custom-shape draw:style-name="gr14" draw:text-style-name="P20" draw:layer="layout" svg:width="1.741cm" svg:height="1.2cm" svg:x="16.48cm" svg:y="4.801cm">
              <text:p text:style-name="P19"><text:span text:style-name="T15">20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1" draw:text-style-name="P21" draw:layer="layout" svg:width="1.741cm" svg:height="1.2cm" svg:x="14.739cm" svg:y="4.80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" draw:text-style-name="P22" draw:layer="layout" svg:width="1.741cm" svg:height="1.2cm" svg:x="18.222cm" svg:y="4.80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4" draw:text-style-name="P20" draw:layer="layout" svg:width="1.741cm" svg:height="1.2cm" svg:x="16.48cm" svg:y="4.801cm">
              <text:p text:style-name="P19"><text:span text:style-name="T15">20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2" draw:text-style-name="P21" draw:layer="layout" svg:width="1.741cm" svg:height="1.2cm" svg:x="14.739cm" svg:y="4.80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" draw:text-style-name="P22" draw:layer="layout" svg:width="1.741cm" svg:height="1.2cm" svg:x="18.222cm" svg:y="4.80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line draw:style-name="gr17" draw:text-style-name="P17" draw:layer="layout" svg:x1="19.238cm" svg:y1="5.201cm" svg:x2="21.962cm" svg:y2="5.201cm">
            <text:p/>
          </draw:line>
          <draw:g>
            <draw:custom-shape draw:style-name="gr16" draw:text-style-name="P22" draw:layer="layout" svg:width="1.741cm" svg:height="1.2cm" svg:x="25.422cm" svg:y="4.80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6" draw:text-style-name="P22" draw:layer="layout" svg:width="1.741cm" svg:height="1.2cm" svg:x="25.422cm" svg:y="4.80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4" draw:text-style-name="P20" draw:layer="layout" svg:width="1.741cm" svg:height="1.2cm" svg:x="23.68cm" svg:y="4.801cm">
              <text:p text:style-name="P19"><text:span text:style-name="T15">30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4" draw:text-style-name="P20" draw:layer="layout" svg:width="1.741cm" svg:height="1.2cm" svg:x="23.68cm" svg:y="4.801cm">
              <text:p text:style-name="P19"><text:span text:style-name="T15">30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3" draw:text-style-name="P21" draw:layer="layout" svg:width="1.741cm" svg:height="1.2cm" svg:x="21.939cm" svg:y="4.80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21" draw:layer="layout" svg:width="1.741cm" svg:height="1.2cm" svg:x="21.939cm" svg:y="4.80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frame draw:style-name="gr25" draw:text-style-name="P23" draw:layer="layout" svg:width="2.748cm" svg:height="1.725cm" svg:x="2.052cm" svg:y="3.673cm">
            <draw:text-box>
              <text:p><text:span text:style-name="T16">Head</text:span></text:p>
            </draw:text-box>
          </draw:frame>
          <draw:line draw:style-name="gr17" draw:text-style-name="P17" draw:layer="layout" svg:x1="4.2cm" svg:y1="5.4cm" svg:x2="7cm" svg:y2="5.4cm">
            <text:p/>
          </draw:line>
        </draw:g>
        <draw:g xml:id="id10" draw:id="id10">
          <draw:custom-shape draw:style-name="gr26" draw:text-style-name="P24" draw:layer="layout" svg:width="1.741cm" svg:height="1.2cm" svg:x="8.718cm" svg:y="4.8cm">
            <text:p text:style-name="P19"><text:span text:style-name="T17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7" draw:text-style-name="P25" draw:layer="layout" svg:width="1.741cm" svg:height="1.2cm" svg:x="6.977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8" draw:text-style-name="P26" draw:layer="layout" svg:width="1.741cm" svg:height="1.2cm" svg:x="10.46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025s" smil:fill="hold" smil:targetElement="id10" smil:attributeName="visibility" smil:to="visible"/>
                  <anim:transitionFilter smil:dur="0.125s" smil:targetElement="id10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delete_at_first</text:span></text:p>
          </draw:text-box>
        </draw:frame>
        <draw:g xml:id="id11" draw:id="id11">
          <draw:line draw:style-name="gr29" draw:text-style-name="P17" draw:layer="layout" svg:x1="9.567cm" svg:y1="7.443cm" svg:x2="9.537cm" svg:y2="6cm">
            <text:p/>
          </draw:line>
          <draw:frame draw:style-name="gr30" draw:text-style-name="P23" draw:layer="layout" svg:width="1.814cm" svg:height="0.925cm" svg:x="8.737cm" svg:y="7.375cm">
            <draw:text-box>
              <text:p><text:span text:style-name="T18">temp</text:span></text:p>
            </draw:text-box>
          </draw:frame>
        </draw:g>
        <draw:g>
          <draw:g>
            <draw:custom-shape draw:style-name="gr14" draw:text-style-name="P20" draw:layer="layout" svg:width="1.741cm" svg:height="1.2cm" svg:x="8.718cm" svg:y="4.8cm">
              <text:p text:style-name="P19"><text:span text:style-name="T15">10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1" draw:text-style-name="P21" draw:layer="layout" svg:width="1.741cm" svg:height="1.2cm" svg:x="6.977cm" svg:y="4.8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" draw:text-style-name="P22" draw:layer="layout" svg:width="1.741cm" svg:height="1.2cm" svg:x="10.46cm" svg:y="4.8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line draw:style-name="gr17" draw:text-style-name="P17" draw:layer="layout" svg:x1="11.638cm" svg:y1="5.2cm" svg:x2="14.762cm" svg:y2="5.2cm">
            <text:p/>
          </draw:line>
          <draw:line draw:style-name="gr17" draw:text-style-name="P17" draw:layer="layout" svg:x1="15.2cm" svg:y1="5.8cm" svg:x2="12.224cm" svg:y2="5.8cm">
            <text:p/>
          </draw:line>
          <draw:custom-shape draw:style-name="gr18" draw:text-style-name="P22" draw:layer="layout" svg:width="2.5cm" svg:height="1.299cm" svg:x="2cm" svg:y="4.764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8" draw:text-style-name="P22" draw:layer="layout" svg:width="2.5cm" svg:height="1.299cm" svg:x="1.9cm" svg:y="7.964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frame draw:style-name="gr19" draw:text-style-name="P23" draw:layer="layout" svg:width="2.068cm" svg:height="1.116cm" svg:x="1.932cm" svg:y="6.801cm">
            <draw:text-box>
              <text:p><text:span text:style-name="T16">Tail</text:span></text:p>
            </draw:text-box>
          </draw:frame>
          <draw:g>
            <draw:line draw:style-name="gr20" draw:text-style-name="P17" draw:layer="layout" svg:x1="4cm" svg:y1="8.801cm" svg:x2="24cm" svg:y2="8.801cm">
              <text:p/>
            </draw:line>
            <draw:line draw:style-name="gr17" draw:text-style-name="P17" draw:layer="layout" svg:x1="24cm" svg:y1="8.801cm" svg:x2="24cm" svg:y2="6.001cm">
              <text:p/>
            </draw:line>
          </draw:g>
          <draw:line draw:style-name="gr17" draw:text-style-name="P17" draw:layer="layout" svg:x1="22.2cm" svg:y1="5.601cm" svg:x2="20cm" svg:y2="5.601cm">
            <text:p/>
          </draw:line>
          <draw:custom-shape draw:style-name="gr18" draw:text-style-name="P22" draw:layer="layout" svg:width="2.5cm" svg:height="1.299cm" svg:x="2cm" svg:y="4.764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8" draw:text-style-name="P22" draw:layer="layout" svg:width="2.5cm" svg:height="1.299cm" svg:x="1.9cm" svg:y="7.964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frame draw:style-name="gr19" draw:text-style-name="P23" draw:layer="layout" svg:width="2.068cm" svg:height="1.116cm" svg:x="1.932cm" svg:y="6.801cm">
            <draw:text-box>
              <text:p><text:span text:style-name="T16">Tail</text:span></text:p>
            </draw:text-box>
          </draw:frame>
          <draw:g>
            <draw:line draw:style-name="gr20" draw:text-style-name="P17" draw:layer="layout" svg:x1="4cm" svg:y1="8.801cm" svg:x2="24cm" svg:y2="8.801cm">
              <text:p/>
            </draw:line>
            <draw:line draw:style-name="gr17" draw:text-style-name="P17" draw:layer="layout" svg:x1="24cm" svg:y1="8.801cm" svg:x2="24cm" svg:y2="6.001cm">
              <text:p/>
            </draw:line>
          </draw:g>
          <draw:g>
            <draw:custom-shape draw:style-name="gr14" draw:text-style-name="P20" draw:layer="layout" svg:width="1.741cm" svg:height="1.2cm" svg:x="16.48cm" svg:y="4.801cm">
              <text:p text:style-name="P19"><text:span text:style-name="T15">20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" draw:text-style-name="P21" draw:layer="layout" svg:width="1.741cm" svg:height="1.2cm" svg:x="14.739cm" svg:y="4.80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" draw:text-style-name="P22" draw:layer="layout" svg:width="1.741cm" svg:height="1.2cm" svg:x="18.222cm" svg:y="4.80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4" draw:text-style-name="P20" draw:layer="layout" svg:width="1.741cm" svg:height="1.2cm" svg:x="16.48cm" svg:y="4.801cm">
              <text:p text:style-name="P19"><text:span text:style-name="T15">20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" draw:text-style-name="P21" draw:layer="layout" svg:width="1.741cm" svg:height="1.2cm" svg:x="14.739cm" svg:y="4.80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" draw:text-style-name="P22" draw:layer="layout" svg:width="1.741cm" svg:height="1.2cm" svg:x="18.222cm" svg:y="4.80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line draw:style-name="gr17" draw:text-style-name="P17" draw:layer="layout" svg:x1="19.238cm" svg:y1="5.201cm" svg:x2="21.962cm" svg:y2="5.201cm">
            <text:p/>
          </draw:line>
          <draw:g>
            <draw:custom-shape draw:style-name="gr16" draw:text-style-name="P22" draw:layer="layout" svg:width="1.741cm" svg:height="1.2cm" svg:x="25.422cm" svg:y="4.80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6" draw:text-style-name="P22" draw:layer="layout" svg:width="1.741cm" svg:height="1.2cm" svg:x="25.422cm" svg:y="4.80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4" draw:text-style-name="P20" draw:layer="layout" svg:width="1.741cm" svg:height="1.2cm" svg:x="23.68cm" svg:y="4.801cm">
              <text:p text:style-name="P19"><text:span text:style-name="T15">30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4" draw:text-style-name="P20" draw:layer="layout" svg:width="1.741cm" svg:height="1.2cm" svg:x="23.68cm" svg:y="4.801cm">
              <text:p text:style-name="P19"><text:span text:style-name="T15">30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4" draw:text-style-name="P21" draw:layer="layout" svg:width="1.741cm" svg:height="1.2cm" svg:x="21.939cm" svg:y="4.80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" draw:text-style-name="P21" draw:layer="layout" svg:width="1.741cm" svg:height="1.2cm" svg:x="21.939cm" svg:y="4.80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frame draw:style-name="gr25" draw:text-style-name="P23" draw:layer="layout" svg:width="2.068cm" svg:height="1.725cm" svg:x="2.052cm" svg:y="3.673cm">
            <draw:text-box>
              <text:p><text:span text:style-name="T16">Head</text:span></text:p>
            </draw:text-box>
          </draw:frame>
          <draw:line draw:style-name="gr17" draw:text-style-name="P17" draw:layer="layout" svg:x1="4.2cm" svg:y1="5.4cm" svg:x2="7cm" svg:y2="5.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delete_at_first</text:span></text:p>
          </draw:text-box>
        </draw:frame>
        <draw:g>
          <draw:line draw:style-name="gr29" draw:text-style-name="P17" draw:layer="layout" svg:x1="9.567cm" svg:y1="7.443cm" svg:x2="9.537cm" svg:y2="6cm">
            <text:p/>
          </draw:line>
          <draw:frame draw:style-name="gr30" draw:text-style-name="P23" draw:layer="layout" svg:width="1.814cm" svg:height="0.925cm" svg:x="8.737cm" svg:y="7.375cm">
            <draw:text-box>
              <text:p><text:span text:style-name="T18">temp</text:span></text:p>
            </draw:text-box>
          </draw:frame>
        </draw:g>
        <draw:g>
          <draw:custom-shape draw:style-name="gr14" draw:text-style-name="P20" draw:layer="layout" svg:width="1.741cm" svg:height="1.2cm" svg:x="8.718cm" svg:y="4.8cm">
            <text:p text:style-name="P19"><text:span text:style-name="T15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6" draw:text-style-name="P21" draw:layer="layout" svg:width="1.741cm" svg:height="1.2cm" svg:x="6.977cm" svg:y="4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22" draw:layer="layout" svg:width="1.741cm" svg:height="1.2cm" svg:x="10.46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line draw:style-name="gr17" draw:text-style-name="P17" draw:layer="layout" svg:x1="11.638cm" svg:y1="5.2cm" svg:x2="14.762cm" svg:y2="5.2cm">
          <text:p/>
        </draw:line>
        <draw:line draw:style-name="gr17" draw:text-style-name="P17" draw:layer="layout" svg:x1="15.2cm" svg:y1="5.8cm" svg:x2="12.224cm" svg:y2="5.8cm">
          <text:p/>
        </draw:line>
        <draw:custom-shape draw:style-name="gr18" draw:text-style-name="P22" draw:layer="layout" svg:width="2.5cm" svg:height="1.299cm" svg:x="2cm" svg:y="4.764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8" draw:text-style-name="P22" draw:layer="layout" svg:width="2.5cm" svg:height="1.299cm" svg:x="1.9cm" svg:y="7.964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9" draw:text-style-name="P23" draw:layer="layout" svg:width="2.068cm" svg:height="1.116cm" svg:x="1.932cm" svg:y="6.801cm">
          <draw:text-box>
            <text:p><text:span text:style-name="T16">Tail</text:span></text:p>
          </draw:text-box>
        </draw:frame>
        <draw:g>
          <draw:line draw:style-name="gr20" draw:text-style-name="P17" draw:layer="layout" svg:x1="4cm" svg:y1="8.801cm" svg:x2="24cm" svg:y2="8.801cm">
            <text:p/>
          </draw:line>
          <draw:line draw:style-name="gr17" draw:text-style-name="P17" draw:layer="layout" svg:x1="24cm" svg:y1="8.801cm" svg:x2="24cm" svg:y2="6.001cm">
            <text:p/>
          </draw:line>
        </draw:g>
        <draw:line draw:style-name="gr17" draw:text-style-name="P17" draw:layer="layout" svg:x1="22.2cm" svg:y1="5.601cm" svg:x2="20cm" svg:y2="5.601cm">
          <text:p/>
        </draw:line>
        <draw:custom-shape draw:style-name="gr18" draw:text-style-name="P22" draw:layer="layout" svg:width="2.5cm" svg:height="1.299cm" svg:x="2cm" svg:y="4.764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8" draw:text-style-name="P22" draw:layer="layout" svg:width="2.5cm" svg:height="1.299cm" svg:x="1.9cm" svg:y="7.964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9" draw:text-style-name="P23" draw:layer="layout" svg:width="2.068cm" svg:height="1.116cm" svg:x="1.932cm" svg:y="6.801cm">
          <draw:text-box>
            <text:p><text:span text:style-name="T16">Tail</text:span></text:p>
          </draw:text-box>
        </draw:frame>
        <draw:g>
          <draw:line draw:style-name="gr20" draw:text-style-name="P17" draw:layer="layout" svg:x1="4cm" svg:y1="8.801cm" svg:x2="24cm" svg:y2="8.801cm">
            <text:p/>
          </draw:line>
          <draw:line draw:style-name="gr17" draw:text-style-name="P17" draw:layer="layout" svg:x1="24cm" svg:y1="8.801cm" svg:x2="24cm" svg:y2="6.001cm">
            <text:p/>
          </draw:line>
        </draw:g>
        <draw:g>
          <draw:custom-shape draw:style-name="gr14" draw:text-style-name="P20" draw:layer="layout" svg:width="1.741cm" svg:height="1.2cm" svg:x="16.48cm" svg:y="4.801cm">
            <text:p text:style-name="P19"><text:span text:style-name="T15">2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7" draw:text-style-name="P21" draw:layer="layout" svg:width="1.741cm" svg:height="1.2cm" svg:x="14.739cm" svg:y="4.80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22" draw:layer="layout" svg:width="1.741cm" svg:height="1.2cm" svg:x="18.222cm" svg:y="4.80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4" draw:text-style-name="P20" draw:layer="layout" svg:width="1.741cm" svg:height="1.2cm" svg:x="16.48cm" svg:y="4.801cm">
            <text:p text:style-name="P19"><text:span text:style-name="T15">2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8" draw:text-style-name="P21" draw:layer="layout" svg:width="1.741cm" svg:height="1.2cm" svg:x="14.739cm" svg:y="4.80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22" draw:layer="layout" svg:width="1.741cm" svg:height="1.2cm" svg:x="18.222cm" svg:y="4.80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line draw:style-name="gr17" draw:text-style-name="P17" draw:layer="layout" svg:x1="19.238cm" svg:y1="5.201cm" svg:x2="21.962cm" svg:y2="5.201cm">
          <text:p/>
        </draw:line>
        <draw:g>
          <draw:custom-shape draw:style-name="gr16" draw:text-style-name="P22" draw:layer="layout" svg:width="1.741cm" svg:height="1.2cm" svg:x="25.422cm" svg:y="4.80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6" draw:text-style-name="P22" draw:layer="layout" svg:width="1.741cm" svg:height="1.2cm" svg:x="25.422cm" svg:y="4.80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4" draw:text-style-name="P20" draw:layer="layout" svg:width="1.741cm" svg:height="1.2cm" svg:x="23.68cm" svg:y="4.801cm">
            <text:p text:style-name="P19"><text:span text:style-name="T15">3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20" draw:layer="layout" svg:width="1.741cm" svg:height="1.2cm" svg:x="23.68cm" svg:y="4.801cm">
            <text:p text:style-name="P19"><text:span text:style-name="T15">3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9" draw:text-style-name="P21" draw:layer="layout" svg:width="1.741cm" svg:height="1.2cm" svg:x="21.939cm" svg:y="4.80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0" draw:text-style-name="P21" draw:layer="layout" svg:width="1.741cm" svg:height="1.2cm" svg:x="21.939cm" svg:y="4.80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draw:style-name="gr25" draw:text-style-name="P23" draw:layer="layout" svg:width="2.068cm" svg:height="1.725cm" svg:x="2.052cm" svg:y="3.673cm">
          <draw:text-box>
            <text:p><text:span text:style-name="T16">Head</text:span></text:p>
          </draw:text-box>
        </draw:frame>
        <draw:polyline draw:style-name="gr17" draw:text-style-name="P17" xml:id="id12" draw:id="id12" draw:layer="layout" svg:width="2.799cm" svg:height="0cm" svg:x="4.2cm" svg:y="5.4cm" svg:viewBox="0 0 2800 0" draw:points="0,0 2800,0">
          <text:p/>
        </draw:polyline>
        <draw:g xml:id="id13" draw:id="id13">
          <draw:line draw:style-name="gr20" draw:text-style-name="P17" draw:layer="layout" svg:x1="4.12cm" svg:y1="4.783cm" svg:x2="4.12cm" svg:y2="3.673cm">
            <text:p/>
          </draw:line>
          <draw:line draw:style-name="gr20" draw:text-style-name="P17" draw:layer="layout" svg:x1="4.12cm" svg:y1="3.673cm" svg:x2="16.9cm" svg:y2="3.673cm">
            <text:p/>
          </draw:line>
          <draw:line draw:style-name="gr29" draw:text-style-name="P17" draw:layer="layout" svg:x1="16.9cm" svg:y1="3.673cm" svg:x2="16.9cm" svg:y2="4.801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venetian-blinds" presentation:preset-sub-type="vertical" presentation:preset-property="Direction">
                  <anim:transitionFilter smil:dur="0.5s" smil:targetElement="id12" smil:type="blindsWipe" smil:subtype="horizontal" smil:mode="out"/>
                  <anim:set smil:begin="0.499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9">delete_at_first</text:span></text:p>
          </draw:text-box>
        </draw:frame>
        <draw:g xml:id="id14" draw:id="id14">
          <draw:g>
            <draw:line draw:style-name="gr29" draw:text-style-name="P17" draw:layer="layout" svg:x1="9.567cm" svg:y1="7.443cm" svg:x2="9.537cm" svg:y2="6cm">
              <text:p/>
            </draw:line>
            <draw:frame draw:style-name="gr30" draw:text-style-name="P23" draw:layer="layout" svg:width="1.814cm" svg:height="0.925cm" svg:x="8.737cm" svg:y="7.375cm">
              <draw:text-box>
                <text:p><text:span text:style-name="T18">temp</text:span></text:p>
              </draw:text-box>
            </draw:frame>
          </draw:g>
          <draw:g>
            <draw:custom-shape draw:style-name="gr14" draw:text-style-name="P20" draw:layer="layout" svg:width="1.741cm" svg:height="1.2cm" svg:x="8.718cm" svg:y="4.8cm">
              <text:p text:style-name="P19"><text:span text:style-name="T15">10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1" draw:text-style-name="P21" draw:layer="layout" svg:width="1.741cm" svg:height="1.2cm" svg:x="6.977cm" svg:y="4.8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" draw:text-style-name="P22" draw:layer="layout" svg:width="1.741cm" svg:height="1.2cm" svg:x="10.46cm" svg:y="4.8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line draw:style-name="gr17" draw:text-style-name="P17" draw:layer="layout" svg:x1="11.638cm" svg:y1="5.2cm" svg:x2="14.762cm" svg:y2="5.2cm">
            <text:p/>
          </draw:line>
          <draw:line draw:style-name="gr17" draw:text-style-name="P17" draw:layer="layout" svg:x1="15.2cm" svg:y1="5.8cm" svg:x2="12.224cm" svg:y2="5.8cm">
            <text:p/>
          </draw:line>
        </draw:g>
        <draw:custom-shape draw:style-name="gr18" draw:text-style-name="P22" draw:layer="layout" svg:width="2.5cm" svg:height="1.299cm" svg:x="2cm" svg:y="4.764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8" draw:text-style-name="P22" draw:layer="layout" svg:width="2.5cm" svg:height="1.299cm" svg:x="1.9cm" svg:y="7.964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9" draw:text-style-name="P23" draw:layer="layout" svg:width="2.068cm" svg:height="1.116cm" svg:x="1.932cm" svg:y="6.801cm">
          <draw:text-box>
            <text:p><text:span text:style-name="T16">Tail</text:span></text:p>
          </draw:text-box>
        </draw:frame>
        <draw:g>
          <draw:line draw:style-name="gr20" draw:text-style-name="P17" draw:layer="layout" svg:x1="4cm" svg:y1="8.801cm" svg:x2="24cm" svg:y2="8.801cm">
            <text:p/>
          </draw:line>
          <draw:line draw:style-name="gr17" draw:text-style-name="P17" draw:layer="layout" svg:x1="24cm" svg:y1="8.801cm" svg:x2="24cm" svg:y2="6.001cm">
            <text:p/>
          </draw:line>
        </draw:g>
        <draw:line draw:style-name="gr17" draw:text-style-name="P17" draw:layer="layout" svg:x1="22.2cm" svg:y1="5.601cm" svg:x2="20cm" svg:y2="5.601cm">
          <text:p/>
        </draw:line>
        <draw:custom-shape draw:style-name="gr18" draw:text-style-name="P22" draw:layer="layout" svg:width="2.5cm" svg:height="1.299cm" svg:x="2cm" svg:y="4.764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8" draw:text-style-name="P22" draw:layer="layout" svg:width="2.5cm" svg:height="1.299cm" svg:x="1.9cm" svg:y="7.964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9" draw:text-style-name="P23" draw:layer="layout" svg:width="2.068cm" svg:height="1.116cm" svg:x="1.932cm" svg:y="6.801cm">
          <draw:text-box>
            <text:p><text:span text:style-name="T16">Tail</text:span></text:p>
          </draw:text-box>
        </draw:frame>
        <draw:g>
          <draw:line draw:style-name="gr20" draw:text-style-name="P17" draw:layer="layout" svg:x1="4cm" svg:y1="8.801cm" svg:x2="24cm" svg:y2="8.801cm">
            <text:p/>
          </draw:line>
          <draw:line draw:style-name="gr17" draw:text-style-name="P17" draw:layer="layout" svg:x1="24cm" svg:y1="8.801cm" svg:x2="24cm" svg:y2="6.001cm">
            <text:p/>
          </draw:line>
        </draw:g>
        <draw:g>
          <draw:custom-shape draw:style-name="gr14" draw:text-style-name="P20" draw:layer="layout" svg:width="1.741cm" svg:height="1.2cm" svg:x="16.48cm" svg:y="4.801cm">
            <text:p text:style-name="P19"><text:span text:style-name="T15">2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2" draw:text-style-name="P21" draw:layer="layout" svg:width="1.741cm" svg:height="1.2cm" svg:x="14.739cm" svg:y="4.80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22" draw:layer="layout" svg:width="1.741cm" svg:height="1.2cm" svg:x="18.222cm" svg:y="4.80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4" draw:text-style-name="P20" draw:layer="layout" svg:width="1.741cm" svg:height="1.2cm" svg:x="16.48cm" svg:y="4.801cm">
            <text:p text:style-name="P19"><text:span text:style-name="T15">2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3" draw:text-style-name="P21" draw:layer="layout" svg:width="1.741cm" svg:height="1.2cm" svg:x="14.739cm" svg:y="4.80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22" draw:layer="layout" svg:width="1.741cm" svg:height="1.2cm" svg:x="18.222cm" svg:y="4.80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line draw:style-name="gr17" draw:text-style-name="P17" draw:layer="layout" svg:x1="19.238cm" svg:y1="5.201cm" svg:x2="21.962cm" svg:y2="5.201cm">
          <text:p/>
        </draw:line>
        <draw:g>
          <draw:custom-shape draw:style-name="gr16" draw:text-style-name="P22" draw:layer="layout" svg:width="1.741cm" svg:height="1.2cm" svg:x="25.422cm" svg:y="4.80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6" draw:text-style-name="P22" draw:layer="layout" svg:width="1.741cm" svg:height="1.2cm" svg:x="25.422cm" svg:y="4.80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4" draw:text-style-name="P20" draw:layer="layout" svg:width="1.741cm" svg:height="1.2cm" svg:x="23.68cm" svg:y="4.801cm">
            <text:p text:style-name="P19"><text:span text:style-name="T15">3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20" draw:layer="layout" svg:width="1.741cm" svg:height="1.2cm" svg:x="23.68cm" svg:y="4.801cm">
            <text:p text:style-name="P19"><text:span text:style-name="T15">3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4" draw:text-style-name="P21" draw:layer="layout" svg:width="1.741cm" svg:height="1.2cm" svg:x="21.939cm" svg:y="4.80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5" draw:text-style-name="P21" draw:layer="layout" svg:width="1.741cm" svg:height="1.2cm" svg:x="21.939cm" svg:y="4.80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draw:style-name="gr25" draw:text-style-name="P23" draw:layer="layout" svg:width="2.068cm" svg:height="1.725cm" svg:x="2.052cm" svg:y="3.673cm">
          <draw:text-box>
            <text:p><text:span text:style-name="T16">Head</text:span></text:p>
          </draw:text-box>
        </draw:frame>
        <draw:g>
          <draw:line draw:style-name="gr20" draw:text-style-name="P17" draw:layer="layout" svg:x1="4.12cm" svg:y1="4.783cm" svg:x2="4.12cm" svg:y2="3.673cm">
            <text:p/>
          </draw:line>
          <draw:line draw:style-name="gr20" draw:text-style-name="P17" draw:layer="layout" svg:x1="4.12cm" svg:y1="3.673cm" svg:x2="16.9cm" svg:y2="3.673cm">
            <text:p/>
          </draw:line>
          <draw:line draw:style-name="gr29" draw:text-style-name="P17" draw:layer="layout" svg:x1="16.9cm" svg:y1="3.673cm" svg:x2="16.9cm" svg:y2="4.801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fly-out" presentation:preset-sub-type="from-bottom" presentation:preset-property="Direction;Accelerate;Decelerate">
                  <anim:animate smil:dur="0.5s" smil:targetElement="id14" smil:attributeName="x" smil:values="x;x" smil:keyTimes="0;1"/>
                  <anim:animate smil:dur="0.5s" smil:targetElement="id14" smil:attributeName="y" smil:values="y;1+height/2" smil:keyTimes="0;1"/>
                  <anim:set smil:begin="0.499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_5f_header_5f_" presentation:presentation-page-layout-name="AL2T1">
        <office:forms form:automatic-focus="false" form:apply-design-mode="false"/>
        <draw:frame presentation:style-name="pr7" draw:text-style-name="P4" draw:layer="layout" svg:width="27.1cm" svg:height="3.465cm" svg:x="0.7cm" svg:y="10.61cm" presentation:class="title" presentation:user-transformed="true">
          <draw:text-box>
            <text:p><text:span text:style-name="T3">Flowchar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Flowchart</text:span><text:span text:style-name="T11"> </text:span><text:span text:style-name="T11"><text:line-break/></text:span><text:span text:style-name="T9">delete_at_first</text:span></text:p>
          </draw:text-box>
        </draw:frame>
        <draw:custom-shape draw:style-name="gr46" draw:text-style-name="P27" draw:layer="layout" svg:width="2.723cm" svg:height="0.822cm" svg:x="11.877cm" svg:y="2.2cm">
          <text:p text:style-name="P19"><text:span text:style-name="T19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Flowchart</text:span><text:span text:style-name="T11"> </text:span><text:span text:style-name="T11"><text:line-break/></text:span><text:span text:style-name="T9">delete_at_first</text:span></text:p>
          </draw:text-box>
        </draw:frame>
        <draw:line draw:style-name="gr17" draw:text-style-name="P28" draw:layer="layout" svg:x1="13.27cm" svg:y1="3cm" svg:x2="13.27cm" svg:y2="3.8cm">
          <text:p/>
        </draw:line>
        <draw:custom-shape draw:style-name="gr46" draw:text-style-name="P27" draw:layer="layout" svg:width="2.723cm" svg:height="0.822cm" svg:x="11.877cm" svg:y="2.2cm">
          <text:p text:style-name="P19"><text:span text:style-name="T19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polyline draw:style-name="gr47" draw:text-style-name="P17" xml:id="id15" draw:id="id15" draw:layer="layout" svg:width="0cm" svg:height="14.343cm" svg:x="5.292cm" svg:y="0.415cm" svg:viewBox="0 0 0 14344" draw:points="0,0 0,14344">
          <text:p/>
        </draw:polyline>
        <draw:g xml:id="id16" draw:id="id16">
          <draw:custom-shape draw:style-name="gr48" draw:text-style-name="P20" draw:layer="layout" svg:width="1.741cm" svg:height="0.86cm" svg:x="2.259cm" svg:y="2.04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29" draw:layer="layout" svg:width="1.874cm" svg:height="0.924cm" svg:x="2.2cm" svg:y="1.2cm">
            <draw:text-box>
              <text:p><text:span text:style-name="T18">Head</text:span></text:p>
            </draw:text-box>
          </draw:frame>
        </draw:g>
        <draw:custom-shape draw:style-name="gr50" draw:text-style-name="P30" draw:layer="layout" svg:width="2.266cm" svg:height="2.4cm" svg:x="12.134cm" svg:y="3.8cm">
          <text:p text:style-name="P19"><text:span text:style-name="T20">Is list </text:span></text:p>
          <text:p text:style-name="P19"><text:span text:style-name="T20">empty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" presentation:preset-property="Direction;Accelerate;Decelerate">
                  <anim:set smil:begin="0s" smil:dur="0.004s" smil:fill="hold" smil:targetElement="id16" smil:attributeName="visibility" smil:to="visible"/>
                  <anim:animate smil:dur="2s" smil:fill="hold" smil:targetElement="id16" smil:attributeName="x" smil:values="x;x" smil:keyTimes="0;1"/>
                  <anim:animate smil:dur="2s" smil:fill="hold" smil:targetElement="id16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Flowchart</text:span><text:span text:style-name="T11"> </text:span><text:span text:style-name="T11"><text:line-break/></text:span><text:span text:style-name="T9">delete_at_first</text:span></text:p>
          </draw:text-box>
        </draw:frame>
        <draw:line draw:style-name="gr17" draw:text-style-name="P28" draw:layer="layout" svg:x1="13.27cm" svg:y1="3cm" svg:x2="13.27cm" svg:y2="3.8cm">
          <text:p/>
        </draw:line>
        <draw:custom-shape draw:style-name="gr46" draw:text-style-name="P27" draw:layer="layout" svg:width="2.723cm" svg:height="0.822cm" svg:x="11.877cm" svg:y="2.2cm">
          <text:p text:style-name="P19"><text:span text:style-name="T19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47" draw:text-style-name="P17" draw:layer="layout" svg:x1="5.292cm" svg:y1="0.415cm" svg:x2="5.292cm" svg:y2="14.759cm">
          <text:p/>
        </draw:line>
        <draw:custom-shape draw:style-name="gr48" draw:text-style-name="P20" draw:layer="layout" svg:width="1.741cm" svg:height="0.86cm" svg:x="2.259cm" svg:y="2.04cm">
          <text:p/>
          <draw:enhanced-geometry svg:viewBox="0 0 21600 21600" draw:type="rectangle" draw:enhanced-path="M 0 0 L 21600 0 21600 21600 0 21600 0 0 Z N"/>
        </draw:custom-shape>
        <draw:frame draw:style-name="gr49" draw:text-style-name="P29" draw:layer="layout" svg:width="1.874cm" svg:height="0.924cm" svg:x="2.2cm" svg:y="1.2cm">
          <draw:text-box>
            <text:p><text:span text:style-name="T18">Head</text:span></text:p>
          </draw:text-box>
        </draw:frame>
        <draw:custom-shape draw:style-name="gr50" draw:text-style-name="P30" draw:layer="layout" svg:width="2.266cm" svg:height="2.4cm" svg:x="12.134cm" svg:y="3.8cm">
          <text:p text:style-name="P19"><text:span text:style-name="T20">Is list </text:span></text:p>
          <text:p text:style-name="P19"><text:span text:style-name="T20">empty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1" draw:text-style-name="P31" draw:layer="layout" svg:width="1.541cm" svg:height="0.81cm" svg:x="10.593cm" svg:y="4.29cm">
          <draw:text-box>
            <text:p><text:span text:style-name="T21">Yes</text:span></text:p>
          </draw:text-box>
        </draw:frame>
        <draw:frame draw:style-name="gr52" draw:text-style-name="P32" draw:layer="layout" svg:width="1.925cm" svg:height="0.924cm" svg:x="2.2cm" svg:y="2.04cm">
          <draw:text-box>
            <text:p><text:span text:style-name="T15">NUL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Flowchart</text:span><text:span text:style-name="T11"> </text:span><text:span text:style-name="T11"><text:line-break/></text:span><text:span text:style-name="T9">delete_at_first</text:span></text:p>
          </draw:text-box>
        </draw:frame>
        <draw:line draw:style-name="gr17" draw:text-style-name="P28" draw:layer="layout" svg:x1="13.27cm" svg:y1="3cm" svg:x2="13.27cm" svg:y2="3.8cm">
          <text:p/>
        </draw:line>
        <draw:custom-shape draw:style-name="gr46" draw:text-style-name="P27" draw:layer="layout" svg:width="2.723cm" svg:height="0.822cm" svg:x="11.877cm" svg:y="2.2cm">
          <text:p text:style-name="P19"><text:span text:style-name="T19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6" draw:text-style-name="P27" draw:layer="layout" svg:width="2.723cm" svg:height="0.822cm" svg:x="6.943cm" svg:y="6.896cm">
          <text:p text:style-name="P19"><text:span text:style-name="T19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53" draw:text-style-name="P17" draw:layer="layout" svg:x1="8.246cm" svg:y1="4.999cm" svg:x2="8.246cm" svg:y2="6.865cm">
          <text:p/>
        </draw:line>
        <draw:line draw:style-name="gr47" draw:text-style-name="P17" draw:layer="layout" svg:x1="5.292cm" svg:y1="0.415cm" svg:x2="5.292cm" svg:y2="14.759cm">
          <text:p/>
        </draw:line>
        <draw:custom-shape draw:style-name="gr48" draw:text-style-name="P20" draw:layer="layout" svg:width="1.741cm" svg:height="0.86cm" svg:x="2.259cm" svg:y="2.04cm">
          <text:p/>
          <draw:enhanced-geometry svg:viewBox="0 0 21600 21600" draw:type="rectangle" draw:enhanced-path="M 0 0 L 21600 0 21600 21600 0 21600 0 0 Z N"/>
        </draw:custom-shape>
        <draw:frame draw:style-name="gr49" draw:text-style-name="P29" draw:layer="layout" svg:width="1.874cm" svg:height="0.924cm" svg:x="2.2cm" svg:y="1.2cm">
          <draw:text-box>
            <text:p><text:span text:style-name="T18">Head</text:span></text:p>
          </draw:text-box>
        </draw:frame>
        <draw:custom-shape draw:style-name="gr50" draw:text-style-name="P30" draw:layer="layout" svg:width="2.266cm" svg:height="2.4cm" svg:x="12.134cm" svg:y="3.8cm">
          <text:p text:style-name="P19"><text:span text:style-name="T20">Is list </text:span></text:p>
          <text:p text:style-name="P19"><text:span text:style-name="T20">empty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1" draw:text-style-name="P31" draw:layer="layout" svg:width="1.541cm" svg:height="0.81cm" svg:x="10.593cm" svg:y="4.29cm">
          <draw:text-box>
            <text:p><text:span text:style-name="T21">Yes</text:span></text:p>
          </draw:text-box>
        </draw:frame>
        <draw:line draw:style-name="gr54" draw:text-style-name="P17" draw:layer="layout" svg:x1="12.134cm" svg:y1="5cm" svg:x2="8.246cm" svg:y2="4.999cm">
          <text:p/>
        </draw:line>
        <draw:custom-shape draw:style-name="gr55" draw:text-style-name="P27" draw:layer="layout" svg:width="4.2cm" svg:height="1.245cm" svg:x="6.393cm" svg:y="4.155cm">
          <text:p text:style-name="P19"><text:span text:style-name="T20">return LIST_EMPTY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2" draw:text-style-name="P32" draw:layer="layout" svg:width="1.925cm" svg:height="0.924cm" svg:x="2.2cm" svg:y="2.04cm">
          <draw:text-box>
            <text:p><text:span text:style-name="T15">NUL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Flowchart</text:span><text:span text:style-name="T11"> </text:span><text:span text:style-name="T11"><text:line-break/></text:span><text:span text:style-name="T9">delete_at_first</text:span></text:p>
          </draw:text-box>
        </draw:frame>
        <draw:line draw:style-name="gr17" draw:text-style-name="P28" draw:layer="layout" svg:x1="13.27cm" svg:y1="3cm" svg:x2="13.27cm" svg:y2="3.8cm">
          <text:p/>
        </draw:line>
        <draw:custom-shape draw:style-name="gr46" draw:text-style-name="P27" draw:layer="layout" svg:width="2.723cm" svg:height="0.822cm" svg:x="11.877cm" svg:y="2.2cm">
          <text:p text:style-name="P19"><text:span text:style-name="T19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56" draw:text-style-name="P33" draw:layer="layout" svg:width="1.099cm" svg:height="0.979cm" svg:x="14.87cm" svg:y="4.279cm">
          <draw:text-box>
            <text:p><text:span text:style-name="T21">No</text:span></text:p>
          </draw:text-box>
        </draw:frame>
        <draw:line draw:style-name="gr53" draw:text-style-name="P17" draw:layer="layout" svg:x1="14.2cm" svg:y1="5cm" svg:x2="16.8cm" svg:y2="5cm">
          <text:p/>
        </draw:line>
        <draw:custom-shape draw:style-name="gr46" draw:text-style-name="P27" draw:layer="layout" svg:width="2.723cm" svg:height="0.822cm" svg:x="6.943cm" svg:y="6.896cm">
          <text:p text:style-name="P19"><text:span text:style-name="T19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53" draw:text-style-name="P17" draw:layer="layout" svg:x1="8.246cm" svg:y1="4.999cm" svg:x2="8.246cm" svg:y2="6.865cm">
          <text:p/>
        </draw:line>
        <draw:line draw:style-name="gr47" draw:text-style-name="P17" draw:layer="layout" svg:x1="5.292cm" svg:y1="0.415cm" svg:x2="5.292cm" svg:y2="14.759cm">
          <text:p/>
        </draw:line>
        <draw:custom-shape draw:style-name="gr50" draw:text-style-name="P30" draw:layer="layout" svg:width="2.266cm" svg:height="2.4cm" svg:x="12.134cm" svg:y="3.8cm">
          <text:p text:style-name="P19"><text:span text:style-name="T20">Is list </text:span></text:p>
          <text:p text:style-name="P19"><text:span text:style-name="T20">empty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1" draw:text-style-name="P31" draw:layer="layout" svg:width="1.541cm" svg:height="0.81cm" svg:x="10.593cm" svg:y="4.29cm">
          <draw:text-box>
            <text:p><text:span text:style-name="T21">Yes</text:span></text:p>
          </draw:text-box>
        </draw:frame>
        <draw:line draw:style-name="gr54" draw:text-style-name="P17" draw:layer="layout" svg:x1="12.134cm" svg:y1="5cm" svg:x2="8.246cm" svg:y2="4.999cm">
          <text:p/>
        </draw:line>
        <draw:custom-shape draw:style-name="gr55" draw:text-style-name="P27" draw:layer="layout" svg:width="4.2cm" svg:height="1.245cm" svg:x="6.393cm" svg:y="4.155cm">
          <text:p text:style-name="P19"><text:span text:style-name="T20">return LIST_EMPTY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 xml:id="id17" draw:id="id17">
          <draw:custom-shape draw:style-name="gr48" draw:text-style-name="P20" draw:layer="layout" svg:width="1.741cm" svg:height="0.86cm" svg:x="0.159cm" svg:y="2.0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0" draw:layer="layout" svg:width="1.741cm" svg:height="0.86cm" svg:x="2.259cm" svg:y="2.04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29" draw:layer="layout" svg:width="1.637cm" svg:height="0.924cm" svg:x="0.363cm" svg:y="1.176cm">
            <draw:text-box>
              <text:p><text:span text:style-name="T18">Tail</text:span></text:p>
            </draw:text-box>
          </draw:frame>
          <draw:frame draw:style-name="gr49" draw:text-style-name="P29" draw:layer="layout" svg:width="1.874cm" svg:height="0.924cm" svg:x="2.2cm" svg:y="1.2cm">
            <draw:text-box>
              <text:p><text:span text:style-name="T18">Head</text:span></text:p>
            </draw:text-box>
          </draw:frame>
          <draw:g>
            <draw:custom-shape draw:style-name="gr58" draw:text-style-name="P20" draw:layer="layout" svg:width="1.741cm" svg:height="0.882cm" svg:x="2.3cm" svg:y="4.011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34" draw:layer="layout" svg:width="1.741cm" svg:height="0.882cm" svg:x="2.3cm" svg:y="4.889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34" draw:layer="layout" svg:width="1.741cm" svg:height="0.882cm" svg:x="2.3cm" svg:y="5.77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8" draw:text-style-name="P20" draw:layer="layout" svg:width="1.741cm" svg:height="0.882cm" svg:x="2.259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34" draw:layer="layout" svg:width="1.741cm" svg:height="0.882cm" svg:x="2.259cm" svg:y="8.878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34" draw:layer="layout" svg:width="1.741cm" svg:height="0.882cm" svg:x="2.259cm" svg:y="9.7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8" draw:text-style-name="P20" draw:layer="layout" svg:width="1.741cm" svg:height="0.882cm" svg:x="2.3cm" svg:y="12cm">
              <text:p/>
              <draw:enhanced-geometry svg:viewBox="0 0 21600 21600" draw:type="rectangle" draw:enhanced-path="M 0 0 L 21600 0 21600 21600 0 21600 0 0 Z N"/>
            </draw:custom-shape>
            <draw:custom-shape draw:style-name="gr63" draw:text-style-name="P34" draw:layer="layout" svg:width="1.741cm" svg:height="0.882cm" svg:x="2.3cm" svg:y="12.878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4" draw:layer="layout" svg:width="1.741cm" svg:height="0.882cm" svg:x="2.3cm" svg:y="13.76cm">
              <text:p/>
              <draw:enhanced-geometry svg:viewBox="0 0 21600 21600" draw:type="rectangle" draw:enhanced-path="M 0 0 L 21600 0 21600 21600 0 21600 0 0 Z N"/>
            </draw:custom-shape>
          </draw:g>
          <draw:line draw:style-name="gr29" draw:text-style-name="P17" draw:layer="layout" svg:x1="3.2cm" svg:y1="2.9cm" svg:x2="3.2cm" svg:y2="4.011cm">
            <text:p/>
          </draw:line>
          <draw:line draw:style-name="gr29" draw:text-style-name="P17" draw:layer="layout" svg:x1="3.4cm" svg:y1="6.653cm" svg:x2="3.4cm" svg:y2="8cm">
            <text:p/>
          </draw:line>
          <draw:line draw:style-name="gr29" draw:text-style-name="P17" draw:layer="layout" svg:x1="3.4cm" svg:y1="10.642cm" svg:x2="3.4cm" svg:y2="12cm">
            <text:p/>
          </draw:line>
          <draw:line draw:style-name="gr29" draw:text-style-name="P17" draw:layer="layout" svg:x1="3cm" svg:y1="8cm" svg:x2="3cm" svg:y2="6.653cm">
            <text:p/>
          </draw:line>
          <draw:line draw:style-name="gr29" draw:text-style-name="P17" draw:layer="layout" svg:x1="3cm" svg:y1="12cm" svg:x2="3cm" svg:y2="10.642cm">
            <text:p/>
          </draw:line>
          <draw:line draw:style-name="gr20" draw:text-style-name="P17" draw:layer="layout" svg:x1="0.755cm" svg:y1="2.877cm" svg:x2="0.755cm" svg:y2="13.182cm">
            <text:p/>
          </draw:line>
          <draw:line draw:style-name="gr29" draw:text-style-name="P17" draw:layer="layout" svg:x1="0.755cm" svg:y1="13.181cm" svg:x2="2.145cm" svg:y2="13.223cm">
            <text:p/>
          </draw:line>
          <draw:frame draw:style-name="gr65" draw:text-style-name="P35" draw:layer="layout" svg:width="1.129cm" svg:height="0.924cm" svg:x="2.6cm" svg:y="4.893cm">
            <draw:text-box>
              <text:p><text:span text:style-name="T15">10</text:span></text:p>
            </draw:text-box>
          </draw:frame>
          <draw:frame draw:style-name="gr65" draw:text-style-name="P35" draw:layer="layout" svg:width="1.129cm" svg:height="0.924cm" svg:x="2.631cm" svg:y="8.882cm">
            <draw:text-box>
              <text:p><text:span text:style-name="T15">20</text:span></text:p>
            </draw:text-box>
          </draw:frame>
          <draw:frame draw:style-name="gr65" draw:text-style-name="P35" draw:layer="layout" svg:width="1.129cm" svg:height="0.924cm" svg:x="2.6cm" svg:y="12.878cm">
            <draw:text-box>
              <text:p><text:span text:style-name="T15">30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4s" smil:fill="hold" smil:targetElement="id17" smil:attributeName="visibility" smil:to="visible"/>
                  <anim:animate smil:dur="2s" smil:fill="hold" smil:targetElement="id17" smil:attributeName="x" smil:values="0-width/2;x" smil:keyTimes="0;1"/>
                  <anim:animate smil:dur="2s" smil:fill="hold" smil:targetElement="id17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Flowchart</text:span><text:span text:style-name="T11"> </text:span><text:span text:style-name="T11"><text:line-break/></text:span><text:span text:style-name="T9">delete_at_first</text:span></text:p>
          </draw:text-box>
        </draw:frame>
        <draw:line draw:style-name="gr17" draw:text-style-name="P28" draw:layer="layout" svg:x1="13.27cm" svg:y1="3cm" svg:x2="13.27cm" svg:y2="3.8cm">
          <text:p/>
        </draw:line>
        <draw:custom-shape draw:style-name="gr46" draw:text-style-name="P27" draw:layer="layout" svg:width="2.723cm" svg:height="0.822cm" svg:x="11.877cm" svg:y="2.2cm">
          <text:p text:style-name="P19"><text:span text:style-name="T19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66" draw:text-style-name="P33" draw:layer="layout" svg:width="1.099cm" svg:height="0.979cm" svg:x="14.87cm" svg:y="4.279cm">
          <draw:text-box>
            <text:p><text:span text:style-name="T21">No</text:span></text:p>
          </draw:text-box>
        </draw:frame>
        <draw:line draw:style-name="gr53" draw:text-style-name="P17" draw:layer="layout" svg:x1="14.2cm" svg:y1="5cm" svg:x2="16.8cm" svg:y2="5cm">
          <text:p/>
        </draw:line>
        <draw:custom-shape draw:style-name="gr46" draw:text-style-name="P27" draw:layer="layout" svg:width="2.723cm" svg:height="0.822cm" svg:x="6.943cm" svg:y="6.896cm">
          <text:p text:style-name="P19"><text:span text:style-name="T19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53" draw:text-style-name="P17" draw:layer="layout" svg:x1="8.246cm" svg:y1="4.999cm" svg:x2="8.246cm" svg:y2="6.865cm">
          <text:p/>
        </draw:line>
        <draw:line draw:style-name="gr47" draw:text-style-name="P17" draw:layer="layout" svg:x1="5.292cm" svg:y1="0.415cm" svg:x2="5.292cm" svg:y2="14.759cm">
          <text:p/>
        </draw:line>
        <draw:custom-shape draw:style-name="gr55" draw:text-style-name="P27" draw:layer="layout" svg:width="4.2cm" svg:height="1.245cm" svg:x="16.6cm" svg:y="4.2cm">
          <text:p text:style-name="P19"><text:span text:style-name="T20">temp = Head 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0" draw:text-style-name="P30" draw:layer="layout" svg:width="2.266cm" svg:height="2.4cm" svg:x="12.134cm" svg:y="3.8cm">
          <text:p text:style-name="P19"><text:span text:style-name="T20">Is list </text:span></text:p>
          <text:p text:style-name="P19"><text:span text:style-name="T20">empty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1" draw:text-style-name="P31" draw:layer="layout" svg:width="1.541cm" svg:height="0.81cm" svg:x="10.593cm" svg:y="4.29cm">
          <draw:text-box>
            <text:p><text:span text:style-name="T21">Yes</text:span></text:p>
          </draw:text-box>
        </draw:frame>
        <draw:line draw:style-name="gr54" draw:text-style-name="P17" draw:layer="layout" svg:x1="12.134cm" svg:y1="5cm" svg:x2="8.246cm" svg:y2="4.999cm">
          <text:p/>
        </draw:line>
        <draw:custom-shape draw:style-name="gr55" draw:text-style-name="P27" draw:layer="layout" svg:width="4.2cm" svg:height="1.245cm" svg:x="6.393cm" svg:y="4.155cm">
          <text:p text:style-name="P19"><text:span text:style-name="T20">return LIST_EMPTY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8" draw:text-style-name="P20" draw:layer="layout" svg:width="1.741cm" svg:height="0.86cm" svg:x="0.159cm" svg:y="2.0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1.741cm" svg:height="0.86cm" svg:x="2.259cm" svg:y="2.04cm">
          <text:p/>
          <draw:enhanced-geometry svg:viewBox="0 0 21600 21600" draw:type="rectangle" draw:enhanced-path="M 0 0 L 21600 0 21600 21600 0 21600 0 0 Z N"/>
        </draw:custom-shape>
        <draw:frame draw:style-name="gr57" draw:text-style-name="P29" draw:layer="layout" svg:width="1.637cm" svg:height="0.924cm" svg:x="0.363cm" svg:y="1.176cm">
          <draw:text-box>
            <text:p><text:span text:style-name="T18">Tail</text:span></text:p>
          </draw:text-box>
        </draw:frame>
        <draw:frame draw:style-name="gr49" draw:text-style-name="P29" draw:layer="layout" svg:width="1.874cm" svg:height="0.924cm" svg:x="2.2cm" svg:y="1.2cm">
          <draw:text-box>
            <text:p><text:span text:style-name="T18">Head</text:span></text:p>
          </draw:text-box>
        </draw:frame>
        <draw:g>
          <draw:custom-shape draw:style-name="gr58" draw:text-style-name="P20" draw:layer="layout" svg:width="1.741cm" svg:height="0.882cm" svg:x="2.3cm" svg:y="4.011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4" draw:layer="layout" svg:width="1.741cm" svg:height="0.882cm" svg:x="2.3cm" svg:y="4.889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34" draw:layer="layout" svg:width="1.741cm" svg:height="0.882cm" svg:x="2.3cm" svg:y="5.77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8" draw:text-style-name="P20" draw:layer="layout" svg:width="1.741cm" svg:height="0.882cm" svg:x="2.259cm" svg:y="8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34" draw:layer="layout" svg:width="1.741cm" svg:height="0.882cm" svg:x="2.259cm" svg:y="8.878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4" draw:layer="layout" svg:width="1.741cm" svg:height="0.882cm" svg:x="2.259cm" svg:y="9.7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8" draw:text-style-name="P20" draw:layer="layout" svg:width="1.741cm" svg:height="0.882cm" svg:x="2.3cm" svg:y="12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34" draw:layer="layout" svg:width="1.741cm" svg:height="0.882cm" svg:x="2.3cm" svg:y="12.878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34" draw:layer="layout" svg:width="1.741cm" svg:height="0.882cm" svg:x="2.3cm" svg:y="13.76cm">
            <text:p/>
            <draw:enhanced-geometry svg:viewBox="0 0 21600 21600" draw:type="rectangle" draw:enhanced-path="M 0 0 L 21600 0 21600 21600 0 21600 0 0 Z N"/>
          </draw:custom-shape>
        </draw:g>
        <draw:line draw:style-name="gr29" draw:text-style-name="P17" draw:layer="layout" svg:x1="3.2cm" svg:y1="2.9cm" svg:x2="3.2cm" svg:y2="4.011cm">
          <text:p/>
        </draw:line>
        <draw:line draw:style-name="gr29" draw:text-style-name="P17" draw:layer="layout" svg:x1="3.4cm" svg:y1="6.653cm" svg:x2="3.4cm" svg:y2="8cm">
          <text:p/>
        </draw:line>
        <draw:line draw:style-name="gr29" draw:text-style-name="P17" draw:layer="layout" svg:x1="3.4cm" svg:y1="10.642cm" svg:x2="3.4cm" svg:y2="12cm">
          <text:p/>
        </draw:line>
        <draw:line draw:style-name="gr29" draw:text-style-name="P17" draw:layer="layout" svg:x1="3cm" svg:y1="8cm" svg:x2="3cm" svg:y2="6.653cm">
          <text:p/>
        </draw:line>
        <draw:line draw:style-name="gr29" draw:text-style-name="P17" draw:layer="layout" svg:x1="3cm" svg:y1="12cm" svg:x2="3cm" svg:y2="10.642cm">
          <text:p/>
        </draw:line>
        <draw:line draw:style-name="gr20" draw:text-style-name="P17" draw:layer="layout" svg:x1="0.755cm" svg:y1="2.877cm" svg:x2="0.755cm" svg:y2="13.182cm">
          <text:p/>
        </draw:line>
        <draw:line draw:style-name="gr29" draw:text-style-name="P17" draw:layer="layout" svg:x1="0.755cm" svg:y1="13.181cm" svg:x2="2.145cm" svg:y2="13.223cm">
          <text:p/>
        </draw:line>
        <draw:frame draw:style-name="gr65" draw:text-style-name="P35" draw:layer="layout" svg:width="1.129cm" svg:height="0.924cm" svg:x="2.6cm" svg:y="4.893cm">
          <draw:text-box>
            <text:p><text:span text:style-name="T15">10</text:span></text:p>
          </draw:text-box>
        </draw:frame>
        <draw:frame draw:style-name="gr65" draw:text-style-name="P35" draw:layer="layout" svg:width="1.129cm" svg:height="0.924cm" svg:x="2.631cm" svg:y="8.882cm">
          <draw:text-box>
            <text:p><text:span text:style-name="T15">20</text:span></text:p>
          </draw:text-box>
        </draw:frame>
        <draw:frame draw:style-name="gr65" draw:text-style-name="P35" draw:layer="layout" svg:width="1.129cm" svg:height="0.924cm" svg:x="2.6cm" svg:y="12.878cm">
          <draw:text-box>
            <text:p><text:span text:style-name="T15">30</text:span></text:p>
          </draw:text-box>
        </draw:frame>
        <draw:g xml:id="id18" draw:id="id18">
          <draw:line draw:style-name="gr29" draw:text-style-name="P17" draw:layer="layout" svg:x1="1.4cm" svg:y1="5.4cm" svg:x2="2.4cm" svg:y2="5.4cm">
            <text:p/>
          </draw:line>
          <draw:frame draw:style-name="gr49" draw:text-style-name="P29" draw:layer="layout" svg:width="1.874cm" svg:height="0.924cm" svg:x="0.755cm" svg:y="4.3cm">
            <draw:text-box>
              <text:p><text:span text:style-name="T18">tem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18" smil:attributeName="visibility" smil:to="visible"/>
                  <anim:animate smil:dur="1s" smil:fill="hold" smil:targetElement="id18" smil:attributeName="x" smil:values="0-width/2;x" smil:keyTimes="0;1"/>
                  <anim:animate smil:dur="1s" smil:fill="hold" smil:targetElement="id18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Flowchart</text:span><text:span text:style-name="T11"> </text:span><text:span text:style-name="T11"><text:line-break/></text:span><text:span text:style-name="T9">delete_at_first</text:span></text:p>
          </draw:text-box>
        </draw:frame>
        <draw:line draw:style-name="gr17" draw:text-style-name="P28" draw:layer="layout" svg:x1="13.27cm" svg:y1="3cm" svg:x2="13.27cm" svg:y2="3.8cm">
          <text:p/>
        </draw:line>
        <draw:custom-shape draw:style-name="gr46" draw:text-style-name="P27" draw:layer="layout" svg:width="2.723cm" svg:height="0.822cm" svg:x="11.877cm" svg:y="2.2cm">
          <text:p text:style-name="P19"><text:span text:style-name="T19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73" draw:text-style-name="P33" draw:layer="layout" svg:width="1.099cm" svg:height="0.979cm" svg:x="14.87cm" svg:y="4.279cm">
          <draw:text-box>
            <text:p><text:span text:style-name="T21">No</text:span></text:p>
          </draw:text-box>
        </draw:frame>
        <draw:line draw:style-name="gr53" draw:text-style-name="P17" draw:layer="layout" svg:x1="14.2cm" svg:y1="5cm" svg:x2="16.8cm" svg:y2="5cm">
          <text:p/>
        </draw:line>
        <draw:custom-shape draw:style-name="gr46" draw:text-style-name="P27" draw:layer="layout" svg:width="2.723cm" svg:height="0.822cm" svg:x="6.943cm" svg:y="6.896cm">
          <text:p text:style-name="P19"><text:span text:style-name="T19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53" draw:text-style-name="P17" draw:layer="layout" svg:x1="8.246cm" svg:y1="4.999cm" svg:x2="8.246cm" svg:y2="6.865cm">
          <text:p/>
        </draw:line>
        <draw:line draw:style-name="gr47" draw:text-style-name="P17" draw:layer="layout" svg:x1="5.292cm" svg:y1="0.415cm" svg:x2="5.292cm" svg:y2="14.759cm">
          <text:p/>
        </draw:line>
        <draw:custom-shape draw:style-name="gr55" draw:text-style-name="P27" draw:layer="layout" svg:width="4.2cm" svg:height="1.245cm" svg:x="16.6cm" svg:y="4.2cm">
          <text:p text:style-name="P19"><text:span text:style-name="T20">temp = Head 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0" draw:text-style-name="P30" draw:layer="layout" svg:width="2.266cm" svg:height="2.4cm" svg:x="12.134cm" svg:y="3.8cm">
          <text:p text:style-name="P19"><text:span text:style-name="T20">is list </text:span></text:p>
          <text:p text:style-name="P19"><text:span text:style-name="T20">empty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1" draw:text-style-name="P31" draw:layer="layout" svg:width="1.541cm" svg:height="0.81cm" svg:x="10.593cm" svg:y="4.29cm">
          <draw:text-box>
            <text:p><text:span text:style-name="T21">Yes</text:span></text:p>
          </draw:text-box>
        </draw:frame>
        <draw:line draw:style-name="gr54" draw:text-style-name="P17" draw:layer="layout" svg:x1="12.134cm" svg:y1="5cm" svg:x2="8.246cm" svg:y2="4.999cm">
          <text:p/>
        </draw:line>
        <draw:custom-shape draw:style-name="gr55" draw:text-style-name="P27" draw:layer="layout" svg:width="4.2cm" svg:height="1.245cm" svg:x="6.393cm" svg:y="4.155cm">
          <text:p text:style-name="P19"><text:span text:style-name="T20">return LIST_EMPTY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8" draw:text-style-name="P20" draw:layer="layout" svg:width="1.741cm" svg:height="0.86cm" svg:x="0.159cm" svg:y="2.0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1.741cm" svg:height="0.86cm" svg:x="2.259cm" svg:y="2.04cm">
          <text:p/>
          <draw:enhanced-geometry svg:viewBox="0 0 21600 21600" draw:type="rectangle" draw:enhanced-path="M 0 0 L 21600 0 21600 21600 0 21600 0 0 Z N"/>
        </draw:custom-shape>
        <draw:frame draw:style-name="gr57" draw:text-style-name="P29" draw:layer="layout" svg:width="1.637cm" svg:height="0.924cm" svg:x="0.363cm" svg:y="1.176cm">
          <draw:text-box>
            <text:p><text:span text:style-name="T18">Tail</text:span></text:p>
          </draw:text-box>
        </draw:frame>
        <draw:frame draw:style-name="gr49" draw:text-style-name="P29" draw:layer="layout" svg:width="1.874cm" svg:height="0.924cm" svg:x="2.2cm" svg:y="1.2cm">
          <draw:text-box>
            <text:p><text:span text:style-name="T18">Head</text:span></text:p>
          </draw:text-box>
        </draw:frame>
        <draw:g>
          <draw:custom-shape draw:style-name="gr58" draw:text-style-name="P20" draw:layer="layout" svg:width="1.741cm" svg:height="0.882cm" svg:x="2.3cm" svg:y="4.011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34" draw:layer="layout" svg:width="1.741cm" svg:height="0.882cm" svg:x="2.3cm" svg:y="4.889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34" draw:layer="layout" svg:width="1.741cm" svg:height="0.882cm" svg:x="2.3cm" svg:y="5.77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8" draw:text-style-name="P20" draw:layer="layout" svg:width="1.741cm" svg:height="0.882cm" svg:x="2.259cm" svg:y="8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34" draw:layer="layout" svg:width="1.741cm" svg:height="0.882cm" svg:x="2.259cm" svg:y="8.878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34" draw:layer="layout" svg:width="1.741cm" svg:height="0.882cm" svg:x="2.259cm" svg:y="9.7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8" draw:text-style-name="P20" draw:layer="layout" svg:width="1.741cm" svg:height="0.882cm" svg:x="2.3cm" svg:y="12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34" draw:layer="layout" svg:width="1.741cm" svg:height="0.882cm" svg:x="2.3cm" svg:y="12.878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34" draw:layer="layout" svg:width="1.741cm" svg:height="0.882cm" svg:x="2.3cm" svg:y="13.76cm">
            <text:p/>
            <draw:enhanced-geometry svg:viewBox="0 0 21600 21600" draw:type="rectangle" draw:enhanced-path="M 0 0 L 21600 0 21600 21600 0 21600 0 0 Z N"/>
          </draw:custom-shape>
        </draw:g>
        <draw:polyline draw:style-name="gr29" draw:text-style-name="P17" xml:id="id19" draw:id="id19" draw:layer="layout" svg:width="0cm" svg:height="1.11cm" svg:x="3.2cm" svg:y="2.9cm" svg:viewBox="0 0 0 1111" draw:points="0,0 0,1111">
          <text:p/>
        </draw:polyline>
        <draw:line draw:style-name="gr29" draw:text-style-name="P17" draw:layer="layout" svg:x1="3.4cm" svg:y1="6.653cm" svg:x2="3.4cm" svg:y2="8cm">
          <text:p/>
        </draw:line>
        <draw:line draw:style-name="gr29" draw:text-style-name="P17" draw:layer="layout" svg:x1="3.4cm" svg:y1="10.642cm" svg:x2="3.4cm" svg:y2="12cm">
          <text:p/>
        </draw:line>
        <draw:line draw:style-name="gr29" draw:text-style-name="P17" draw:layer="layout" svg:x1="3cm" svg:y1="8cm" svg:x2="3cm" svg:y2="6.653cm">
          <text:p/>
        </draw:line>
        <draw:line draw:style-name="gr29" draw:text-style-name="P17" draw:layer="layout" svg:x1="3cm" svg:y1="12cm" svg:x2="3cm" svg:y2="10.642cm">
          <text:p/>
        </draw:line>
        <draw:line draw:style-name="gr20" draw:text-style-name="P17" draw:layer="layout" svg:x1="0.755cm" svg:y1="2.877cm" svg:x2="0.755cm" svg:y2="13.182cm">
          <text:p/>
        </draw:line>
        <draw:line draw:style-name="gr29" draw:text-style-name="P17" draw:layer="layout" svg:x1="0.755cm" svg:y1="13.181cm" svg:x2="2.145cm" svg:y2="13.223cm">
          <text:p/>
        </draw:line>
        <draw:frame draw:style-name="gr65" draw:text-style-name="P35" draw:layer="layout" svg:width="1.129cm" svg:height="0.924cm" svg:x="2.6cm" svg:y="4.893cm">
          <draw:text-box>
            <text:p><text:span text:style-name="T15">10</text:span></text:p>
          </draw:text-box>
        </draw:frame>
        <draw:frame draw:style-name="gr65" draw:text-style-name="P35" draw:layer="layout" svg:width="1.129cm" svg:height="0.924cm" svg:x="2.631cm" svg:y="8.882cm">
          <draw:text-box>
            <text:p><text:span text:style-name="T15">20</text:span></text:p>
          </draw:text-box>
        </draw:frame>
        <draw:frame draw:style-name="gr65" draw:text-style-name="P35" draw:layer="layout" svg:width="1.129cm" svg:height="0.924cm" svg:x="2.6cm" svg:y="12.878cm">
          <draw:text-box>
            <text:p><text:span text:style-name="T15">30</text:span></text:p>
          </draw:text-box>
        </draw:frame>
        <draw:g>
          <draw:line draw:style-name="gr29" draw:text-style-name="P17" draw:layer="layout" svg:x1="1.4cm" svg:y1="5.4cm" svg:x2="2.4cm" svg:y2="5.4cm">
            <text:p/>
          </draw:line>
          <draw:frame draw:style-name="gr49" draw:text-style-name="P29" draw:layer="layout" svg:width="1.874cm" svg:height="0.924cm" svg:x="0.755cm" svg:y="4.3cm">
            <draw:text-box>
              <text:p><text:span text:style-name="T18">temp</text:span></text:p>
            </draw:text-box>
          </draw:frame>
        </draw:g>
        <draw:custom-shape draw:style-name="gr55" draw:text-style-name="P27" draw:layer="layout" svg:width="4.2cm" svg:height="1.245cm" svg:x="16.4cm" svg:y="6.755cm">
          <text:p text:style-name="P19"><text:span text:style-name="T20">update Head 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 xml:id="id20" draw:id="id20">
          <draw:line draw:style-name="gr20" draw:text-style-name="P17" draw:layer="layout" svg:x1="4cm" svg:y1="2.6cm" svg:x2="4.6cm" svg:y2="2.6cm">
            <text:p/>
          </draw:line>
          <draw:line draw:style-name="gr20" draw:text-style-name="P17" draw:layer="layout" svg:x1="4.6cm" svg:y1="2.6cm" svg:x2="4.6cm" svg:y2="9cm">
            <text:p/>
          </draw:line>
          <draw:line draw:style-name="gr29" draw:text-style-name="P17" draw:layer="layout" svg:x1="4.6cm" svg:y1="9cm" svg:x2="4cm" svg:y2="9cm">
            <text:p/>
          </draw:line>
        </draw:g>
        <draw:line draw:style-name="gr29" draw:text-style-name="P17" draw:layer="layout" svg:x1="18.3cm" svg:y1="5.445cm" svg:x2="18.3cm" svg:y2="6.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peek-in" presentation:preset-sub-type="from-top" presentation:preset-property="Direction">
                  <anim:set smil:begin="0s" smil:dur="0.002s" smil:fill="hold" smil:targetElement="id20" smil:attributeName="visibility" smil:to="visible"/>
                  <anim:transitionFilter smil:dur="1s" smil:targetElement="id20" smil:type="slideWipe" smil:subtype="fromTop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Flowchart</text:span><text:span text:style-name="T11"> </text:span><text:span text:style-name="T11"><text:line-break/></text:span><text:span text:style-name="T9">delete_at_first</text:span></text:p>
          </draw:text-box>
        </draw:frame>
        <draw:line draw:style-name="gr17" draw:text-style-name="P28" draw:layer="layout" svg:x1="13.27cm" svg:y1="3cm" svg:x2="13.27cm" svg:y2="3.8cm">
          <text:p/>
        </draw:line>
        <draw:custom-shape draw:style-name="gr46" draw:text-style-name="P27" draw:layer="layout" svg:width="2.723cm" svg:height="0.822cm" svg:x="11.877cm" svg:y="2.2cm">
          <text:p text:style-name="P19"><text:span text:style-name="T19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80" draw:text-style-name="P33" draw:layer="layout" svg:width="1.099cm" svg:height="0.979cm" svg:x="14.87cm" svg:y="4.279cm">
          <draw:text-box>
            <text:p><text:span text:style-name="T21">No</text:span></text:p>
          </draw:text-box>
        </draw:frame>
        <draw:line draw:style-name="gr53" draw:text-style-name="P17" draw:layer="layout" svg:x1="14.2cm" svg:y1="5cm" svg:x2="16.8cm" svg:y2="5cm">
          <text:p/>
        </draw:line>
        <draw:custom-shape draw:style-name="gr46" draw:text-style-name="P27" draw:layer="layout" svg:width="2.723cm" svg:height="0.822cm" svg:x="6.943cm" svg:y="6.896cm">
          <text:p text:style-name="P19"><text:span text:style-name="T19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53" draw:text-style-name="P17" draw:layer="layout" svg:x1="8.246cm" svg:y1="4.999cm" svg:x2="8.246cm" svg:y2="6.865cm">
          <text:p/>
        </draw:line>
        <draw:line draw:style-name="gr47" draw:text-style-name="P17" draw:layer="layout" svg:x1="5.292cm" svg:y1="0.415cm" svg:x2="5.292cm" svg:y2="14.759cm">
          <text:p/>
        </draw:line>
        <draw:custom-shape draw:style-name="gr55" draw:text-style-name="P27" draw:layer="layout" svg:width="4.2cm" svg:height="1.245cm" svg:x="16.6cm" svg:y="4.2cm">
          <text:p text:style-name="P19"><text:span text:style-name="T20">temp = Head 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0" draw:text-style-name="P30" draw:layer="layout" svg:width="2.266cm" svg:height="2.4cm" svg:x="12.134cm" svg:y="3.8cm">
          <text:p text:style-name="P19"><text:span text:style-name="T20">is list </text:span></text:p>
          <text:p text:style-name="P19"><text:span text:style-name="T20">empty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1" draw:text-style-name="P31" draw:layer="layout" svg:width="1.541cm" svg:height="0.81cm" svg:x="10.593cm" svg:y="4.29cm">
          <draw:text-box>
            <text:p><text:span text:style-name="T21">Yes</text:span></text:p>
          </draw:text-box>
        </draw:frame>
        <draw:line draw:style-name="gr54" draw:text-style-name="P17" draw:layer="layout" svg:x1="12.134cm" svg:y1="5cm" svg:x2="8.246cm" svg:y2="4.999cm">
          <text:p/>
        </draw:line>
        <draw:custom-shape draw:style-name="gr55" draw:text-style-name="P27" draw:layer="layout" svg:width="4.2cm" svg:height="1.245cm" svg:x="6.393cm" svg:y="4.155cm">
          <text:p text:style-name="P19"><text:span text:style-name="T20">return LIST_EMPTY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8" draw:text-style-name="P20" draw:layer="layout" svg:width="1.741cm" svg:height="0.86cm" svg:x="0.159cm" svg:y="2.0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1.741cm" svg:height="0.86cm" svg:x="2.259cm" svg:y="2.04cm">
          <text:p/>
          <draw:enhanced-geometry svg:viewBox="0 0 21600 21600" draw:type="rectangle" draw:enhanced-path="M 0 0 L 21600 0 21600 21600 0 21600 0 0 Z N"/>
        </draw:custom-shape>
        <draw:frame draw:style-name="gr57" draw:text-style-name="P29" draw:layer="layout" svg:width="1.637cm" svg:height="0.924cm" svg:x="0.363cm" svg:y="1.176cm">
          <draw:text-box>
            <text:p><text:span text:style-name="T18">Tail</text:span></text:p>
          </draw:text-box>
        </draw:frame>
        <draw:frame draw:style-name="gr49" draw:text-style-name="P29" draw:layer="layout" svg:width="1.874cm" svg:height="0.924cm" svg:x="2.2cm" svg:y="1.2cm">
          <draw:text-box>
            <text:p><text:span text:style-name="T18">Head</text:span></text:p>
          </draw:text-box>
        </draw:frame>
        <draw:g>
          <draw:custom-shape draw:style-name="gr58" draw:text-style-name="P20" draw:layer="layout" svg:width="1.741cm" svg:height="0.882cm" svg:x="2.259cm" svg:y="8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34" draw:layer="layout" svg:width="1.741cm" svg:height="0.882cm" svg:x="2.259cm" svg:y="8.878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34" draw:layer="layout" svg:width="1.741cm" svg:height="0.882cm" svg:x="2.259cm" svg:y="9.7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8" draw:text-style-name="P20" draw:layer="layout" svg:width="1.741cm" svg:height="0.882cm" svg:x="2.3cm" svg:y="1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.741cm" svg:height="0.882cm" svg:x="2.3cm" svg:y="12.878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34" draw:layer="layout" svg:width="1.741cm" svg:height="0.882cm" svg:x="2.3cm" svg:y="13.76cm">
            <text:p/>
            <draw:enhanced-geometry svg:viewBox="0 0 21600 21600" draw:type="rectangle" draw:enhanced-path="M 0 0 L 21600 0 21600 21600 0 21600 0 0 Z N"/>
          </draw:custom-shape>
        </draw:g>
        <draw:line draw:style-name="gr29" draw:text-style-name="P17" draw:layer="layout" svg:x1="3.4cm" svg:y1="10.642cm" svg:x2="3.4cm" svg:y2="12cm">
          <text:p/>
        </draw:line>
        <draw:line draw:style-name="gr29" draw:text-style-name="P17" draw:layer="layout" svg:x1="3cm" svg:y1="12cm" svg:x2="3cm" svg:y2="10.642cm">
          <text:p/>
        </draw:line>
        <draw:line draw:style-name="gr20" draw:text-style-name="P17" draw:layer="layout" svg:x1="0.755cm" svg:y1="2.877cm" svg:x2="0.755cm" svg:y2="13.182cm">
          <text:p/>
        </draw:line>
        <draw:line draw:style-name="gr29" draw:text-style-name="P17" draw:layer="layout" svg:x1="0.755cm" svg:y1="13.181cm" svg:x2="2.145cm" svg:y2="13.223cm">
          <text:p/>
        </draw:line>
        <draw:frame draw:style-name="gr65" draw:text-style-name="P35" draw:layer="layout" svg:width="1.129cm" svg:height="0.924cm" svg:x="2.631cm" svg:y="8.882cm">
          <draw:text-box>
            <text:p><text:span text:style-name="T15">20</text:span></text:p>
          </draw:text-box>
        </draw:frame>
        <draw:frame draw:style-name="gr65" draw:text-style-name="P35" draw:layer="layout" svg:width="1.129cm" svg:height="0.924cm" svg:x="2.6cm" svg:y="12.878cm">
          <draw:text-box>
            <text:p><text:span text:style-name="T15">30</text:span></text:p>
          </draw:text-box>
        </draw:frame>
        <draw:g xml:id="id21" draw:id="id21">
          <draw:line draw:style-name="gr29" draw:text-style-name="P17" draw:layer="layout" svg:x1="3.4cm" svg:y1="6.653cm" svg:x2="3.4cm" svg:y2="8cm">
            <text:p/>
          </draw:line>
          <draw:g>
            <draw:g>
              <draw:custom-shape draw:style-name="gr58" draw:text-style-name="P20" draw:layer="layout" svg:width="1.741cm" svg:height="0.882cm" svg:x="2.3cm" svg:y="4.011cm">
                <text:p/>
                <draw:enhanced-geometry svg:viewBox="0 0 21600 21600" draw:type="rectangle" draw:enhanced-path="M 0 0 L 21600 0 21600 21600 0 21600 0 0 Z N"/>
              </draw:custom-shape>
              <draw:custom-shape draw:style-name="gr85" draw:text-style-name="P34" draw:layer="layout" svg:width="1.741cm" svg:height="0.882cm" svg:x="2.3cm" svg:y="4.889cm">
                <text:p/>
                <draw:enhanced-geometry svg:viewBox="0 0 21600 21600" draw:type="rectangle" draw:enhanced-path="M 0 0 L 21600 0 21600 21600 0 21600 0 0 Z N"/>
              </draw:custom-shape>
              <draw:custom-shape draw:style-name="gr86" draw:text-style-name="P34" draw:layer="layout" svg:width="1.741cm" svg:height="0.882cm" svg:x="2.3cm" svg:y="5.771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29" draw:text-style-name="P17" draw:layer="layout" svg:x1="3cm" svg:y1="8cm" svg:x2="3cm" svg:y2="6.653cm">
              <text:p/>
            </draw:line>
            <draw:frame draw:style-name="gr65" draw:text-style-name="P35" draw:layer="layout" svg:width="1.129cm" svg:height="0.924cm" svg:x="2.6cm" svg:y="4.893cm">
              <draw:text-box>
                <text:p><text:span text:style-name="T15">10</text:span></text:p>
              </draw:text-box>
            </draw:frame>
            <draw:g>
              <draw:line draw:style-name="gr29" draw:text-style-name="P17" draw:layer="layout" svg:x1="1.4cm" svg:y1="5.4cm" svg:x2="2.4cm" svg:y2="5.4cm">
                <text:p/>
              </draw:line>
              <draw:frame draw:style-name="gr49" draw:text-style-name="P29" draw:layer="layout" svg:width="1.874cm" svg:height="0.924cm" svg:x="0.755cm" svg:y="4.3cm">
                <draw:text-box>
                  <text:p><text:span text:style-name="T18">temp</text:span></text:p>
                </draw:text-box>
              </draw:frame>
            </draw:g>
          </draw:g>
        </draw:g>
        <draw:custom-shape draw:style-name="gr55" draw:text-style-name="P27" draw:layer="layout" svg:width="4.2cm" svg:height="1.245cm" svg:x="16.4cm" svg:y="6.755cm">
          <text:p text:style-name="P19"><text:span text:style-name="T20">update Head 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9" draw:text-style-name="P17" draw:layer="layout" svg:x1="18.3cm" svg:y1="5.445cm" svg:x2="18.3cm" svg:y2="6.8cm">
          <text:p/>
        </draw:line>
        <draw:custom-shape draw:style-name="gr55" draw:text-style-name="P27" draw:layer="layout" svg:width="4.2cm" svg:height="1.245cm" svg:x="16.2cm" svg:y="9.355cm">
          <text:p text:style-name="P19"><text:span text:style-name="T20">free temp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9" draw:text-style-name="P17" draw:layer="layout" svg:x1="18.3cm" svg:y1="8cm" svg:x2="18.3cm" svg:y2="9.3cm">
          <text:p/>
        </draw:line>
        <draw:g>
          <draw:line draw:style-name="gr20" draw:text-style-name="P17" draw:layer="layout" svg:x1="4cm" svg:y1="2.6cm" svg:x2="4.6cm" svg:y2="2.6cm">
            <text:p/>
          </draw:line>
          <draw:line draw:style-name="gr20" draw:text-style-name="P17" draw:layer="layout" svg:x1="4.6cm" svg:y1="2.6cm" svg:x2="4.6cm" svg:y2="9cm">
            <text:p/>
          </draw:line>
          <draw:line draw:style-name="gr29" draw:text-style-name="P17" draw:layer="layout" svg:x1="4.6cm" svg:y1="9cm" svg:x2="4cm" svg:y2="9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left" presentation:preset-property="Direction;Accelerate;Decelerate">
                  <anim:animate smil:dur="0.5s" smil:targetElement="id21" smil:attributeName="x" smil:values="x;0-width/2" smil:keyTimes="0;1"/>
                  <anim:animate smil:dur="0.5s" smil:targetElement="id21" smil:attributeName="y" smil:values="y;y" smil:keyTimes="0;1"/>
                  <anim:set smil:begin="0.499s" smil:dur="0.001s" smil:fill="hold" smil:targetElement="id2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Flowchart</text:span><text:span text:style-name="T11"> </text:span><text:span text:style-name="T11"><text:line-break/></text:span><text:span text:style-name="T9">delete_at_first</text:span></text:p>
          </draw:text-box>
        </draw:frame>
        <draw:line draw:style-name="gr17" draw:text-style-name="P28" draw:layer="layout" svg:x1="13.27cm" svg:y1="3cm" svg:x2="13.27cm" svg:y2="3.8cm">
          <text:p/>
        </draw:line>
        <draw:custom-shape draw:style-name="gr46" draw:text-style-name="P27" draw:layer="layout" svg:width="2.723cm" svg:height="0.822cm" svg:x="11.877cm" svg:y="2.2cm">
          <text:p text:style-name="P19"><text:span text:style-name="T19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87" draw:text-style-name="P33" draw:layer="layout" svg:width="1.099cm" svg:height="0.979cm" svg:x="14.87cm" svg:y="4.279cm">
          <draw:text-box>
            <text:p><text:span text:style-name="T21">No</text:span></text:p>
          </draw:text-box>
        </draw:frame>
        <draw:line draw:style-name="gr53" draw:text-style-name="P17" draw:layer="layout" svg:x1="14.2cm" svg:y1="5cm" svg:x2="16.8cm" svg:y2="5cm">
          <text:p/>
        </draw:line>
        <draw:custom-shape draw:style-name="gr46" draw:text-style-name="P27" draw:layer="layout" svg:width="2.723cm" svg:height="0.822cm" svg:x="6.943cm" svg:y="6.896cm">
          <text:p text:style-name="P19"><text:span text:style-name="T19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53" draw:text-style-name="P17" draw:layer="layout" svg:x1="8.246cm" svg:y1="4.999cm" svg:x2="8.246cm" svg:y2="6.865cm">
          <text:p/>
        </draw:line>
        <draw:line draw:style-name="gr47" draw:text-style-name="P17" draw:layer="layout" svg:x1="5.292cm" svg:y1="0.415cm" svg:x2="5.292cm" svg:y2="14.759cm">
          <text:p/>
        </draw:line>
        <draw:custom-shape draw:style-name="gr55" draw:text-style-name="P27" draw:layer="layout" svg:width="4.2cm" svg:height="1.245cm" svg:x="16.6cm" svg:y="4.2cm">
          <text:p text:style-name="P19"><text:span text:style-name="T20">temp = Head 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0" draw:text-style-name="P30" draw:layer="layout" svg:width="2.266cm" svg:height="2.4cm" svg:x="12.134cm" svg:y="3.8cm">
          <text:p text:style-name="P19"><text:span text:style-name="T20">is list </text:span></text:p>
          <text:p text:style-name="P19"><text:span text:style-name="T20">empty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1" draw:text-style-name="P31" draw:layer="layout" svg:width="1.541cm" svg:height="0.81cm" svg:x="10.593cm" svg:y="4.29cm">
          <draw:text-box>
            <text:p><text:span text:style-name="T21">Yes</text:span></text:p>
          </draw:text-box>
        </draw:frame>
        <draw:line draw:style-name="gr54" draw:text-style-name="P17" draw:layer="layout" svg:x1="12.134cm" svg:y1="5cm" svg:x2="8.246cm" svg:y2="4.999cm">
          <text:p/>
        </draw:line>
        <draw:custom-shape draw:style-name="gr55" draw:text-style-name="P27" draw:layer="layout" svg:width="4.2cm" svg:height="1.245cm" svg:x="6.393cm" svg:y="4.155cm">
          <text:p text:style-name="P19"><text:span text:style-name="T20">return LIST_EMPTY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8" draw:text-style-name="P20" draw:layer="layout" svg:width="1.741cm" svg:height="0.86cm" svg:x="0.159cm" svg:y="2.0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1.741cm" svg:height="0.86cm" svg:x="2.259cm" svg:y="2.04cm">
          <text:p/>
          <draw:enhanced-geometry svg:viewBox="0 0 21600 21600" draw:type="rectangle" draw:enhanced-path="M 0 0 L 21600 0 21600 21600 0 21600 0 0 Z N"/>
        </draw:custom-shape>
        <draw:frame draw:style-name="gr57" draw:text-style-name="P29" draw:layer="layout" svg:width="1.637cm" svg:height="0.924cm" svg:x="0.363cm" svg:y="1.176cm">
          <draw:text-box>
            <text:p><text:span text:style-name="T18">Tail</text:span></text:p>
          </draw:text-box>
        </draw:frame>
        <draw:frame draw:style-name="gr49" draw:text-style-name="P29" draw:layer="layout" svg:width="1.874cm" svg:height="0.924cm" svg:x="2.2cm" svg:y="1.2cm">
          <draw:text-box>
            <text:p><text:span text:style-name="T18">Head</text:span></text:p>
          </draw:text-box>
        </draw:frame>
        <draw:g>
          <draw:custom-shape draw:style-name="gr58" draw:text-style-name="P20" draw:layer="layout" svg:width="1.741cm" svg:height="0.882cm" svg:x="2.259cm" svg:y="8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34" draw:layer="layout" svg:width="1.741cm" svg:height="0.882cm" svg:x="2.259cm" svg:y="8.878cm">
            <text:p/>
            <draw:enhanced-geometry svg:viewBox="0 0 21600 21600" draw:type="rectangle" draw:enhanced-path="M 0 0 L 21600 0 21600 21600 0 21600 0 0 Z N"/>
          </draw:custom-shape>
          <draw:custom-shape draw:style-name="gr89" draw:text-style-name="P34" draw:layer="layout" svg:width="1.741cm" svg:height="0.882cm" svg:x="2.259cm" svg:y="9.7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8" draw:text-style-name="P20" draw:layer="layout" svg:width="1.741cm" svg:height="0.882cm" svg:x="2.3cm" svg:y="12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34" draw:layer="layout" svg:width="1.741cm" svg:height="0.882cm" svg:x="2.3cm" svg:y="12.878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34" draw:layer="layout" svg:width="1.741cm" svg:height="0.882cm" svg:x="2.3cm" svg:y="13.76cm">
            <text:p/>
            <draw:enhanced-geometry svg:viewBox="0 0 21600 21600" draw:type="rectangle" draw:enhanced-path="M 0 0 L 21600 0 21600 21600 0 21600 0 0 Z N"/>
          </draw:custom-shape>
        </draw:g>
        <draw:line draw:style-name="gr29" draw:text-style-name="P17" draw:layer="layout" svg:x1="3.4cm" svg:y1="10.642cm" svg:x2="3.4cm" svg:y2="12cm">
          <text:p/>
        </draw:line>
        <draw:line draw:style-name="gr29" draw:text-style-name="P17" draw:layer="layout" svg:x1="3cm" svg:y1="12cm" svg:x2="3cm" svg:y2="10.642cm">
          <text:p/>
        </draw:line>
        <draw:line draw:style-name="gr20" draw:text-style-name="P17" draw:layer="layout" svg:x1="0.755cm" svg:y1="2.877cm" svg:x2="0.755cm" svg:y2="13.182cm">
          <text:p/>
        </draw:line>
        <draw:line draw:style-name="gr29" draw:text-style-name="P17" draw:layer="layout" svg:x1="0.755cm" svg:y1="13.181cm" svg:x2="2.145cm" svg:y2="13.223cm">
          <text:p/>
        </draw:line>
        <draw:frame draw:style-name="gr65" draw:text-style-name="P35" draw:layer="layout" svg:width="1.129cm" svg:height="0.924cm" svg:x="2.631cm" svg:y="8.882cm">
          <draw:text-box>
            <text:p><text:span text:style-name="T15">20</text:span></text:p>
          </draw:text-box>
        </draw:frame>
        <draw:frame draw:style-name="gr65" draw:text-style-name="P35" draw:layer="layout" svg:width="1.129cm" svg:height="0.924cm" svg:x="2.6cm" svg:y="12.878cm">
          <draw:text-box>
            <text:p><text:span text:style-name="T15">30</text:span></text:p>
          </draw:text-box>
        </draw:frame>
        <draw:custom-shape draw:style-name="gr55" draw:text-style-name="P27" draw:layer="layout" svg:width="4.2cm" svg:height="1.245cm" svg:x="16.4cm" svg:y="6.755cm">
          <text:p text:style-name="P19"><text:span text:style-name="T20">update Head 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9" draw:text-style-name="P17" draw:layer="layout" svg:x1="18.3cm" svg:y1="5.445cm" svg:x2="18.3cm" svg:y2="6.8cm">
          <text:p/>
        </draw:line>
        <draw:line draw:style-name="gr29" draw:text-style-name="P17" draw:layer="layout" svg:x1="18.301cm" svg:y1="10.246cm" svg:x2="18.301cm" svg:y2="11.801cm">
          <text:p/>
        </draw:line>
        <draw:custom-shape draw:style-name="gr55" draw:text-style-name="P27" draw:layer="layout" svg:width="4.2cm" svg:height="1.245cm" svg:x="16.2cm" svg:y="9.355cm">
          <text:p text:style-name="P19"><text:span text:style-name="T20">free temp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9" draw:text-style-name="P17" draw:layer="layout" svg:x1="18.3cm" svg:y1="8cm" svg:x2="18.3cm" svg:y2="9.3cm">
          <text:p/>
        </draw:line>
        <draw:g>
          <draw:line draw:style-name="gr20" draw:text-style-name="P17" draw:layer="layout" svg:x1="4cm" svg:y1="2.6cm" svg:x2="4.6cm" svg:y2="2.6cm">
            <text:p/>
          </draw:line>
          <draw:line draw:style-name="gr20" draw:text-style-name="P17" draw:layer="layout" svg:x1="4.6cm" svg:y1="2.6cm" svg:x2="4.6cm" svg:y2="9cm">
            <text:p/>
          </draw:line>
          <draw:line draw:style-name="gr29" draw:text-style-name="P17" draw:layer="layout" svg:x1="4.6cm" svg:y1="9cm" svg:x2="4cm" svg:y2="9cm">
            <text:p/>
          </draw:line>
        </draw:g>
        <draw:custom-shape draw:style-name="gr46" draw:text-style-name="P27" draw:layer="layout" svg:width="2.723cm" svg:height="0.822cm" svg:x="16.7cm" svg:y="14.178cm">
          <text:p text:style-name="P19"><text:span text:style-name="T19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9" draw:text-style-name="P17" draw:layer="layout" svg:x1="18.301cm" svg:y1="13.001cm" svg:x2="18.301cm" svg:y2="14.201cm">
          <text:p/>
        </draw:line>
        <draw:custom-shape draw:style-name="gr55" draw:text-style-name="P27" draw:layer="layout" svg:width="4.2cm" svg:height="1.245cm" svg:x="15.801cm" svg:y="11.801cm">
          <text:p text:style-name="P19"><text:span text:style-name="T20">return SUCCESS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2" draw:text-style-name="P35" draw:layer="layout" svg:width="1.789cm" svg:height="0.924cm" svg:x="2.3cm" svg:y="8cm">
          <draw:text-box>
            <text:p><text:span text:style-name="T15">NUL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_5f_header_5f_" presentation:presentation-page-layout-name="AL2T1">
        <office:forms form:automatic-focus="false" form:apply-design-mode="false"/>
        <draw:frame presentation:style-name="pr7" draw:text-style-name="P4" draw:layer="layout" svg:width="27.1cm" svg:height="3.465cm" svg:x="0.7cm" svg:y="10.61cm" presentation:class="title" presentation:user-transformed="true">
          <draw:text-box>
            <text:p><text:span text:style-name="T3"><text:tab/></text:span><text:span text:style-name="T3"><text:tab/></text:span><text:span text:style-name="T3">Algorithm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delete_at_first</text:span></text:p>
          </draw:text-box>
        </draw:frame>
        <draw:frame draw:style-name="gr93" draw:text-style-name="P36" draw:layer="layout" svg:width="13.449cm" svg:height="1.2cm" svg:x="6.551cm" svg:y="1.2cm">
          <draw:text-box>
            <text:p xml:id="id22" text:id="id22"><text:span text:style-name="T22">Algorithm : delete_at_first(Head)</text:span></text:p>
          </draw:text-box>
        </draw:frame>
        <draw:frame draw:style-name="gr94" draw:text-style-name="P37" draw:layer="layout" svg:width="8cm" svg:height="0.988cm" svg:x="6.4cm" svg:y="2.885cm">
          <draw:text-box>
            <text:p xml:id="id23" text:id="id23"><text:span text:style-name="T23">if ( Head = NULL)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23" anim:sub-item="text" smil:attributeName="visibility" smil:to="visible"/>
                  <anim:transitionFilter smil:dur="1s" smil:targetElement="id23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delete_at_first</text:span></text:p>
          </draw:text-box>
        </draw:frame>
        <draw:frame draw:style-name="gr25" draw:text-style-name="P36" draw:layer="layout" svg:width="13.449cm" svg:height="1.725cm" svg:x="6.551cm" svg:y="1.2cm">
          <draw:text-box>
            <text:p><text:span text:style-name="T22">Algorithm : delete_at_first(Head)</text:span></text:p>
          </draw:text-box>
        </draw:frame>
        <draw:frame draw:style-name="gr25" draw:text-style-name="P37" draw:layer="layout" svg:width="7.4cm" svg:height="1.725cm" svg:x="6.4cm" svg:y="2.885cm">
          <draw:text-box>
            <text:p><text:span text:style-name="T23">if ( Head = NULL) </text:span></text:p>
          </draw:text-box>
        </draw:frame>
        <draw:frame draw:style-name="gr95" draw:text-style-name="P37" draw:layer="layout" svg:width="6.8cm" svg:height="1.115cm" svg:x="6.8cm" svg:y="3.985cm">
          <draw:text-box>
            <text:p xml:id="id25" text:id="id25"><text:span text:style-name="T23">return LIST_EMPTY</text:span></text:p>
          </draw:text-box>
        </draw:frame>
        <draw:custom-shape draw:style-name="gr48" draw:text-style-name="P20" draw:layer="layout" svg:width="1.741cm" svg:height="0.86cm" svg:x="2.259cm" svg:y="2.054cm">
          <text:p/>
          <draw:enhanced-geometry svg:viewBox="0 0 21600 21600" draw:type="rectangle" draw:enhanced-path="M 0 0 L 21600 0 21600 21600 0 21600 0 0 Z N"/>
        </draw:custom-shape>
        <draw:frame draw:style-name="gr49" draw:text-style-name="P29" draw:layer="layout" svg:width="1.874cm" svg:height="0.924cm" svg:x="2.2cm" svg:y="1.214cm">
          <draw:text-box>
            <text:p><text:span text:style-name="T18">Head</text:span></text:p>
          </draw:text-box>
        </draw:frame>
        <draw:frame draw:style-name="gr92" draw:text-style-name="P35" draw:layer="layout" svg:width="1.789cm" svg:height="0.924cm" svg:x="2.2cm" svg:y="2.138cm">
          <draw:text-box>
            <text:p xml:id="id24" text:id="id24"><text:span text:style-name="T15">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1"> </text:span><text:span text:style-name="T10">Algorithm</text:span><text:span text:style-name="T11"><text:line-break/></text:span><text:span text:style-name="T9">delete_at_first</text:span></text:p>
          </draw:text-box>
        </draw:frame>
        <draw:line draw:style-name="gr47" draw:text-style-name="P17" draw:layer="layout" svg:x1="5cm" svg:y1="0.456cm" svg:x2="5cm" svg:y2="14.8cm">
          <text:p/>
        </draw:line>
        <draw:g xml:id="id26" draw:id="id26">
          <draw:frame draw:style-name="gr57" draw:text-style-name="P29" draw:layer="layout" svg:width="1.637cm" svg:height="0.924cm" svg:x="0.363cm" svg:y="1.176cm">
            <draw:text-box>
              <text:p><text:span text:style-name="T18">Tail</text:span></text:p>
            </draw:text-box>
          </draw:frame>
          <draw:line draw:style-name="gr29" draw:text-style-name="P17" draw:layer="layout" svg:x1="3.2cm" svg:y1="2.9cm" svg:x2="3.2cm" svg:y2="4.011cm">
            <text:p/>
          </draw:line>
          <draw:custom-shape draw:style-name="gr48" draw:text-style-name="P20" draw:layer="layout" svg:width="1.741cm" svg:height="0.86cm" svg:x="0.159cm" svg:y="2.0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8" draw:text-style-name="P20" draw:layer="layout" svg:width="1.741cm" svg:height="0.86cm" svg:x="2.259cm" svg:y="2.04cm">
              <text:p/>
              <draw:enhanced-geometry svg:viewBox="0 0 21600 21600" draw:type="rectangle" draw:enhanced-path="M 0 0 L 21600 0 21600 21600 0 21600 0 0 Z N"/>
            </draw:custom-shape>
            <draw:frame draw:style-name="gr49" draw:text-style-name="P29" draw:layer="layout" svg:width="1.874cm" svg:height="0.924cm" svg:x="2.2cm" svg:y="1.2cm">
              <draw:text-box>
                <text:p><text:span text:style-name="T18">Head</text:span></text:p>
              </draw:text-box>
            </draw:frame>
          </draw:g>
          <draw:g>
            <draw:custom-shape draw:style-name="gr58" draw:text-style-name="P20" draw:layer="layout" svg:width="1.741cm" svg:height="0.882cm" svg:x="2.3cm" svg:y="4.011cm">
              <text:p/>
              <draw:enhanced-geometry svg:viewBox="0 0 21600 21600" draw:type="rectangle" draw:enhanced-path="M 0 0 L 21600 0 21600 21600 0 21600 0 0 Z N"/>
            </draw:custom-shape>
            <draw:custom-shape draw:style-name="gr96" draw:text-style-name="P34" draw:layer="layout" svg:width="1.741cm" svg:height="0.882cm" svg:x="2.3cm" svg:y="4.889cm">
              <text:p/>
              <draw:enhanced-geometry svg:viewBox="0 0 21600 21600" draw:type="rectangle" draw:enhanced-path="M 0 0 L 21600 0 21600 21600 0 21600 0 0 Z N"/>
            </draw:custom-shape>
            <draw:custom-shape draw:style-name="gr97" draw:text-style-name="P34" draw:layer="layout" svg:width="1.741cm" svg:height="0.882cm" svg:x="2.3cm" svg:y="5.77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8" draw:text-style-name="P20" draw:layer="layout" svg:width="1.741cm" svg:height="0.882cm" svg:x="2.259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98" draw:text-style-name="P34" draw:layer="layout" svg:width="1.741cm" svg:height="0.882cm" svg:x="2.259cm" svg:y="8.878cm">
              <text:p/>
              <draw:enhanced-geometry svg:viewBox="0 0 21600 21600" draw:type="rectangle" draw:enhanced-path="M 0 0 L 21600 0 21600 21600 0 21600 0 0 Z N"/>
            </draw:custom-shape>
            <draw:custom-shape draw:style-name="gr99" draw:text-style-name="P34" draw:layer="layout" svg:width="1.741cm" svg:height="0.882cm" svg:x="2.259cm" svg:y="9.7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8" draw:text-style-name="P20" draw:layer="layout" svg:width="1.741cm" svg:height="0.882cm" svg:x="2.3cm" svg:y="12cm">
              <text:p/>
              <draw:enhanced-geometry svg:viewBox="0 0 21600 21600" draw:type="rectangle" draw:enhanced-path="M 0 0 L 21600 0 21600 21600 0 21600 0 0 Z N"/>
            </draw:custom-shape>
            <draw:custom-shape draw:style-name="gr100" draw:text-style-name="P34" draw:layer="layout" svg:width="1.741cm" svg:height="0.882cm" svg:x="2.3cm" svg:y="12.878cm">
              <text:p/>
              <draw:enhanced-geometry svg:viewBox="0 0 21600 21600" draw:type="rectangle" draw:enhanced-path="M 0 0 L 21600 0 21600 21600 0 21600 0 0 Z N"/>
            </draw:custom-shape>
            <draw:custom-shape draw:style-name="gr101" draw:text-style-name="P34" draw:layer="layout" svg:width="1.741cm" svg:height="0.882cm" svg:x="2.3cm" svg:y="13.76cm">
              <text:p/>
              <draw:enhanced-geometry svg:viewBox="0 0 21600 21600" draw:type="rectangle" draw:enhanced-path="M 0 0 L 21600 0 21600 21600 0 21600 0 0 Z N"/>
            </draw:custom-shape>
          </draw:g>
          <draw:line draw:style-name="gr29" draw:text-style-name="P17" draw:layer="layout" svg:x1="3.4cm" svg:y1="6.653cm" svg:x2="3.4cm" svg:y2="8cm">
            <text:p/>
          </draw:line>
          <draw:line draw:style-name="gr29" draw:text-style-name="P17" draw:layer="layout" svg:x1="3.4cm" svg:y1="10.642cm" svg:x2="3.4cm" svg:y2="12cm">
            <text:p/>
          </draw:line>
          <draw:line draw:style-name="gr29" draw:text-style-name="P17" draw:layer="layout" svg:x1="3cm" svg:y1="8cm" svg:x2="3cm" svg:y2="6.653cm">
            <text:p/>
          </draw:line>
          <draw:line draw:style-name="gr29" draw:text-style-name="P17" draw:layer="layout" svg:x1="3cm" svg:y1="12cm" svg:x2="3cm" svg:y2="10.642cm">
            <text:p/>
          </draw:line>
          <draw:line draw:style-name="gr20" draw:text-style-name="P17" draw:layer="layout" svg:x1="0.755cm" svg:y1="2.877cm" svg:x2="0.755cm" svg:y2="13.182cm">
            <text:p/>
          </draw:line>
          <draw:line draw:style-name="gr29" draw:text-style-name="P17" draw:layer="layout" svg:x1="0.755cm" svg:y1="13.181cm" svg:x2="2.145cm" svg:y2="13.223cm">
            <text:p/>
          </draw:line>
          <draw:frame draw:style-name="gr65" draw:text-style-name="P35" draw:layer="layout" svg:width="1.129cm" svg:height="0.924cm" svg:x="2.6cm" svg:y="4.893cm">
            <draw:text-box>
              <text:p><text:span text:style-name="T15">10</text:span></text:p>
            </draw:text-box>
          </draw:frame>
          <draw:frame draw:style-name="gr65" draw:text-style-name="P35" draw:layer="layout" svg:width="1.129cm" svg:height="0.924cm" svg:x="2.631cm" svg:y="8.882cm">
            <draw:text-box>
              <text:p><text:span text:style-name="T15">20</text:span></text:p>
            </draw:text-box>
          </draw:frame>
          <draw:frame draw:style-name="gr65" draw:text-style-name="P35" draw:layer="layout" svg:width="1.129cm" svg:height="0.924cm" svg:x="2.6cm" svg:y="12.878cm">
            <draw:text-box>
              <text:p><text:span text:style-name="T15">30</text:span></text:p>
            </draw:text-box>
          </draw:frame>
        </draw:g>
        <draw:frame draw:style-name="gr25" draw:text-style-name="P36" draw:layer="layout" svg:width="13.249cm" svg:height="1.725cm" svg:x="6.551cm" svg:y="1.2cm">
          <draw:text-box>
            <text:p><text:span text:style-name="T22">Algorithm : delete_at_first(Head)</text:span></text:p>
          </draw:text-box>
        </draw:frame>
        <draw:frame draw:style-name="gr25" draw:text-style-name="P37" draw:layer="layout" svg:width="7.8cm" svg:height="1.725cm" svg:x="6.4cm" svg:y="2.885cm">
          <draw:text-box>
            <text:p><text:span text:style-name="T23">if ( Head = NULL) </text:span></text:p>
          </draw:text-box>
        </draw:frame>
        <draw:frame draw:style-name="gr95" draw:text-style-name="P37" draw:layer="layout" svg:width="6.8cm" svg:height="1.115cm" svg:x="6.8cm" svg:y="3.985cm">
          <draw:text-box>
            <text:p><text:span text:style-name="T23">return LIST_EMP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4s" smil:fill="hold" smil:targetElement="id26" smil:attributeName="visibility" smil:to="visible"/>
                  <anim:animate smil:dur="2s" smil:fill="hold" smil:targetElement="id26" smil:attributeName="x" smil:values="0-width/2;x" smil:keyTimes="0;1"/>
                  <anim:animate smil:dur="2s" smil:fill="hold" smil:targetElement="id2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delete_at_first</text:span></text:p>
          </draw:text-box>
        </draw:frame>
        <draw:line draw:style-name="gr47" draw:text-style-name="P17" draw:layer="layout" svg:x1="5cm" svg:y1="0.456cm" svg:x2="5cm" svg:y2="14.8cm">
          <text:p/>
        </draw:line>
        <draw:custom-shape draw:style-name="gr48" draw:text-style-name="P20" draw:layer="layout" svg:width="1.741cm" svg:height="0.86cm" svg:x="0.159cm" svg:y="2.04cm">
          <text:p/>
          <draw:enhanced-geometry svg:viewBox="0 0 21600 21600" draw:type="rectangle" draw:enhanced-path="M 0 0 L 21600 0 21600 21600 0 21600 0 0 Z N"/>
        </draw:custom-shape>
        <draw:frame draw:style-name="gr57" draw:text-style-name="P29" draw:layer="layout" svg:width="1.637cm" svg:height="0.924cm" svg:x="0.363cm" svg:y="1.176cm">
          <draw:text-box>
            <text:p><text:span text:style-name="T18">Tail</text:span></text:p>
          </draw:text-box>
        </draw:frame>
        <draw:g>
          <draw:custom-shape draw:style-name="gr48" draw:text-style-name="P20" draw:layer="layout" svg:width="1.741cm" svg:height="0.86cm" svg:x="2.259cm" svg:y="2.04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29" draw:layer="layout" svg:width="1.874cm" svg:height="0.924cm" svg:x="2.2cm" svg:y="1.2cm">
            <draw:text-box>
              <text:p><text:span text:style-name="T18">Head</text:span></text:p>
            </draw:text-box>
          </draw:frame>
        </draw:g>
        <draw:g>
          <draw:custom-shape draw:style-name="gr58" draw:text-style-name="P20" draw:layer="layout" svg:width="1.741cm" svg:height="0.882cm" svg:x="2.3cm" svg:y="4.011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34" draw:layer="layout" svg:width="1.741cm" svg:height="0.882cm" svg:x="2.3cm" svg:y="4.889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34" draw:layer="layout" svg:width="1.741cm" svg:height="0.882cm" svg:x="2.3cm" svg:y="5.77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8" draw:text-style-name="P20" draw:layer="layout" svg:width="1.741cm" svg:height="0.882cm" svg:x="2.259cm" svg:y="8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34" draw:layer="layout" svg:width="1.741cm" svg:height="0.882cm" svg:x="2.259cm" svg:y="8.878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34" draw:layer="layout" svg:width="1.741cm" svg:height="0.882cm" svg:x="2.259cm" svg:y="9.7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8" draw:text-style-name="P20" draw:layer="layout" svg:width="1.741cm" svg:height="0.882cm" svg:x="2.3cm" svg:y="12cm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34" draw:layer="layout" svg:width="1.741cm" svg:height="0.882cm" svg:x="2.3cm" svg:y="12.878cm">
            <text:p/>
            <draw:enhanced-geometry svg:viewBox="0 0 21600 21600" draw:type="rectangle" draw:enhanced-path="M 0 0 L 21600 0 21600 21600 0 21600 0 0 Z N"/>
          </draw:custom-shape>
          <draw:custom-shape draw:style-name="gr107" draw:text-style-name="P34" draw:layer="layout" svg:width="1.741cm" svg:height="0.882cm" svg:x="2.3cm" svg:y="13.76cm">
            <text:p/>
            <draw:enhanced-geometry svg:viewBox="0 0 21600 21600" draw:type="rectangle" draw:enhanced-path="M 0 0 L 21600 0 21600 21600 0 21600 0 0 Z N"/>
          </draw:custom-shape>
        </draw:g>
        <draw:line draw:style-name="gr29" draw:text-style-name="P17" draw:layer="layout" svg:x1="3.2cm" svg:y1="2.9cm" svg:x2="3.2cm" svg:y2="4.011cm">
          <text:p/>
        </draw:line>
        <draw:line draw:style-name="gr29" draw:text-style-name="P17" draw:layer="layout" svg:x1="3.4cm" svg:y1="6.653cm" svg:x2="3.4cm" svg:y2="8cm">
          <text:p/>
        </draw:line>
        <draw:line draw:style-name="gr29" draw:text-style-name="P17" draw:layer="layout" svg:x1="3.4cm" svg:y1="10.642cm" svg:x2="3.4cm" svg:y2="12cm">
          <text:p/>
        </draw:line>
        <draw:line draw:style-name="gr29" draw:text-style-name="P17" draw:layer="layout" svg:x1="3cm" svg:y1="8cm" svg:x2="3cm" svg:y2="6.653cm">
          <text:p/>
        </draw:line>
        <draw:line draw:style-name="gr29" draw:text-style-name="P17" draw:layer="layout" svg:x1="3cm" svg:y1="12cm" svg:x2="3cm" svg:y2="10.642cm">
          <text:p/>
        </draw:line>
        <draw:line draw:style-name="gr20" draw:text-style-name="P17" draw:layer="layout" svg:x1="0.755cm" svg:y1="2.877cm" svg:x2="0.755cm" svg:y2="13.182cm">
          <text:p/>
        </draw:line>
        <draw:line draw:style-name="gr29" draw:text-style-name="P17" draw:layer="layout" svg:x1="0.755cm" svg:y1="13.181cm" svg:x2="2.145cm" svg:y2="13.223cm">
          <text:p/>
        </draw:line>
        <draw:frame draw:style-name="gr65" draw:text-style-name="P35" draw:layer="layout" svg:width="1.129cm" svg:height="0.924cm" svg:x="2.6cm" svg:y="4.893cm">
          <draw:text-box>
            <text:p><text:span text:style-name="T15">10</text:span></text:p>
          </draw:text-box>
        </draw:frame>
        <draw:frame draw:style-name="gr65" draw:text-style-name="P35" draw:layer="layout" svg:width="1.129cm" svg:height="0.924cm" svg:x="2.631cm" svg:y="8.882cm">
          <draw:text-box>
            <text:p><text:span text:style-name="T15">20</text:span></text:p>
          </draw:text-box>
        </draw:frame>
        <draw:frame draw:style-name="gr65" draw:text-style-name="P35" draw:layer="layout" svg:width="1.129cm" svg:height="0.924cm" svg:x="2.6cm" svg:y="12.878cm">
          <draw:text-box>
            <text:p><text:span text:style-name="T15">30</text:span></text:p>
          </draw:text-box>
        </draw:frame>
        <draw:frame draw:style-name="gr95" draw:text-style-name="P37" draw:layer="layout" svg:width="8.529cm" svg:height="1.115cm" svg:x="6.271cm" svg:y="5cm">
          <draw:text-box>
            <text:p><text:span text:style-name="T23"><text:s/></text:span><text:span text:style-name="T23">temp = Head </text:span></text:p>
          </draw:text-box>
        </draw:frame>
        <draw:frame draw:style-name="gr25" draw:text-style-name="P36" draw:layer="layout" svg:width="13.449cm" svg:height="1.725cm" svg:x="6.551cm" svg:y="1.2cm">
          <draw:text-box>
            <text:p><text:span text:style-name="T22">Algorithm : delete_at_first(Head)</text:span></text:p>
          </draw:text-box>
        </draw:frame>
        <draw:frame draw:style-name="gr25" draw:text-style-name="P37" draw:layer="layout" svg:width="8cm" svg:height="1.725cm" svg:x="6.4cm" svg:y="2.885cm">
          <draw:text-box>
            <text:p><text:span text:style-name="T23">if ( Head = NULL) </text:span></text:p>
          </draw:text-box>
        </draw:frame>
        <draw:frame draw:style-name="gr95" draw:text-style-name="P37" draw:layer="layout" svg:width="6.8cm" svg:height="1.115cm" svg:x="6.8cm" svg:y="3.985cm">
          <draw:text-box>
            <text:p><text:span text:style-name="T23">return LIST_EMPTY</text:span></text:p>
          </draw:text-box>
        </draw:frame>
        <draw:g xml:id="id27" draw:id="id27">
          <draw:line draw:style-name="gr29" draw:text-style-name="P17" draw:layer="layout" svg:x1="1.4cm" svg:y1="5.4cm" svg:x2="2.3cm" svg:y2="5.4cm">
            <text:p/>
          </draw:line>
          <draw:frame draw:style-name="gr49" draw:text-style-name="P29" draw:layer="layout" svg:width="1.874cm" svg:height="0.924cm" svg:x="0.726cm" svg:y="4.3cm">
            <draw:text-box>
              <text:p><text:span text:style-name="T18">tem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0-width/2;x" smil:keyTimes="0;1"/>
                  <anim:animate smil:dur="0.5s" smil:fill="hold" smil:targetElement="id27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delete_at_first</text:span></text:p>
          </draw:text-box>
        </draw:frame>
        <draw:line draw:style-name="gr47" draw:text-style-name="P17" draw:layer="layout" svg:x1="5cm" svg:y1="0.456cm" svg:x2="5cm" svg:y2="14.8cm">
          <text:p/>
        </draw:line>
        <draw:polyline draw:style-name="gr29" draw:text-style-name="P17" xml:id="id29" draw:id="id29" draw:layer="layout" svg:width="0cm" svg:height="1.11cm" svg:x="3.2cm" svg:y="2.9cm" svg:viewBox="0 0 0 1111" draw:points="0,0 0,1111">
          <text:p/>
        </draw:polyline>
        <draw:frame draw:style-name="gr25" draw:text-style-name="P36" draw:layer="layout" svg:width="13.049cm" svg:height="1.725cm" svg:x="6.551cm" svg:y="1.2cm">
          <draw:text-box>
            <text:p><text:span text:style-name="T22">Algorithm : delete_at_first(Head)</text:span></text:p>
          </draw:text-box>
        </draw:frame>
        <draw:frame draw:style-name="gr94" draw:text-style-name="P37" draw:layer="layout" svg:width="7.8cm" svg:height="0.988cm" svg:x="6.4cm" svg:y="2.885cm">
          <draw:text-box>
            <text:p><text:span text:style-name="T23">if ( Head = NULL) </text:span></text:p>
          </draw:text-box>
        </draw:frame>
        <draw:frame draw:style-name="gr95" draw:text-style-name="P37" draw:layer="layout" svg:width="6.8cm" svg:height="1.115cm" svg:x="6.8cm" svg:y="3.985cm">
          <draw:text-box>
            <text:p><text:span text:style-name="T23">return LIST_EMPTY</text:span></text:p>
          </draw:text-box>
        </draw:frame>
        <draw:custom-shape draw:style-name="gr48" draw:text-style-name="P20" draw:layer="layout" svg:width="1.741cm" svg:height="0.86cm" svg:x="0.159cm" svg:y="2.04cm">
          <text:p/>
          <draw:enhanced-geometry svg:viewBox="0 0 21600 21600" draw:type="rectangle" draw:enhanced-path="M 0 0 L 21600 0 21600 21600 0 21600 0 0 Z N"/>
        </draw:custom-shape>
        <draw:frame draw:style-name="gr57" draw:text-style-name="P29" draw:layer="layout" svg:width="1.637cm" svg:height="0.924cm" svg:x="0.363cm" svg:y="1.176cm">
          <draw:text-box>
            <text:p><text:span text:style-name="T18">Tail</text:span></text:p>
          </draw:text-box>
        </draw:frame>
        <draw:g>
          <draw:custom-shape draw:style-name="gr48" draw:text-style-name="P20" draw:layer="layout" svg:width="1.741cm" svg:height="0.86cm" svg:x="2.259cm" svg:y="2.04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29" draw:layer="layout" svg:width="1.874cm" svg:height="0.924cm" svg:x="2.2cm" svg:y="1.2cm">
            <draw:text-box>
              <text:p><text:span text:style-name="T18">Head</text:span></text:p>
            </draw:text-box>
          </draw:frame>
        </draw:g>
        <draw:g>
          <draw:custom-shape draw:style-name="gr58" draw:text-style-name="P20" draw:layer="layout" svg:width="1.741cm" svg:height="0.882cm" svg:x="2.3cm" svg:y="4.011cm">
            <text:p/>
            <draw:enhanced-geometry svg:viewBox="0 0 21600 21600" draw:type="rectangle" draw:enhanced-path="M 0 0 L 21600 0 21600 21600 0 21600 0 0 Z N"/>
          </draw:custom-shape>
          <draw:custom-shape draw:style-name="gr108" draw:text-style-name="P34" draw:layer="layout" svg:width="1.741cm" svg:height="0.882cm" svg:x="2.3cm" svg:y="4.889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34" draw:layer="layout" svg:width="1.741cm" svg:height="0.882cm" svg:x="2.3cm" svg:y="5.77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8" draw:text-style-name="P20" draw:layer="layout" svg:width="1.741cm" svg:height="0.882cm" svg:x="2.259cm" svg:y="8cm">
            <text:p/>
            <draw:enhanced-geometry svg:viewBox="0 0 21600 21600" draw:type="rectangle" draw:enhanced-path="M 0 0 L 21600 0 21600 21600 0 21600 0 0 Z N"/>
          </draw:custom-shape>
          <draw:custom-shape draw:style-name="gr110" draw:text-style-name="P34" draw:layer="layout" svg:width="1.741cm" svg:height="0.882cm" svg:x="2.259cm" svg:y="8.878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34" draw:layer="layout" svg:width="1.741cm" svg:height="0.882cm" svg:x="2.259cm" svg:y="9.7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8" draw:text-style-name="P20" draw:layer="layout" svg:width="1.741cm" svg:height="0.882cm" svg:x="2.3cm" svg:y="12cm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34" draw:layer="layout" svg:width="1.741cm" svg:height="0.882cm" svg:x="2.3cm" svg:y="12.878cm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34" draw:layer="layout" svg:width="1.741cm" svg:height="0.882cm" svg:x="2.3cm" svg:y="13.76cm">
            <text:p/>
            <draw:enhanced-geometry svg:viewBox="0 0 21600 21600" draw:type="rectangle" draw:enhanced-path="M 0 0 L 21600 0 21600 21600 0 21600 0 0 Z N"/>
          </draw:custom-shape>
        </draw:g>
        <draw:line draw:style-name="gr29" draw:text-style-name="P17" draw:layer="layout" svg:x1="3.4cm" svg:y1="6.653cm" svg:x2="3.4cm" svg:y2="8cm">
          <text:p/>
        </draw:line>
        <draw:line draw:style-name="gr29" draw:text-style-name="P17" draw:layer="layout" svg:x1="3.4cm" svg:y1="10.642cm" svg:x2="3.4cm" svg:y2="12cm">
          <text:p/>
        </draw:line>
        <draw:line draw:style-name="gr29" draw:text-style-name="P17" draw:layer="layout" svg:x1="3cm" svg:y1="8cm" svg:x2="3cm" svg:y2="6.653cm">
          <text:p/>
        </draw:line>
        <draw:line draw:style-name="gr29" draw:text-style-name="P17" draw:layer="layout" svg:x1="3cm" svg:y1="12cm" svg:x2="3cm" svg:y2="10.642cm">
          <text:p/>
        </draw:line>
        <draw:line draw:style-name="gr20" draw:text-style-name="P17" draw:layer="layout" svg:x1="0.755cm" svg:y1="2.877cm" svg:x2="0.755cm" svg:y2="13.182cm">
          <text:p/>
        </draw:line>
        <draw:line draw:style-name="gr29" draw:text-style-name="P17" draw:layer="layout" svg:x1="0.755cm" svg:y1="13.181cm" svg:x2="2.145cm" svg:y2="13.223cm">
          <text:p/>
        </draw:line>
        <draw:frame draw:style-name="gr65" draw:text-style-name="P35" draw:layer="layout" svg:width="1.129cm" svg:height="0.924cm" svg:x="2.6cm" svg:y="4.893cm">
          <draw:text-box>
            <text:p><text:span text:style-name="T15">10</text:span></text:p>
          </draw:text-box>
        </draw:frame>
        <draw:frame draw:style-name="gr65" draw:text-style-name="P35" draw:layer="layout" svg:width="1.129cm" svg:height="0.924cm" svg:x="2.631cm" svg:y="8.882cm">
          <draw:text-box>
            <text:p><text:span text:style-name="T15">20</text:span></text:p>
          </draw:text-box>
        </draw:frame>
        <draw:frame draw:style-name="gr65" draw:text-style-name="P35" draw:layer="layout" svg:width="1.129cm" svg:height="0.924cm" svg:x="2.6cm" svg:y="12.878cm">
          <draw:text-box>
            <text:p><text:span text:style-name="T15">30</text:span></text:p>
          </draw:text-box>
        </draw:frame>
        <draw:g>
          <draw:line draw:style-name="gr29" draw:text-style-name="P17" draw:layer="layout" svg:x1="1.4cm" svg:y1="5.4cm" svg:x2="2.3cm" svg:y2="5.4cm">
            <text:p/>
          </draw:line>
          <draw:frame draw:style-name="gr49" draw:text-style-name="P29" draw:layer="layout" svg:width="1.874cm" svg:height="0.924cm" svg:x="0.726cm" svg:y="4.3cm">
            <draw:text-box>
              <text:p><text:span text:style-name="T18">temp</text:span></text:p>
            </draw:text-box>
          </draw:frame>
        </draw:g>
        <draw:frame draw:style-name="gr94" draw:text-style-name="P23" draw:layer="layout" svg:width="9.616cm" svg:height="0.988cm" svg:x="6.384cm" svg:y="5.87cm">
          <draw:text-box>
            <text:p><text:span text:style-name="T23">Head <text:s text:c="2"/>= <text:s/>temp <text:s text:c="7"/>next <text:s/></text:span></text:p>
          </draw:text-box>
        </draw:frame>
        <draw:line draw:style-name="gr29" draw:text-style-name="P17" draw:layer="layout" svg:x1="10.928cm" svg:y1="6.401cm" svg:x2="12.252cm" svg:y2="6.401cm">
          <text:p/>
        </draw:line>
        <draw:g xml:id="id28" draw:id="id28">
          <draw:line draw:style-name="gr20" draw:text-style-name="P17" draw:layer="layout" svg:x1="4cm" svg:y1="2.4cm" svg:x2="4.6cm" svg:y2="2.4cm">
            <text:p/>
          </draw:line>
          <draw:line draw:style-name="gr20" draw:text-style-name="P17" draw:layer="layout" svg:x1="4.6cm" svg:y1="2.4cm" svg:x2="4.6cm" svg:y2="9.2cm">
            <text:p/>
          </draw:line>
          <draw:line draw:style-name="gr29" draw:text-style-name="P17" draw:layer="layout" svg:x1="4.6cm" svg:y1="9.2cm" svg:x2="4cm" svg:y2="9.2cm">
            <text:p/>
          </draw:line>
        </draw:g>
        <draw:frame draw:style-name="gr95" draw:text-style-name="P37" draw:layer="layout" svg:width="8.529cm" svg:height="1.115cm" svg:x="6.272cm" svg:y="5.001cm">
          <draw:text-box>
            <text:p><text:span text:style-name="T23"><text:s/></text:span><text:span text:style-name="T23">temp = Head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28" smil:attributeName="visibility" smil:to="visible"/>
                  <anim:transitionFilter smil:dur="0.5s" smil:targetElement="id28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 presentation:preset-property="Direction;Accelerate;Decelerate">
                  <anim:animate smil:dur="0.5s" smil:targetElement="id29" smil:attributeName="x" smil:values="x;x" smil:keyTimes="0;1"/>
                  <anim:animate smil:dur="0.5s" smil:targetElement="id29" smil:attributeName="y" smil:values="y;1+height/2" smil:keyTimes="0;1"/>
                  <anim:set smil:begin="0.499s" smil:dur="0.001s" smil:fill="hold" smil:targetElement="id2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delete_at_first</text:span></text:p>
          </draw:text-box>
        </draw:frame>
        <draw:line draw:style-name="gr47" draw:text-style-name="P17" draw:layer="layout" svg:x1="5cm" svg:y1="0.456cm" svg:x2="5cm" svg:y2="14.8cm">
          <text:p/>
        </draw:line>
        <draw:custom-shape draw:style-name="gr48" draw:text-style-name="P20" draw:layer="layout" svg:width="1.741cm" svg:height="0.86cm" svg:x="0.159cm" svg:y="2.04cm">
          <text:p/>
          <draw:enhanced-geometry svg:viewBox="0 0 21600 21600" draw:type="rectangle" draw:enhanced-path="M 0 0 L 21600 0 21600 21600 0 21600 0 0 Z N"/>
        </draw:custom-shape>
        <draw:frame draw:style-name="gr25" draw:text-style-name="P36" draw:layer="layout" svg:width="13.249cm" svg:height="1.725cm" svg:x="6.551cm" svg:y="1.2cm">
          <draw:text-box>
            <text:p><text:span text:style-name="T22">Algorithm : delete_at_first(Head)</text:span></text:p>
          </draw:text-box>
        </draw:frame>
        <draw:frame draw:style-name="gr94" draw:text-style-name="P37" draw:layer="layout" svg:width="8cm" svg:height="0.988cm" svg:x="6.4cm" svg:y="2.885cm">
          <draw:text-box>
            <text:p><text:span text:style-name="T23">if ( Head = NULL) </text:span></text:p>
          </draw:text-box>
        </draw:frame>
        <draw:frame draw:style-name="gr95" draw:text-style-name="P37" draw:layer="layout" svg:width="6.8cm" svg:height="1.115cm" svg:x="6.8cm" svg:y="3.985cm">
          <draw:text-box>
            <text:p><text:span text:style-name="T23">return LIST_EMPTY</text:span></text:p>
          </draw:text-box>
        </draw:frame>
        <draw:frame draw:style-name="gr57" draw:text-style-name="P29" draw:layer="layout" svg:width="1.637cm" svg:height="0.924cm" svg:x="0.363cm" svg:y="1.176cm">
          <draw:text-box>
            <text:p><text:span text:style-name="T18">Tail</text:span></text:p>
          </draw:text-box>
        </draw:frame>
        <draw:g>
          <draw:custom-shape draw:style-name="gr48" draw:text-style-name="P20" draw:layer="layout" svg:width="1.741cm" svg:height="0.86cm" svg:x="2.259cm" svg:y="2.04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29" draw:layer="layout" svg:width="1.874cm" svg:height="0.924cm" svg:x="2.2cm" svg:y="1.2cm">
            <draw:text-box>
              <text:p><text:span text:style-name="T18">Head</text:span></text:p>
            </draw:text-box>
          </draw:frame>
        </draw:g>
        <draw:g>
          <draw:custom-shape draw:style-name="gr58" draw:text-style-name="P20" draw:layer="layout" svg:width="1.741cm" svg:height="0.882cm" svg:x="2.259cm" svg:y="8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34" draw:layer="layout" svg:width="1.741cm" svg:height="0.882cm" svg:x="2.259cm" svg:y="8.878cm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34" draw:layer="layout" svg:width="1.741cm" svg:height="0.882cm" svg:x="2.259cm" svg:y="9.7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8" draw:text-style-name="P20" draw:layer="layout" svg:width="1.741cm" svg:height="0.882cm" svg:x="2.3cm" svg:y="12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34" draw:layer="layout" svg:width="1.741cm" svg:height="0.882cm" svg:x="2.3cm" svg:y="12.878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34" draw:layer="layout" svg:width="1.741cm" svg:height="0.882cm" svg:x="2.3cm" svg:y="13.76cm">
            <text:p/>
            <draw:enhanced-geometry svg:viewBox="0 0 21600 21600" draw:type="rectangle" draw:enhanced-path="M 0 0 L 21600 0 21600 21600 0 21600 0 0 Z N"/>
          </draw:custom-shape>
        </draw:g>
        <draw:line draw:style-name="gr29" draw:text-style-name="P17" draw:layer="layout" svg:x1="3.4cm" svg:y1="10.642cm" svg:x2="3.4cm" svg:y2="12cm">
          <text:p/>
        </draw:line>
        <draw:line draw:style-name="gr29" draw:text-style-name="P17" draw:layer="layout" svg:x1="3cm" svg:y1="12cm" svg:x2="3cm" svg:y2="10.642cm">
          <text:p/>
        </draw:line>
        <draw:line draw:style-name="gr20" draw:text-style-name="P17" draw:layer="layout" svg:x1="0.755cm" svg:y1="2.877cm" svg:x2="0.755cm" svg:y2="13.182cm">
          <text:p/>
        </draw:line>
        <draw:line draw:style-name="gr29" draw:text-style-name="P17" draw:layer="layout" svg:x1="0.755cm" svg:y1="13.181cm" svg:x2="2.145cm" svg:y2="13.223cm">
          <text:p/>
        </draw:line>
        <draw:frame draw:style-name="gr65" draw:text-style-name="P35" draw:layer="layout" svg:width="1.129cm" svg:height="0.924cm" svg:x="2.631cm" svg:y="8.882cm">
          <draw:text-box>
            <text:p><text:span text:style-name="T15">20</text:span></text:p>
          </draw:text-box>
        </draw:frame>
        <draw:frame draw:style-name="gr65" draw:text-style-name="P35" draw:layer="layout" svg:width="1.129cm" svg:height="0.924cm" svg:x="2.6cm" svg:y="12.878cm">
          <draw:text-box>
            <text:p><text:span text:style-name="T15">30</text:span></text:p>
          </draw:text-box>
        </draw:frame>
        <draw:g xml:id="id31" draw:id="id31">
          <draw:g>
            <draw:custom-shape draw:style-name="gr58" draw:text-style-name="P20" draw:layer="layout" svg:width="1.741cm" svg:height="0.882cm" svg:x="2.3cm" svg:y="4.011cm">
              <text:p/>
              <draw:enhanced-geometry svg:viewBox="0 0 21600 21600" draw:type="rectangle" draw:enhanced-path="M 0 0 L 21600 0 21600 21600 0 21600 0 0 Z N"/>
            </draw:custom-shape>
            <draw:custom-shape draw:style-name="gr118" draw:text-style-name="P34" draw:layer="layout" svg:width="1.741cm" svg:height="0.882cm" svg:x="2.3cm" svg:y="4.889cm">
              <text:p/>
              <draw:enhanced-geometry svg:viewBox="0 0 21600 21600" draw:type="rectangle" draw:enhanced-path="M 0 0 L 21600 0 21600 21600 0 21600 0 0 Z N"/>
            </draw:custom-shape>
            <draw:custom-shape draw:style-name="gr119" draw:text-style-name="P34" draw:layer="layout" svg:width="1.741cm" svg:height="0.882cm" svg:x="2.3cm" svg:y="5.771cm">
              <text:p/>
              <draw:enhanced-geometry svg:viewBox="0 0 21600 21600" draw:type="rectangle" draw:enhanced-path="M 0 0 L 21600 0 21600 21600 0 21600 0 0 Z N"/>
            </draw:custom-shape>
          </draw:g>
          <draw:line draw:style-name="gr29" draw:text-style-name="P17" draw:layer="layout" svg:x1="3.4cm" svg:y1="6.653cm" svg:x2="3.4cm" svg:y2="8cm">
            <text:p/>
          </draw:line>
          <draw:line draw:style-name="gr29" draw:text-style-name="P17" draw:layer="layout" svg:x1="3cm" svg:y1="8cm" svg:x2="3cm" svg:y2="6.653cm">
            <text:p/>
          </draw:line>
          <draw:frame draw:style-name="gr65" draw:text-style-name="P35" draw:layer="layout" svg:width="1.129cm" svg:height="0.924cm" svg:x="2.6cm" svg:y="4.893cm">
            <draw:text-box>
              <text:p><text:span text:style-name="T15">10</text:span></text:p>
            </draw:text-box>
          </draw:frame>
          <draw:line draw:style-name="gr29" draw:text-style-name="P17" draw:layer="layout" svg:x1="1.4cm" svg:y1="5.4cm" svg:x2="2.3cm" svg:y2="5.4cm">
            <text:p/>
          </draw:line>
          <draw:frame draw:style-name="gr49" draw:text-style-name="P29" draw:layer="layout" svg:width="1.874cm" svg:height="0.924cm" svg:x="0.726cm" svg:y="4.3cm">
            <draw:text-box>
              <text:p><text:span text:style-name="T18">temp</text:span></text:p>
            </draw:text-box>
          </draw:frame>
        </draw:g>
        <draw:g>
          <draw:line draw:style-name="gr20" draw:text-style-name="P17" draw:layer="layout" svg:x1="4cm" svg:y1="2.4cm" svg:x2="4.6cm" svg:y2="2.4cm">
            <text:p/>
          </draw:line>
          <draw:line draw:style-name="gr20" draw:text-style-name="P17" draw:layer="layout" svg:x1="4.6cm" svg:y1="2.4cm" svg:x2="4.6cm" svg:y2="9.2cm">
            <text:p/>
          </draw:line>
          <draw:line draw:style-name="gr29" draw:text-style-name="P17" draw:layer="layout" svg:x1="4.6cm" svg:y1="9.2cm" svg:x2="4cm" svg:y2="9.2cm">
            <text:p/>
          </draw:line>
        </draw:g>
        <draw:frame draw:style-name="gr95" draw:text-style-name="P37" draw:layer="layout" svg:width="5.8cm" svg:height="1.115cm" svg:x="6.4cm" svg:y="6.784cm">
          <draw:text-box>
            <text:p xml:id="id30" text:id="id30"><text:span text:style-name="T23">free temp </text:span></text:p>
          </draw:text-box>
        </draw:frame>
        <draw:frame draw:style-name="gr94" draw:text-style-name="P23" draw:layer="layout" svg:width="9.616cm" svg:height="0.988cm" svg:x="6.384cm" svg:y="5.871cm">
          <draw:text-box>
            <text:p><text:span text:style-name="T23">Head <text:s text:c="2"/>= <text:s/>temp <text:s text:c="7"/>next <text:s/></text:span></text:p>
          </draw:text-box>
        </draw:frame>
        <draw:line draw:style-name="gr29" draw:text-style-name="P17" draw:layer="layout" svg:x1="11.028cm" svg:y1="6.402cm" svg:x2="12.352cm" svg:y2="6.402cm">
          <text:p/>
        </draw:line>
        <draw:frame draw:style-name="gr95" draw:text-style-name="P37" draw:layer="layout" svg:width="8.529cm" svg:height="1.115cm" svg:x="6.272cm" svg:y="5.002cm">
          <draw:text-box>
            <text:p><text:span text:style-name="T23"><text:s/></text:span><text:span text:style-name="T23">temp = Head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slideWipe" smil:subtype="fromLeft"/>
                </anim:par>
              </anim:par>
              <anim:par smil:begin="0.5s">
                <anim:par smil:begin="0s" smil:fill="hold" presentation:node-type="after-previous" presentation:preset-class="exit" presentation:preset-id="ooo-exit-fly-out" presentation:preset-sub-type="from-bottom" presentation:preset-property="Direction;Accelerate;Decelerate">
                  <anim:animate smil:dur="1s" smil:targetElement="id31" smil:attributeName="x" smil:values="x;x" smil:keyTimes="0;1"/>
                  <anim:animate smil:dur="1s" smil:targetElement="id31" smil:attributeName="y" smil:values="y;1+height/2" smil:keyTimes="0;1"/>
                  <anim:set smil:begin="0.998s" smil:dur="0.002s" smil:fill="hold" smil:targetElement="id3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delete_at_first</text:span></text:p>
          </draw:text-box>
        </draw:frame>
        <draw:line draw:style-name="gr47" draw:text-style-name="P17" draw:layer="layout" svg:x1="5cm" svg:y1="0.456cm" svg:x2="5cm" svg:y2="14.8cm">
          <text:p/>
        </draw:line>
        <draw:custom-shape draw:style-name="gr48" draw:text-style-name="P20" draw:layer="layout" svg:width="1.741cm" svg:height="0.86cm" svg:x="0.159cm" svg:y="2.04cm">
          <text:p/>
          <draw:enhanced-geometry svg:viewBox="0 0 21600 21600" draw:type="rectangle" draw:enhanced-path="M 0 0 L 21600 0 21600 21600 0 21600 0 0 Z N"/>
        </draw:custom-shape>
        <draw:frame draw:style-name="gr25" draw:text-style-name="P36" draw:layer="layout" svg:width="13.649cm" svg:height="1.725cm" svg:x="6.551cm" svg:y="1.2cm">
          <draw:text-box>
            <text:p><text:span text:style-name="T22">Algorithm : delete_at_first(Head)</text:span></text:p>
          </draw:text-box>
        </draw:frame>
        <draw:frame draw:style-name="gr94" draw:text-style-name="P37" draw:layer="layout" svg:width="8.4cm" svg:height="0.988cm" svg:x="6.4cm" svg:y="2.885cm">
          <draw:text-box>
            <text:p><text:span text:style-name="T23">if ( Head = NULL) </text:span></text:p>
          </draw:text-box>
        </draw:frame>
        <draw:frame draw:style-name="gr95" draw:text-style-name="P37" draw:layer="layout" svg:width="6.8cm" svg:height="1.115cm" svg:x="6.8cm" svg:y="3.985cm">
          <draw:text-box>
            <text:p><text:span text:style-name="T23">return LIST_EMPTY</text:span></text:p>
          </draw:text-box>
        </draw:frame>
        <draw:frame draw:style-name="gr57" draw:text-style-name="P29" draw:layer="layout" svg:width="1.637cm" svg:height="0.924cm" svg:x="0.363cm" svg:y="1.176cm">
          <draw:text-box>
            <text:p><text:span text:style-name="T18">Tail</text:span></text:p>
          </draw:text-box>
        </draw:frame>
        <draw:g>
          <draw:custom-shape draw:style-name="gr48" draw:text-style-name="P20" draw:layer="layout" svg:width="1.741cm" svg:height="0.86cm" svg:x="2.259cm" svg:y="2.04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29" draw:layer="layout" svg:width="1.874cm" svg:height="0.924cm" svg:x="2.2cm" svg:y="1.2cm">
            <draw:text-box>
              <text:p><text:span text:style-name="T18">Head</text:span></text:p>
            </draw:text-box>
          </draw:frame>
        </draw:g>
        <draw:g>
          <draw:custom-shape draw:style-name="gr58" draw:text-style-name="P20" draw:layer="layout" svg:width="1.741cm" svg:height="0.882cm" svg:x="2.3cm" svg:y="12cm">
            <text:p/>
            <draw:enhanced-geometry svg:viewBox="0 0 21600 21600" draw:type="rectangle" draw:enhanced-path="M 0 0 L 21600 0 21600 21600 0 21600 0 0 Z N"/>
          </draw:custom-shape>
          <draw:custom-shape draw:style-name="gr120" draw:text-style-name="P34" draw:layer="layout" svg:width="1.741cm" svg:height="0.882cm" svg:x="2.3cm" svg:y="12.878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34" draw:layer="layout" svg:width="1.741cm" svg:height="0.882cm" svg:x="2.3cm" svg:y="13.76cm">
            <text:p/>
            <draw:enhanced-geometry svg:viewBox="0 0 21600 21600" draw:type="rectangle" draw:enhanced-path="M 0 0 L 21600 0 21600 21600 0 21600 0 0 Z N"/>
          </draw:custom-shape>
        </draw:g>
        <draw:line draw:style-name="gr29" draw:text-style-name="P17" draw:layer="layout" svg:x1="3.4cm" svg:y1="10.642cm" svg:x2="3.4cm" svg:y2="12cm">
          <text:p/>
        </draw:line>
        <draw:line draw:style-name="gr29" draw:text-style-name="P17" draw:layer="layout" svg:x1="3cm" svg:y1="12cm" svg:x2="3cm" svg:y2="10.642cm">
          <text:p/>
        </draw:line>
        <draw:line draw:style-name="gr20" draw:text-style-name="P17" draw:layer="layout" svg:x1="0.755cm" svg:y1="2.877cm" svg:x2="0.755cm" svg:y2="13.182cm">
          <text:p/>
        </draw:line>
        <draw:line draw:style-name="gr29" draw:text-style-name="P17" draw:layer="layout" svg:x1="0.755cm" svg:y1="13.181cm" svg:x2="2.145cm" svg:y2="13.223cm">
          <text:p/>
        </draw:line>
        <draw:g>
          <draw:custom-shape draw:style-name="gr122" draw:text-style-name="P20" draw:layer="layout" svg:width="1.741cm" svg:height="0.882cm" svg:x="2.259cm" svg:y="8cm">
            <text:p xml:id="id32" text:id="id32" text:style-name="P19"><text:span text:style-name="T15">NULL</text:span></text:p>
            <draw:enhanced-geometry svg:viewBox="0 0 21600 21600" draw:type="rectangle" draw:enhanced-path="M 0 0 L 21600 0 21600 21600 0 21600 0 0 Z N"/>
          </draw:custom-shape>
          <draw:custom-shape draw:style-name="gr123" draw:text-style-name="P34" draw:layer="layout" svg:width="1.741cm" svg:height="0.882cm" svg:x="2.259cm" svg:y="8.878cm">
            <text:p/>
            <draw:enhanced-geometry svg:viewBox="0 0 21600 21600" draw:type="rectangle" draw:enhanced-path="M 0 0 L 21600 0 21600 21600 0 21600 0 0 Z N"/>
          </draw:custom-shape>
          <draw:custom-shape draw:style-name="gr124" draw:text-style-name="P34" draw:layer="layout" svg:width="1.741cm" svg:height="0.882cm" svg:x="2.259cm" svg:y="9.76cm">
            <text:p/>
            <draw:enhanced-geometry svg:viewBox="0 0 21600 21600" draw:type="rectangle" draw:enhanced-path="M 0 0 L 21600 0 21600 21600 0 21600 0 0 Z N"/>
          </draw:custom-shape>
          <draw:frame draw:style-name="gr65" draw:text-style-name="P35" draw:layer="layout" svg:width="1.129cm" svg:height="0.924cm" svg:x="2.631cm" svg:y="8.882cm">
            <draw:text-box>
              <text:p><text:span text:style-name="T15">20</text:span></text:p>
            </draw:text-box>
          </draw:frame>
        </draw:g>
        <draw:frame draw:style-name="gr65" draw:text-style-name="P35" draw:layer="layout" svg:width="1.129cm" svg:height="0.924cm" svg:x="2.6cm" svg:y="12.878cm">
          <draw:text-box>
            <text:p><text:span text:style-name="T15">30</text:span></text:p>
          </draw:text-box>
        </draw:frame>
        <draw:g>
          <draw:line draw:style-name="gr20" draw:text-style-name="P17" draw:layer="layout" svg:x1="4cm" svg:y1="2.4cm" svg:x2="4.6cm" svg:y2="2.4cm">
            <text:p/>
          </draw:line>
          <draw:line draw:style-name="gr20" draw:text-style-name="P17" draw:layer="layout" svg:x1="4.6cm" svg:y1="2.4cm" svg:x2="4.6cm" svg:y2="9.2cm">
            <text:p/>
          </draw:line>
          <draw:line draw:style-name="gr29" draw:text-style-name="P17" draw:layer="layout" svg:x1="4.6cm" svg:y1="9.2cm" svg:x2="4cm" svg:y2="9.2cm">
            <text:p/>
          </draw:line>
        </draw:g>
        <draw:frame draw:style-name="gr95" draw:text-style-name="P37" draw:layer="layout" svg:width="5.8cm" svg:height="1.115cm" svg:x="6.4cm" svg:y="6.784cm">
          <draw:text-box>
            <text:p><text:span text:style-name="T23">free temp </text:span></text:p>
          </draw:text-box>
        </draw:frame>
        <draw:frame draw:style-name="gr94" draw:text-style-name="P23" draw:layer="layout" svg:width="10.4cm" svg:height="0.988cm" svg:x="6.4cm" svg:y="7.686cm">
          <draw:text-box>
            <text:p><text:span text:style-name="T23">Head <text:s text:c="7"/>prev = <text:s/>NULL </text:span></text:p>
          </draw:text-box>
        </draw:frame>
        <draw:line draw:style-name="gr29" draw:text-style-name="P17" draw:layer="layout" svg:x1="8.168cm" svg:y1="8.2cm" svg:x2="9.6cm" svg:y2="8.2cm">
          <text:p/>
        </draw:line>
        <draw:frame draw:style-name="gr94" draw:text-style-name="P23" draw:layer="layout" svg:width="9.616cm" svg:height="0.988cm" svg:x="6.384cm" svg:y="5.871cm">
          <draw:text-box>
            <text:p><text:span text:style-name="T23">Head <text:s text:c="2"/>= <text:s/>temp <text:s text:c="7"/>next <text:s/></text:span></text:p>
          </draw:text-box>
        </draw:frame>
        <draw:line draw:style-name="gr29" draw:text-style-name="P17" draw:layer="layout" svg:x1="11.028cm" svg:y1="6.402cm" svg:x2="12.352cm" svg:y2="6.402cm">
          <text:p/>
        </draw:line>
        <draw:frame draw:style-name="gr95" draw:text-style-name="P37" draw:layer="layout" svg:width="8.529cm" svg:height="1.115cm" svg:x="6.272cm" svg:y="5.002cm">
          <draw:text-box>
            <text:p><text:span text:style-name="T23"><text:s/></text:span><text:span text:style-name="T23">temp = Head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delete_at_first</text:span></text:p>
          </draw:text-box>
        </draw:frame>
        <draw:line draw:style-name="gr47" draw:text-style-name="P17" draw:layer="layout" svg:x1="5cm" svg:y1="0.456cm" svg:x2="5cm" svg:y2="14.8cm">
          <text:p/>
        </draw:line>
        <draw:custom-shape draw:style-name="gr48" draw:text-style-name="P20" draw:layer="layout" svg:width="1.741cm" svg:height="0.86cm" svg:x="0.159cm" svg:y="2.04cm">
          <text:p/>
          <draw:enhanced-geometry svg:viewBox="0 0 21600 21600" draw:type="rectangle" draw:enhanced-path="M 0 0 L 21600 0 21600 21600 0 21600 0 0 Z N"/>
        </draw:custom-shape>
        <draw:frame draw:style-name="gr25" draw:text-style-name="P36" draw:layer="layout" svg:width="14.049cm" svg:height="1.725cm" svg:x="6.551cm" svg:y="1.2cm">
          <draw:text-box>
            <text:p><text:span text:style-name="T22">Algorithm : delete_at_first(Head)</text:span></text:p>
          </draw:text-box>
        </draw:frame>
        <draw:frame draw:style-name="gr94" draw:text-style-name="P37" draw:layer="layout" svg:width="7.4cm" svg:height="0.988cm" svg:x="6.4cm" svg:y="2.885cm">
          <draw:text-box>
            <text:p><text:span text:style-name="T23">if ( Head = NULL) </text:span></text:p>
          </draw:text-box>
        </draw:frame>
        <draw:frame draw:style-name="gr95" draw:text-style-name="P37" draw:layer="layout" svg:width="6.8cm" svg:height="1.115cm" svg:x="6.8cm" svg:y="3.985cm">
          <draw:text-box>
            <text:p><text:span text:style-name="T23">return LIST_EMPTY</text:span></text:p>
          </draw:text-box>
        </draw:frame>
        <draw:frame draw:style-name="gr57" draw:text-style-name="P29" draw:layer="layout" svg:width="1.637cm" svg:height="0.924cm" svg:x="0.363cm" svg:y="1.176cm">
          <draw:text-box>
            <text:p><text:span text:style-name="T18">Tail</text:span></text:p>
          </draw:text-box>
        </draw:frame>
        <draw:g>
          <draw:custom-shape draw:style-name="gr48" draw:text-style-name="P20" draw:layer="layout" svg:width="1.741cm" svg:height="0.86cm" svg:x="2.259cm" svg:y="2.04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29" draw:layer="layout" svg:width="1.874cm" svg:height="0.924cm" svg:x="2.2cm" svg:y="1.2cm">
            <draw:text-box>
              <text:p><text:span text:style-name="T18">Head</text:span></text:p>
            </draw:text-box>
          </draw:frame>
        </draw:g>
        <draw:g>
          <draw:custom-shape draw:style-name="gr58" draw:text-style-name="P20" draw:layer="layout" svg:width="1.741cm" svg:height="0.882cm" svg:x="2.3cm" svg:y="12cm">
            <text:p/>
            <draw:enhanced-geometry svg:viewBox="0 0 21600 21600" draw:type="rectangle" draw:enhanced-path="M 0 0 L 21600 0 21600 21600 0 21600 0 0 Z N"/>
          </draw:custom-shape>
          <draw:custom-shape draw:style-name="gr125" draw:text-style-name="P34" draw:layer="layout" svg:width="1.741cm" svg:height="0.882cm" svg:x="2.3cm" svg:y="12.878cm">
            <text:p/>
            <draw:enhanced-geometry svg:viewBox="0 0 21600 21600" draw:type="rectangle" draw:enhanced-path="M 0 0 L 21600 0 21600 21600 0 21600 0 0 Z N"/>
          </draw:custom-shape>
          <draw:custom-shape draw:style-name="gr126" draw:text-style-name="P34" draw:layer="layout" svg:width="1.741cm" svg:height="0.882cm" svg:x="2.3cm" svg:y="13.76cm">
            <text:p/>
            <draw:enhanced-geometry svg:viewBox="0 0 21600 21600" draw:type="rectangle" draw:enhanced-path="M 0 0 L 21600 0 21600 21600 0 21600 0 0 Z N"/>
          </draw:custom-shape>
        </draw:g>
        <draw:line draw:style-name="gr29" draw:text-style-name="P17" draw:layer="layout" svg:x1="3.4cm" svg:y1="10.642cm" svg:x2="3.4cm" svg:y2="12cm">
          <text:p/>
        </draw:line>
        <draw:line draw:style-name="gr29" draw:text-style-name="P17" draw:layer="layout" svg:x1="3cm" svg:y1="12cm" svg:x2="3cm" svg:y2="10.642cm">
          <text:p/>
        </draw:line>
        <draw:line draw:style-name="gr20" draw:text-style-name="P17" draw:layer="layout" svg:x1="0.755cm" svg:y1="2.877cm" svg:x2="0.755cm" svg:y2="13.182cm">
          <text:p/>
        </draw:line>
        <draw:line draw:style-name="gr29" draw:text-style-name="P17" draw:layer="layout" svg:x1="0.755cm" svg:y1="13.181cm" svg:x2="2.145cm" svg:y2="13.223cm">
          <text:p/>
        </draw:line>
        <draw:g>
          <draw:custom-shape draw:style-name="gr122" draw:text-style-name="P20" draw:layer="layout" svg:width="1.741cm" svg:height="0.882cm" svg:x="2.259cm" svg:y="8cm">
            <text:p text:style-name="P19"><text:span text:style-name="T15">NULL</text:span></text:p>
            <draw:enhanced-geometry svg:viewBox="0 0 21600 21600" draw:type="rectangle" draw:enhanced-path="M 0 0 L 21600 0 21600 21600 0 21600 0 0 Z N"/>
          </draw:custom-shape>
          <draw:custom-shape draw:style-name="gr127" draw:text-style-name="P34" draw:layer="layout" svg:width="1.741cm" svg:height="0.882cm" svg:x="2.259cm" svg:y="8.878cm">
            <text:p/>
            <draw:enhanced-geometry svg:viewBox="0 0 21600 21600" draw:type="rectangle" draw:enhanced-path="M 0 0 L 21600 0 21600 21600 0 21600 0 0 Z N"/>
          </draw:custom-shape>
          <draw:custom-shape draw:style-name="gr128" draw:text-style-name="P34" draw:layer="layout" svg:width="1.741cm" svg:height="0.882cm" svg:x="2.259cm" svg:y="9.76cm">
            <text:p/>
            <draw:enhanced-geometry svg:viewBox="0 0 21600 21600" draw:type="rectangle" draw:enhanced-path="M 0 0 L 21600 0 21600 21600 0 21600 0 0 Z N"/>
          </draw:custom-shape>
          <draw:frame draw:style-name="gr65" draw:text-style-name="P35" draw:layer="layout" svg:width="1.129cm" svg:height="0.924cm" svg:x="2.631cm" svg:y="8.882cm">
            <draw:text-box>
              <text:p><text:span text:style-name="T15">20</text:span></text:p>
            </draw:text-box>
          </draw:frame>
        </draw:g>
        <draw:frame draw:style-name="gr65" draw:text-style-name="P35" draw:layer="layout" svg:width="1.129cm" svg:height="0.924cm" svg:x="2.6cm" svg:y="12.878cm">
          <draw:text-box>
            <text:p><text:span text:style-name="T15">30</text:span></text:p>
          </draw:text-box>
        </draw:frame>
        <draw:g>
          <draw:line draw:style-name="gr20" draw:text-style-name="P17" draw:layer="layout" svg:x1="4cm" svg:y1="2.4cm" svg:x2="4.6cm" svg:y2="2.4cm">
            <text:p/>
          </draw:line>
          <draw:line draw:style-name="gr20" draw:text-style-name="P17" draw:layer="layout" svg:x1="4.6cm" svg:y1="2.4cm" svg:x2="4.6cm" svg:y2="9.2cm">
            <text:p/>
          </draw:line>
          <draw:line draw:style-name="gr29" draw:text-style-name="P17" draw:layer="layout" svg:x1="4.6cm" svg:y1="9.2cm" svg:x2="4cm" svg:y2="9.2cm">
            <text:p/>
          </draw:line>
        </draw:g>
        <draw:frame draw:style-name="gr95" draw:text-style-name="P37" draw:layer="layout" svg:width="6.8cm" svg:height="1.115cm" svg:x="6.5cm" svg:y="8.501cm">
          <draw:text-box>
            <text:p xml:id="id33" text:id="id33"><text:span text:style-name="T23">return SUCCESS</text:span></text:p>
          </draw:text-box>
        </draw:frame>
        <draw:frame draw:style-name="gr95" draw:text-style-name="P37" draw:layer="layout" svg:width="5.8cm" svg:height="1.115cm" svg:x="6.4cm" svg:y="6.784cm">
          <draw:text-box>
            <text:p><text:span text:style-name="T23">free temp </text:span></text:p>
          </draw:text-box>
        </draw:frame>
        <draw:frame draw:style-name="gr94" draw:text-style-name="P23" draw:layer="layout" svg:width="9.616cm" svg:height="0.988cm" svg:x="6.384cm" svg:y="5.871cm">
          <draw:text-box>
            <text:p><text:span text:style-name="T23">Head <text:s text:c="2"/>= <text:s/>temp <text:s text:c="7"/>next <text:s/></text:span></text:p>
          </draw:text-box>
        </draw:frame>
        <draw:line draw:style-name="gr29" draw:text-style-name="P17" draw:layer="layout" svg:x1="10.928cm" svg:y1="6.402cm" svg:x2="12.252cm" svg:y2="6.402cm">
          <text:p/>
        </draw:line>
        <draw:frame draw:style-name="gr95" draw:text-style-name="P37" draw:layer="layout" svg:width="8.529cm" svg:height="1.115cm" svg:x="6.272cm" svg:y="5.002cm">
          <draw:text-box>
            <text:p><text:span text:style-name="T23"><text:s/></text:span><text:span text:style-name="T23">temp = Head </text:span></text:p>
          </draw:text-box>
        </draw:frame>
        <draw:frame draw:style-name="gr94" draw:text-style-name="P23" draw:layer="layout" svg:width="10.4cm" svg:height="0.988cm" svg:x="6.4cm" svg:y="7.686cm">
          <draw:text-box>
            <text:p><text:span text:style-name="T23">Head <text:s text:c="7"/>prev = <text:s/>NULL </text:span></text:p>
          </draw:text-box>
        </draw:frame>
        <draw:line draw:style-name="gr29" draw:text-style-name="P17" draw:layer="layout" svg:x1="8.268cm" svg:y1="8.2cm" svg:x2="9.7cm" svg:y2="8.2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delete_at_first</text:span></text:p>
          </draw:text-box>
        </draw:frame>
        <draw:line draw:style-name="gr47" draw:text-style-name="P17" draw:layer="layout" svg:x1="5cm" svg:y1="0.456cm" svg:x2="5cm" svg:y2="14.8cm">
          <text:p/>
        </draw:line>
        <draw:frame draw:style-name="gr25" draw:text-style-name="P36" draw:layer="layout" svg:width="13.249cm" svg:height="1.725cm" svg:x="6.551cm" svg:y="1.2cm">
          <draw:text-box>
            <text:p><text:span text:style-name="T22">Algorithm : delete_at_first(Head)</text:span></text:p>
          </draw:text-box>
        </draw:frame>
        <draw:frame draw:style-name="gr94" draw:text-style-name="P37" draw:layer="layout" svg:width="8.2cm" svg:height="0.988cm" svg:x="6.4cm" svg:y="2.885cm">
          <draw:text-box>
            <text:p><text:span text:style-name="T23">if ( Head = NULL) </text:span></text:p>
          </draw:text-box>
        </draw:frame>
        <draw:frame draw:style-name="gr95" draw:text-style-name="P37" draw:layer="layout" svg:width="6.8cm" svg:height="1.115cm" svg:x="6.8cm" svg:y="3.985cm">
          <draw:text-box>
            <text:p><text:span text:style-name="T23">return LIST_EMPTY</text:span></text:p>
          </draw:text-box>
        </draw:frame>
        <draw:frame draw:style-name="gr95" draw:text-style-name="P37" draw:layer="layout" svg:width="6.8cm" svg:height="1.115cm" svg:x="6.5cm" svg:y="8.501cm">
          <draw:text-box>
            <text:p><text:span text:style-name="T23">return SUCCESS</text:span></text:p>
          </draw:text-box>
        </draw:frame>
        <draw:g xml:id="id34" draw:id="id34">
          <draw:custom-shape draw:style-name="gr48" draw:text-style-name="P20" draw:layer="layout" svg:width="1.741cm" svg:height="0.86cm" svg:x="0.552cm" svg:y="2.048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29" draw:layer="layout" svg:width="1.637cm" svg:height="0.924cm" svg:x="0.756cm" svg:y="1.184cm">
            <draw:text-box>
              <text:p><text:span text:style-name="T18">Tail</text:span></text:p>
            </draw:text-box>
          </draw:frame>
          <draw:g>
            <draw:custom-shape draw:style-name="gr48" draw:text-style-name="P20" draw:layer="layout" svg:width="1.741cm" svg:height="0.86cm" svg:x="2.652cm" svg:y="2.048cm">
              <text:p/>
              <draw:enhanced-geometry svg:viewBox="0 0 21600 21600" draw:type="rectangle" draw:enhanced-path="M 0 0 L 21600 0 21600 21600 0 21600 0 0 Z N"/>
            </draw:custom-shape>
            <draw:frame draw:style-name="gr49" draw:text-style-name="P29" draw:layer="layout" svg:width="1.874cm" svg:height="0.924cm" svg:x="2.593cm" svg:y="1.208cm">
              <draw:text-box>
                <text:p><text:span text:style-name="T18">Head</text:span></text:p>
              </draw:text-box>
            </draw:frame>
          </draw:g>
          <draw:g>
            <draw:custom-shape draw:style-name="gr58" draw:text-style-name="P20" draw:layer="layout" svg:width="1.741cm" svg:height="0.882cm" svg:x="2.693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129" draw:text-style-name="P34" draw:layer="layout" svg:width="1.741cm" svg:height="0.882cm" svg:x="2.693cm" svg:y="4.897cm">
              <text:p/>
              <draw:enhanced-geometry svg:viewBox="0 0 21600 21600" draw:type="rectangle" draw:enhanced-path="M 0 0 L 21600 0 21600 21600 0 21600 0 0 Z N"/>
            </draw:custom-shape>
            <draw:custom-shape draw:style-name="gr130" draw:text-style-name="P34" draw:layer="layout" svg:width="1.741cm" svg:height="0.882cm" svg:x="2.693cm" svg:y="5.77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29" draw:text-style-name="P17" draw:layer="layout" svg:x1="3.593cm" svg:y1="2.672cm" svg:x2="3.593cm" svg:y2="4.019cm">
            <text:p/>
          </draw:line>
          <draw:g>
            <draw:line draw:style-name="gr20" draw:text-style-name="P17" draw:layer="layout" svg:x1="1.148cm" svg:y1="2.908cm" svg:x2="1.148cm" svg:y2="5.996cm">
              <text:p/>
            </draw:line>
            <draw:line draw:style-name="gr29" draw:text-style-name="P17" draw:layer="layout" svg:x1="1.148cm" svg:y1="5.995cm" svg:x2="2.693cm" svg:y2="6.008cm">
              <text:p/>
            </draw:line>
          </draw:g>
          <draw:frame draw:style-name="gr65" draw:text-style-name="P35" draw:layer="layout" svg:width="1.129cm" svg:height="0.924cm" svg:x="2.993cm" svg:y="4.901cm">
            <draw:text-box>
              <text:p><text:span text:style-name="T15">10</text:span></text:p>
            </draw:text-box>
          </draw:frame>
        </draw:g>
        <draw:frame draw:style-name="gr95" draw:text-style-name="P37" draw:layer="layout" svg:width="5.8cm" svg:height="1.115cm" svg:x="6.4cm" svg:y="6.784cm">
          <draw:text-box>
            <text:p><text:span text:style-name="T23">free temp </text:span></text:p>
          </draw:text-box>
        </draw:frame>
        <draw:frame draw:style-name="gr94" draw:text-style-name="P23" draw:layer="layout" svg:width="9.616cm" svg:height="0.988cm" svg:x="6.384cm" svg:y="5.871cm">
          <draw:text-box>
            <text:p><text:span text:style-name="T23">Head <text:s text:c="2"/>= <text:s/>temp <text:s text:c="7"/>next <text:s/></text:span></text:p>
          </draw:text-box>
        </draw:frame>
        <draw:line draw:style-name="gr29" draw:text-style-name="P17" draw:layer="layout" svg:x1="10.928cm" svg:y1="6.402cm" svg:x2="12.252cm" svg:y2="6.402cm">
          <text:p/>
        </draw:line>
        <draw:frame draw:style-name="gr95" draw:text-style-name="P37" draw:layer="layout" svg:width="8.529cm" svg:height="1.115cm" svg:x="6.272cm" svg:y="5.002cm">
          <draw:text-box>
            <text:p><text:span text:style-name="T23"><text:s/></text:span><text:span text:style-name="T23">temp = Head </text:span></text:p>
          </draw:text-box>
        </draw:frame>
        <draw:frame draw:style-name="gr94" draw:text-style-name="P23" draw:layer="layout" svg:width="10.4cm" svg:height="0.988cm" svg:x="6.4cm" svg:y="7.686cm">
          <draw:text-box>
            <text:p><text:span text:style-name="T23">Head <text:s text:c="7"/>prev = <text:s/>NULL </text:span></text:p>
          </draw:text-box>
        </draw:frame>
        <draw:line draw:style-name="gr29" draw:text-style-name="P17" draw:layer="layout" svg:x1="8.168cm" svg:y1="8.2cm" svg:x2="9.6cm" svg:y2="8.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" presentation:preset-property="Direction;Accelerate;Decelerate">
                  <anim:set smil:begin="0s" smil:dur="0.002s" smil:fill="hold" smil:targetElement="id34" smil:attributeName="visibility" smil:to="visible"/>
                  <anim:animate smil:dur="1s" smil:fill="hold" smil:targetElement="id34" smil:attributeName="x" smil:values="x;x" smil:keyTimes="0;1"/>
                  <anim:animate smil:dur="1s" smil:fill="hold" smil:targetElement="id34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delete_at_first</text:span></text:p>
          </draw:text-box>
        </draw:frame>
        <draw:line draw:style-name="gr47" draw:text-style-name="P17" draw:layer="layout" svg:x1="5cm" svg:y1="0.456cm" svg:x2="5cm" svg:y2="14.8cm">
          <text:p/>
        </draw:line>
        <draw:frame draw:style-name="gr25" draw:text-style-name="P36" draw:layer="layout" svg:width="13.049cm" svg:height="1.725cm" svg:x="6.551cm" svg:y="1.2cm">
          <draw:text-box>
            <text:p><text:span text:style-name="T22">Algorithm : delete_at_first(Head)</text:span></text:p>
          </draw:text-box>
        </draw:frame>
        <draw:frame draw:style-name="gr94" draw:text-style-name="P37" draw:layer="layout" svg:width="7.8cm" svg:height="0.988cm" svg:x="6.4cm" svg:y="2.885cm">
          <draw:text-box>
            <text:p><text:span text:style-name="T23">if ( Head = NULL) </text:span></text:p>
          </draw:text-box>
        </draw:frame>
        <draw:frame draw:style-name="gr95" draw:text-style-name="P37" draw:layer="layout" svg:width="6.8cm" svg:height="1.115cm" svg:x="6.8cm" svg:y="3.985cm">
          <draw:text-box>
            <text:p><text:span text:style-name="T23">return LIST_EMPTY</text:span></text:p>
          </draw:text-box>
        </draw:frame>
        <draw:frame draw:style-name="gr95" draw:text-style-name="P37" draw:layer="layout" svg:width="6.8cm" svg:height="1.115cm" svg:x="6.5cm" svg:y="8.501cm">
          <draw:text-box>
            <text:p><text:span text:style-name="T23">return SUCCESS</text:span></text:p>
          </draw:text-box>
        </draw:frame>
        <draw:custom-shape draw:style-name="gr48" draw:text-style-name="P20" draw:layer="layout" svg:width="1.741cm" svg:height="0.86cm" svg:x="0.552cm" svg:y="2.048cm">
          <text:p/>
          <draw:enhanced-geometry svg:viewBox="0 0 21600 21600" draw:type="rectangle" draw:enhanced-path="M 0 0 L 21600 0 21600 21600 0 21600 0 0 Z N"/>
        </draw:custom-shape>
        <draw:frame draw:style-name="gr57" draw:text-style-name="P29" draw:layer="layout" svg:width="1.637cm" svg:height="0.924cm" svg:x="0.756cm" svg:y="1.184cm">
          <draw:text-box>
            <text:p><text:span text:style-name="T18">Tail</text:span></text:p>
          </draw:text-box>
        </draw:frame>
        <draw:g>
          <draw:custom-shape draw:style-name="gr48" draw:text-style-name="P20" draw:layer="layout" svg:width="1.741cm" svg:height="0.86cm" svg:x="2.652cm" svg:y="2.048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29" draw:layer="layout" svg:width="1.874cm" svg:height="0.924cm" svg:x="2.593cm" svg:y="1.208cm">
            <draw:text-box>
              <text:p><text:span text:style-name="T18">Head</text:span></text:p>
            </draw:text-box>
          </draw:frame>
        </draw:g>
        <draw:g>
          <draw:custom-shape draw:style-name="gr58" draw:text-style-name="P20" draw:layer="layout" svg:width="1.741cm" svg:height="0.882cm" svg:x="2.693cm" svg:y="4.019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34" draw:layer="layout" svg:width="1.741cm" svg:height="0.882cm" svg:x="2.693cm" svg:y="4.897cm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34" draw:layer="layout" svg:width="1.741cm" svg:height="0.882cm" svg:x="2.693cm" svg:y="5.779cm">
            <text:p/>
            <draw:enhanced-geometry svg:viewBox="0 0 21600 21600" draw:type="rectangle" draw:enhanced-path="M 0 0 L 21600 0 21600 21600 0 21600 0 0 Z N"/>
          </draw:custom-shape>
        </draw:g>
        <draw:line draw:style-name="gr29" draw:text-style-name="P17" draw:layer="layout" svg:x1="3.593cm" svg:y1="2.672cm" svg:x2="3.593cm" svg:y2="4.019cm">
          <text:p/>
        </draw:line>
        <draw:g>
          <draw:line draw:style-name="gr20" draw:text-style-name="P17" draw:layer="layout" svg:x1="1.148cm" svg:y1="2.908cm" svg:x2="1.148cm" svg:y2="5.996cm">
            <text:p/>
          </draw:line>
          <draw:line draw:style-name="gr29" draw:text-style-name="P17" draw:layer="layout" svg:x1="1.148cm" svg:y1="5.995cm" svg:x2="2.693cm" svg:y2="6.008cm">
            <text:p/>
          </draw:line>
        </draw:g>
        <draw:frame draw:style-name="gr65" draw:text-style-name="P35" draw:layer="layout" svg:width="1.129cm" svg:height="0.924cm" svg:x="2.993cm" svg:y="4.901cm">
          <draw:text-box>
            <text:p><text:span text:style-name="T15">10</text:span></text:p>
          </draw:text-box>
        </draw:frame>
        <draw:g xml:id="id35" draw:id="id35">
          <draw:line draw:style-name="gr29" draw:text-style-name="P17" draw:layer="layout" svg:x1="1.4cm" svg:y1="5.2cm" svg:x2="2.793cm" svg:y2="5.2cm">
            <text:p/>
          </draw:line>
          <draw:frame draw:style-name="gr49" draw:text-style-name="P29" draw:layer="layout" svg:width="1.874cm" svg:height="0.924cm" svg:x="1.155cm" svg:y="4.3cm">
            <draw:text-box>
              <text:p><text:span text:style-name="T18">temp</text:span></text:p>
            </draw:text-box>
          </draw:frame>
        </draw:g>
        <draw:frame draw:style-name="gr95" draw:text-style-name="P37" draw:layer="layout" svg:width="5.8cm" svg:height="1.115cm" svg:x="6.4cm" svg:y="6.784cm">
          <draw:text-box>
            <text:p><text:span text:style-name="T23">free temp </text:span></text:p>
          </draw:text-box>
        </draw:frame>
        <draw:frame draw:style-name="gr94" draw:text-style-name="P23" draw:layer="layout" svg:width="9.616cm" svg:height="0.988cm" svg:x="6.384cm" svg:y="5.871cm">
          <draw:text-box>
            <text:p><text:span text:style-name="T23">Head <text:s text:c="2"/>= <text:s/>temp <text:s text:c="7"/>next <text:s/></text:span></text:p>
          </draw:text-box>
        </draw:frame>
        <draw:line draw:style-name="gr29" draw:text-style-name="P17" draw:layer="layout" svg:x1="11.028cm" svg:y1="6.402cm" svg:x2="12.352cm" svg:y2="6.402cm">
          <text:p/>
        </draw:line>
        <draw:frame draw:style-name="gr95" draw:text-style-name="P38" draw:layer="layout" svg:width="8.529cm" svg:height="1.145cm" svg:x="6.272cm" svg:y="5.002cm">
          <draw:text-box>
            <text:p><text:span text:style-name="T24"><text:s/></text:span><text:span text:style-name="T24">temp = Head </text:span></text:p>
          </draw:text-box>
        </draw:frame>
        <draw:frame draw:style-name="gr94" draw:text-style-name="P23" draw:layer="layout" svg:width="10.4cm" svg:height="0.988cm" svg:x="6.4cm" svg:y="7.686cm">
          <draw:text-box>
            <text:p><text:span text:style-name="T23">Head <text:s text:c="7"/>prev = <text:s/>NULL </text:span></text:p>
          </draw:text-box>
        </draw:frame>
        <draw:line draw:style-name="gr29" draw:text-style-name="P17" draw:layer="layout" svg:x1="8.268cm" svg:y1="8.2cm" svg:x2="9.7cm" svg:y2="8.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35" smil:attributeName="visibility" smil:to="visible"/>
                  <anim:animate smil:dur="1s" smil:fill="hold" smil:targetElement="id35" smil:attributeName="x" smil:values="0-width/2;x" smil:keyTimes="0;1"/>
                  <anim:animate smil:dur="1s" smil:fill="hold" smil:targetElement="id3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delete_at_first</text:span></text:p>
          </draw:text-box>
        </draw:frame>
        <draw:line draw:style-name="gr47" draw:text-style-name="P17" draw:layer="layout" svg:x1="5cm" svg:y1="0.456cm" svg:x2="5cm" svg:y2="14.8cm">
          <text:p/>
        </draw:line>
        <draw:frame draw:style-name="gr25" draw:text-style-name="P36" draw:layer="layout" svg:width="13.649cm" svg:height="1.725cm" svg:x="6.551cm" svg:y="1.2cm">
          <draw:text-box>
            <text:p><text:span text:style-name="T22">Algorithm : delete_at_first(Head)</text:span></text:p>
          </draw:text-box>
        </draw:frame>
        <draw:frame draw:style-name="gr94" draw:text-style-name="P37" draw:layer="layout" svg:width="8.4cm" svg:height="0.988cm" svg:x="6.4cm" svg:y="2.885cm">
          <draw:text-box>
            <text:p><text:span text:style-name="T23">if ( Head = NULL) </text:span></text:p>
          </draw:text-box>
        </draw:frame>
        <draw:frame draw:style-name="gr95" draw:text-style-name="P37" draw:layer="layout" svg:width="6.8cm" svg:height="1.115cm" svg:x="6.8cm" svg:y="3.985cm">
          <draw:text-box>
            <text:p><text:span text:style-name="T23">return LIST_EMPTY</text:span></text:p>
          </draw:text-box>
        </draw:frame>
        <draw:frame draw:style-name="gr95" draw:text-style-name="P37" draw:layer="layout" svg:width="6.8cm" svg:height="1.115cm" svg:x="6.5cm" svg:y="8.501cm">
          <draw:text-box>
            <text:p><text:span text:style-name="T23">return SUCCESS</text:span></text:p>
          </draw:text-box>
        </draw:frame>
        <draw:custom-shape draw:style-name="gr48" draw:text-style-name="P20" draw:layer="layout" svg:width="1.741cm" svg:height="0.86cm" svg:x="0.552cm" svg:y="2.048cm">
          <text:p/>
          <draw:enhanced-geometry svg:viewBox="0 0 21600 21600" draw:type="rectangle" draw:enhanced-path="M 0 0 L 21600 0 21600 21600 0 21600 0 0 Z N"/>
        </draw:custom-shape>
        <draw:frame draw:style-name="gr57" draw:text-style-name="P29" draw:layer="layout" svg:width="1.637cm" svg:height="0.924cm" svg:x="0.756cm" svg:y="1.184cm">
          <draw:text-box>
            <text:p><text:span text:style-name="T18">Tail</text:span></text:p>
          </draw:text-box>
        </draw:frame>
        <draw:custom-shape draw:style-name="gr48" draw:text-style-name="P20" draw:layer="layout" svg:width="1.741cm" svg:height="0.86cm" svg:x="2.652cm" svg:y="2.048cm">
          <text:p/>
          <draw:enhanced-geometry svg:viewBox="0 0 21600 21600" draw:type="rectangle" draw:enhanced-path="M 0 0 L 21600 0 21600 21600 0 21600 0 0 Z N"/>
        </draw:custom-shape>
        <draw:frame draw:style-name="gr49" draw:text-style-name="P29" draw:layer="layout" svg:width="1.874cm" svg:height="0.924cm" svg:x="2.593cm" svg:y="1.208cm">
          <draw:text-box>
            <text:p><text:span text:style-name="T18">Head</text:span></text:p>
          </draw:text-box>
        </draw:frame>
        <draw:g>
          <draw:custom-shape draw:style-name="gr58" draw:text-style-name="P20" draw:layer="layout" svg:width="1.741cm" svg:height="0.882cm" svg:x="2.693cm" svg:y="4.019cm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34" draw:layer="layout" svg:width="1.741cm" svg:height="0.882cm" svg:x="2.693cm" svg:y="4.897cm">
            <text:p/>
            <draw:enhanced-geometry svg:viewBox="0 0 21600 21600" draw:type="rectangle" draw:enhanced-path="M 0 0 L 21600 0 21600 21600 0 21600 0 0 Z N"/>
          </draw:custom-shape>
          <draw:custom-shape draw:style-name="gr134" draw:text-style-name="P34" draw:layer="layout" svg:width="1.741cm" svg:height="0.882cm" svg:x="2.693cm" svg:y="5.779cm">
            <text:p/>
            <draw:enhanced-geometry svg:viewBox="0 0 21600 21600" draw:type="rectangle" draw:enhanced-path="M 0 0 L 21600 0 21600 21600 0 21600 0 0 Z N"/>
          </draw:custom-shape>
        </draw:g>
        <draw:polyline draw:style-name="gr29" draw:text-style-name="P17" xml:id="id37" draw:id="id37" draw:layer="layout" svg:width="0cm" svg:height="1.346cm" svg:x="3.593cm" svg:y="2.672cm" svg:viewBox="0 0 0 1347" draw:points="0,0 0,1347">
          <text:p/>
        </draw:polyline>
        <draw:g>
          <draw:line draw:style-name="gr20" draw:text-style-name="P17" draw:layer="layout" svg:x1="1.148cm" svg:y1="2.908cm" svg:x2="1.148cm" svg:y2="5.996cm">
            <text:p/>
          </draw:line>
          <draw:line draw:style-name="gr29" draw:text-style-name="P17" draw:layer="layout" svg:x1="1.148cm" svg:y1="5.995cm" svg:x2="2.693cm" svg:y2="6.008cm">
            <text:p/>
          </draw:line>
        </draw:g>
        <draw:frame draw:style-name="gr65" draw:text-style-name="P35" draw:layer="layout" svg:width="1.129cm" svg:height="0.924cm" svg:x="2.993cm" svg:y="4.901cm">
          <draw:text-box>
            <text:p><text:span text:style-name="T15">10</text:span></text:p>
          </draw:text-box>
        </draw:frame>
        <draw:g>
          <draw:line draw:style-name="gr29" draw:text-style-name="P17" draw:layer="layout" svg:x1="1.4cm" svg:y1="5.2cm" svg:x2="2.793cm" svg:y2="5.2cm">
            <text:p/>
          </draw:line>
          <draw:frame draw:style-name="gr49" draw:text-style-name="P29" draw:layer="layout" svg:width="1.874cm" svg:height="0.924cm" svg:x="1.155cm" svg:y="4.3cm">
            <draw:text-box>
              <text:p><text:span text:style-name="T18">temp</text:span></text:p>
            </draw:text-box>
          </draw:frame>
        </draw:g>
        <draw:frame draw:style-name="gr49" draw:text-style-name="P35" draw:layer="layout" svg:width="1.874cm" svg:height="0.924cm" svg:x="2.526cm" svg:y="1.976cm">
          <draw:text-box>
            <text:p xml:id="id36" text:id="id36"><text:span text:style-name="T15">NULL</text:span></text:p>
          </draw:text-box>
        </draw:frame>
        <draw:frame draw:style-name="gr95" draw:text-style-name="P37" draw:layer="layout" svg:width="5.8cm" svg:height="1.115cm" svg:x="6.4cm" svg:y="6.784cm">
          <draw:text-box>
            <text:p><text:span text:style-name="T23">free temp </text:span></text:p>
          </draw:text-box>
        </draw:frame>
        <draw:frame draw:style-name="gr94" draw:text-style-name="P39" draw:layer="layout" svg:width="9.616cm" svg:height="1.145cm" svg:x="6.384cm" svg:y="5.871cm">
          <draw:text-box>
            <text:p><text:span text:style-name="T24">Head <text:s text:c="2"/>= <text:s/>temp <text:s text:c="7"/>next <text:s/></text:span></text:p>
          </draw:text-box>
        </draw:frame>
        <draw:line draw:style-name="gr29" draw:text-style-name="P17" draw:layer="layout" svg:x1="12.028cm" svg:y1="6.402cm" svg:x2="13.352cm" svg:y2="6.402cm">
          <text:p/>
        </draw:line>
        <draw:frame draw:style-name="gr95" draw:text-style-name="P37" draw:layer="layout" svg:width="8.529cm" svg:height="1.115cm" svg:x="6.272cm" svg:y="5.002cm">
          <draw:text-box>
            <text:p><text:span text:style-name="T23"><text:s/></text:span><text:span text:style-name="T23">temp = Head </text:span></text:p>
          </draw:text-box>
        </draw:frame>
        <draw:frame draw:style-name="gr94" draw:text-style-name="P23" draw:layer="layout" svg:width="10.4cm" svg:height="0.988cm" svg:x="6.4cm" svg:y="7.686cm">
          <draw:text-box>
            <text:p><text:span text:style-name="T23">Head <text:s text:c="8"/>prev = <text:s/>NULL </text:span></text:p>
          </draw:text-box>
        </draw:frame>
        <draw:line draw:style-name="gr29" draw:text-style-name="P17" draw:layer="layout" svg:x1="8.368cm" svg:y1="8.2cm" svg:x2="9.8cm" svg:y2="8.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slideWipe" smil:subtype="fromLeft"/>
                </anim:par>
              </anim:par>
              <anim:par smil:begin="0.5s">
                <anim:par smil:begin="0s" smil:fill="hold" presentation:node-type="after-previous" presentation:preset-class="exit" presentation:preset-id="ooo-exit-fly-out" presentation:preset-sub-type="from-bottom" presentation:preset-property="Direction;Accelerate;Decelerate">
                  <anim:animate smil:dur="1s" smil:targetElement="id37" smil:attributeName="x" smil:values="x;x" smil:keyTimes="0;1"/>
                  <anim:animate smil:dur="1s" smil:targetElement="id37" smil:attributeName="y" smil:values="y;1+height/2" smil:keyTimes="0;1"/>
                  <anim:set smil:begin="0.998s" smil:dur="0.002s" smil:fill="hold" smil:targetElement="id37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delete_at_first</text:span></text:p>
          </draw:text-box>
        </draw:frame>
        <draw:line draw:style-name="gr47" draw:text-style-name="P17" draw:layer="layout" svg:x1="5cm" svg:y1="0.456cm" svg:x2="5cm" svg:y2="14.8cm">
          <text:p/>
        </draw:line>
        <draw:frame draw:style-name="gr25" draw:text-style-name="P36" draw:layer="layout" svg:width="13.449cm" svg:height="1.725cm" svg:x="6.551cm" svg:y="1.2cm">
          <draw:text-box>
            <text:p><text:span text:style-name="T22">Algorithm : delete_at_first(Head)</text:span></text:p>
          </draw:text-box>
        </draw:frame>
        <draw:frame draw:style-name="gr94" draw:text-style-name="P37" draw:layer="layout" svg:width="8.2cm" svg:height="0.988cm" svg:x="6.4cm" svg:y="2.885cm">
          <draw:text-box>
            <text:p><text:span text:style-name="T23">if ( Head = NULL) </text:span></text:p>
          </draw:text-box>
        </draw:frame>
        <draw:frame draw:style-name="gr95" draw:text-style-name="P37" draw:layer="layout" svg:width="6.8cm" svg:height="1.115cm" svg:x="6.8cm" svg:y="3.985cm">
          <draw:text-box>
            <text:p><text:span text:style-name="T23">return LIST_EMPTY</text:span></text:p>
          </draw:text-box>
        </draw:frame>
        <draw:frame draw:style-name="gr95" draw:text-style-name="P37" draw:layer="layout" svg:width="6.8cm" svg:height="1.115cm" svg:x="6.5cm" svg:y="8.501cm">
          <draw:text-box>
            <text:p><text:span text:style-name="T23">return SUCCESS</text:span></text:p>
          </draw:text-box>
        </draw:frame>
        <draw:custom-shape draw:style-name="gr48" draw:text-style-name="P20" draw:layer="layout" svg:width="1.741cm" svg:height="0.86cm" svg:x="0.552cm" svg:y="2.048cm">
          <text:p/>
          <draw:enhanced-geometry svg:viewBox="0 0 21600 21600" draw:type="rectangle" draw:enhanced-path="M 0 0 L 21600 0 21600 21600 0 21600 0 0 Z N"/>
        </draw:custom-shape>
        <draw:frame draw:style-name="gr57" draw:text-style-name="P29" draw:layer="layout" svg:width="1.637cm" svg:height="0.924cm" svg:x="0.756cm" svg:y="1.184cm">
          <draw:text-box>
            <text:p><text:span text:style-name="T18">Tail</text:span></text:p>
          </draw:text-box>
        </draw:frame>
        <draw:custom-shape draw:style-name="gr48" draw:text-style-name="P20" draw:layer="layout" svg:width="1.741cm" svg:height="0.86cm" svg:x="2.652cm" svg:y="2.048cm">
          <text:p/>
          <draw:enhanced-geometry svg:viewBox="0 0 21600 21600" draw:type="rectangle" draw:enhanced-path="M 0 0 L 21600 0 21600 21600 0 21600 0 0 Z N"/>
        </draw:custom-shape>
        <draw:frame draw:style-name="gr49" draw:text-style-name="P29" draw:layer="layout" svg:width="1.874cm" svg:height="0.924cm" svg:x="2.593cm" svg:y="1.208cm">
          <draw:text-box>
            <text:p><text:span text:style-name="T18">Head</text:span></text:p>
          </draw:text-box>
        </draw:frame>
        <draw:g>
          <draw:line draw:style-name="gr20" draw:text-style-name="P17" draw:layer="layout" svg:x1="1.148cm" svg:y1="2.908cm" svg:x2="1.148cm" svg:y2="5.996cm">
            <text:p/>
          </draw:line>
          <draw:line draw:style-name="gr29" draw:text-style-name="P17" draw:layer="layout" svg:x1="1.148cm" svg:y1="5.995cm" svg:x2="2.693cm" svg:y2="6.008cm">
            <text:p/>
          </draw:line>
        </draw:g>
        <draw:g xml:id="id38" draw:id="id38">
          <draw:g>
            <draw:custom-shape draw:style-name="gr58" draw:text-style-name="P20" draw:layer="layout" svg:width="1.741cm" svg:height="0.882cm" svg:x="2.693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135" draw:text-style-name="P34" draw:layer="layout" svg:width="1.741cm" svg:height="0.882cm" svg:x="2.693cm" svg:y="4.897cm">
              <text:p/>
              <draw:enhanced-geometry svg:viewBox="0 0 21600 21600" draw:type="rectangle" draw:enhanced-path="M 0 0 L 21600 0 21600 21600 0 21600 0 0 Z N"/>
            </draw:custom-shape>
            <draw:custom-shape draw:style-name="gr136" draw:text-style-name="P34" draw:layer="layout" svg:width="1.741cm" svg:height="0.882cm" svg:x="2.693cm" svg:y="5.779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65" draw:text-style-name="P35" draw:layer="layout" svg:width="1.129cm" svg:height="0.924cm" svg:x="2.993cm" svg:y="4.901cm">
            <draw:text-box>
              <text:p><text:span text:style-name="T15">10</text:span></text:p>
            </draw:text-box>
          </draw:frame>
          <draw:g>
            <draw:line draw:style-name="gr29" draw:text-style-name="P17" draw:layer="layout" svg:x1="1.4cm" svg:y1="5.2cm" svg:x2="2.793cm" svg:y2="5.2cm">
              <text:p/>
            </draw:line>
            <draw:frame draw:style-name="gr49" draw:text-style-name="P29" draw:layer="layout" svg:width="1.874cm" svg:height="0.924cm" svg:x="1.155cm" svg:y="4.3cm">
              <draw:text-box>
                <text:p><text:span text:style-name="T18">temp</text:span></text:p>
              </draw:text-box>
            </draw:frame>
          </draw:g>
        </draw:g>
        <draw:frame draw:style-name="gr49" draw:text-style-name="P35" draw:layer="layout" svg:width="1.874cm" svg:height="0.924cm" svg:x="2.526cm" svg:y="1.976cm">
          <draw:text-box>
            <text:p><text:span text:style-name="T15">NULL</text:span></text:p>
          </draw:text-box>
        </draw:frame>
        <draw:frame draw:style-name="gr95" draw:text-style-name="P38" draw:layer="layout" svg:width="5.8cm" svg:height="1.145cm" svg:x="6.4cm" svg:y="6.784cm">
          <draw:text-box>
            <text:p><text:span text:style-name="T24">free temp </text:span></text:p>
          </draw:text-box>
        </draw:frame>
        <draw:frame draw:style-name="gr94" draw:text-style-name="P23" draw:layer="layout" svg:width="9.616cm" svg:height="0.988cm" svg:x="6.384cm" svg:y="5.871cm">
          <draw:text-box>
            <text:p><text:span text:style-name="T23">Head <text:s text:c="2"/>= <text:s/>temp <text:s text:c="7"/>next <text:s/></text:span></text:p>
          </draw:text-box>
        </draw:frame>
        <draw:line draw:style-name="gr29" draw:text-style-name="P17" draw:layer="layout" svg:x1="11.028cm" svg:y1="6.402cm" svg:x2="12.352cm" svg:y2="6.402cm">
          <text:p/>
        </draw:line>
        <draw:frame draw:style-name="gr95" draw:text-style-name="P37" draw:layer="layout" svg:width="8.529cm" svg:height="1.115cm" svg:x="6.272cm" svg:y="5.002cm">
          <draw:text-box>
            <text:p><text:span text:style-name="T23"><text:s/></text:span><text:span text:style-name="T23">temp = Head </text:span></text:p>
          </draw:text-box>
        </draw:frame>
        <draw:frame draw:style-name="gr94" draw:text-style-name="P23" draw:layer="layout" svg:width="10.4cm" svg:height="0.988cm" svg:x="6.4cm" svg:y="7.686cm">
          <draw:text-box>
            <text:p><text:span text:style-name="T23">Head <text:s text:c="9"/>prev = <text:s/>NULL </text:span></text:p>
          </draw:text-box>
        </draw:frame>
        <draw:line draw:style-name="gr29" draw:text-style-name="P17" draw:layer="layout" svg:x1="8.368cm" svg:y1="8.2cm" svg:x2="9.8cm" svg:y2="8.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 presentation:preset-property="Direction;Accelerate;Decelerate">
                  <anim:animate smil:dur="0.5s" smil:targetElement="id38" smil:attributeName="x" smil:values="x;x" smil:keyTimes="0;1"/>
                  <anim:animate smil:dur="0.5s" smil:targetElement="id38" smil:attributeName="y" smil:values="y;1+height/2" smil:keyTimes="0;1"/>
                  <anim:set smil:begin="0.499s" smil:dur="0.001s" smil:fill="hold" smil:targetElement="id3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delete_at_first</text:span></text:p>
          </draw:text-box>
        </draw:frame>
        <draw:line draw:style-name="gr47" draw:text-style-name="P17" draw:layer="layout" svg:x1="5cm" svg:y1="0.456cm" svg:x2="5cm" svg:y2="14.8cm">
          <text:p/>
        </draw:line>
        <draw:frame draw:style-name="gr25" draw:text-style-name="P36" draw:layer="layout" svg:width="13.449cm" svg:height="1.725cm" svg:x="6.551cm" svg:y="1.2cm">
          <draw:text-box>
            <text:p><text:span text:style-name="T22">Algorithm : delete_at_first(Head)</text:span></text:p>
          </draw:text-box>
        </draw:frame>
        <draw:frame draw:style-name="gr94" draw:text-style-name="P37" draw:layer="layout" svg:width="8.2cm" svg:height="0.988cm" svg:x="6.4cm" svg:y="2.885cm">
          <draw:text-box>
            <text:p><text:span text:style-name="T23">if ( Head = NULL) </text:span></text:p>
          </draw:text-box>
        </draw:frame>
        <draw:frame draw:style-name="gr95" draw:text-style-name="P37" draw:layer="layout" svg:width="6.8cm" svg:height="1.115cm" svg:x="6.8cm" svg:y="3.985cm">
          <draw:text-box>
            <text:p><text:span text:style-name="T23">return LIST_EMPTY</text:span></text:p>
          </draw:text-box>
        </draw:frame>
        <draw:frame draw:style-name="gr95" draw:text-style-name="P37" draw:layer="layout" svg:width="6.8cm" svg:height="1.115cm" svg:x="6.5cm" svg:y="8.501cm">
          <draw:text-box>
            <text:p><text:span text:style-name="T23">return SUCCESS</text:span></text:p>
          </draw:text-box>
        </draw:frame>
        <draw:custom-shape draw:style-name="gr48" draw:text-style-name="P20" draw:layer="layout" svg:width="1.741cm" svg:height="0.86cm" svg:x="0.552cm" svg:y="2.048cm">
          <text:p/>
          <draw:enhanced-geometry svg:viewBox="0 0 21600 21600" draw:type="rectangle" draw:enhanced-path="M 0 0 L 21600 0 21600 21600 0 21600 0 0 Z N"/>
        </draw:custom-shape>
        <draw:frame draw:style-name="gr57" draw:text-style-name="P29" draw:layer="layout" svg:width="1.637cm" svg:height="0.924cm" svg:x="0.756cm" svg:y="1.184cm">
          <draw:text-box>
            <text:p><text:span text:style-name="T18">Tail</text:span></text:p>
          </draw:text-box>
        </draw:frame>
        <draw:custom-shape draw:style-name="gr48" draw:text-style-name="P20" draw:layer="layout" svg:width="1.741cm" svg:height="0.86cm" svg:x="2.652cm" svg:y="2.048cm">
          <text:p/>
          <draw:enhanced-geometry svg:viewBox="0 0 21600 21600" draw:type="rectangle" draw:enhanced-path="M 0 0 L 21600 0 21600 21600 0 21600 0 0 Z N"/>
        </draw:custom-shape>
        <draw:frame draw:style-name="gr49" draw:text-style-name="P29" draw:layer="layout" svg:width="1.874cm" svg:height="0.924cm" svg:x="2.593cm" svg:y="1.208cm">
          <draw:text-box>
            <text:p><text:span text:style-name="T18">Head</text:span></text:p>
          </draw:text-box>
        </draw:frame>
        <draw:g>
          <draw:line draw:style-name="gr20" draw:text-style-name="P17" draw:layer="layout" svg:x1="1.148cm" svg:y1="2.908cm" svg:x2="1.148cm" svg:y2="5.996cm">
            <text:p/>
          </draw:line>
          <draw:line draw:style-name="gr29" draw:text-style-name="P17" draw:layer="layout" svg:x1="1.148cm" svg:y1="5.995cm" svg:x2="2.693cm" svg:y2="6.008cm">
            <text:p/>
          </draw:line>
        </draw:g>
        <draw:g xml:id="id39" draw:id="id39">
          <draw:g>
            <draw:custom-shape draw:style-name="gr58" draw:text-style-name="P20" draw:layer="layout" svg:width="1.741cm" svg:height="0.882cm" svg:x="2.693cm" svg:y="4.019cm">
              <text:p/>
              <draw:enhanced-geometry svg:viewBox="0 0 21600 21600" draw:type="rectangle" draw:enhanced-path="M 0 0 L 21600 0 21600 21600 0 21600 0 0 Z N"/>
            </draw:custom-shape>
            <draw:custom-shape draw:style-name="gr137" draw:text-style-name="P34" draw:layer="layout" svg:width="1.741cm" svg:height="0.882cm" svg:x="2.693cm" svg:y="4.897cm">
              <text:p/>
              <draw:enhanced-geometry svg:viewBox="0 0 21600 21600" draw:type="rectangle" draw:enhanced-path="M 0 0 L 21600 0 21600 21600 0 21600 0 0 Z N"/>
            </draw:custom-shape>
            <draw:custom-shape draw:style-name="gr138" draw:text-style-name="P34" draw:layer="layout" svg:width="1.741cm" svg:height="0.882cm" svg:x="2.693cm" svg:y="5.779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65" draw:text-style-name="P35" draw:layer="layout" svg:width="1.129cm" svg:height="0.924cm" svg:x="2.993cm" svg:y="4.901cm">
            <draw:text-box>
              <text:p><text:span text:style-name="T15">10</text:span></text:p>
            </draw:text-box>
          </draw:frame>
          <draw:g>
            <draw:line draw:style-name="gr29" draw:text-style-name="P17" draw:layer="layout" svg:x1="1.4cm" svg:y1="5.2cm" svg:x2="2.793cm" svg:y2="5.2cm">
              <text:p/>
            </draw:line>
            <draw:frame draw:style-name="gr49" draw:text-style-name="P29" draw:layer="layout" svg:width="1.874cm" svg:height="0.924cm" svg:x="1.155cm" svg:y="4.3cm">
              <draw:text-box>
                <text:p><text:span text:style-name="T18">temp</text:span></text:p>
              </draw:text-box>
            </draw:frame>
          </draw:g>
        </draw:g>
        <draw:frame draw:style-name="gr49" draw:text-style-name="P35" draw:layer="layout" svg:width="1.874cm" svg:height="0.924cm" svg:x="2.526cm" svg:y="1.976cm">
          <draw:text-box>
            <text:p><text:span text:style-name="T15">NULL</text:span></text:p>
          </draw:text-box>
        </draw:frame>
        <draw:frame draw:style-name="gr95" draw:text-style-name="P38" draw:layer="layout" svg:width="5.8cm" svg:height="1.145cm" svg:x="6.4cm" svg:y="6.784cm">
          <draw:text-box>
            <text:p><text:span text:style-name="T24">free temp </text:span></text:p>
          </draw:text-box>
        </draw:frame>
        <draw:frame draw:style-name="gr94" draw:text-style-name="P40" draw:layer="layout" svg:width="9.616cm" svg:height="0.988cm" svg:x="6.384cm" svg:y="5.871cm">
          <draw:text-box>
            <text:p><text:span text:style-name="T23">Head <text:s text:c="2"/>= <text:s/>temp <text:s text:c="7"/>next <text:s/></text:span></text:p>
          </draw:text-box>
        </draw:frame>
        <draw:line draw:style-name="gr29" draw:text-style-name="P17" draw:layer="layout" svg:x1="10.928cm" svg:y1="6.402cm" svg:x2="12.252cm" svg:y2="6.402cm">
          <text:p/>
        </draw:line>
        <draw:frame draw:style-name="gr95" draw:text-style-name="P37" draw:layer="layout" svg:width="8.529cm" svg:height="1.115cm" svg:x="6.272cm" svg:y="5.002cm">
          <draw:text-box>
            <text:p><text:span text:style-name="T23"><text:s/></text:span><text:span text:style-name="T23">temp = Head </text:span></text:p>
          </draw:text-box>
        </draw:frame>
        <draw:frame draw:style-name="gr94" draw:text-style-name="P23" draw:layer="layout" svg:width="10.4cm" svg:height="0.988cm" svg:x="6.4cm" svg:y="7.686cm">
          <draw:text-box>
            <text:p><text:span text:style-name="T23">Head <text:s text:c="7"/>prev = <text:s/>NULL </text:span></text:p>
          </draw:text-box>
        </draw:frame>
        <draw:line draw:style-name="gr29" draw:text-style-name="P17" draw:layer="layout" svg:x1="8.168cm" svg:y1="8.2cm" svg:x2="9.6cm" svg:y2="8.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 presentation:preset-property="Direction;Accelerate;Decelerate">
                  <anim:animate smil:dur="0.5s" smil:targetElement="id39" smil:attributeName="x" smil:values="x;x" smil:keyTimes="0;1"/>
                  <anim:animate smil:dur="0.5s" smil:targetElement="id39" smil:attributeName="y" smil:values="y;1+height/2" smil:keyTimes="0;1"/>
                  <anim:set smil:begin="0.499s" smil:dur="0.001s" smil:fill="hold" smil:targetElement="id3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delete_at_first</text:span></text:p>
          </draw:text-box>
        </draw:frame>
        <draw:line draw:style-name="gr47" draw:text-style-name="P17" draw:layer="layout" svg:x1="5cm" svg:y1="0.456cm" svg:x2="5cm" svg:y2="14.8cm">
          <text:p/>
        </draw:line>
        <draw:frame draw:style-name="gr25" draw:text-style-name="P36" draw:layer="layout" svg:width="12.849cm" svg:height="1.725cm" svg:x="6.551cm" svg:y="1.2cm">
          <draw:text-box>
            <text:p><text:span text:style-name="T22">Algorithm : delete_at_first(Head)</text:span></text:p>
          </draw:text-box>
        </draw:frame>
        <draw:frame draw:style-name="gr94" draw:text-style-name="P37" draw:layer="layout" svg:width="7.4cm" svg:height="0.988cm" svg:x="6.4cm" svg:y="2.885cm">
          <draw:text-box>
            <text:p><text:span text:style-name="T23">if ( Head = NULL) </text:span></text:p>
          </draw:text-box>
        </draw:frame>
        <draw:frame draw:style-name="gr95" draw:text-style-name="P37" draw:layer="layout" svg:width="6.8cm" svg:height="1.115cm" svg:x="6.8cm" svg:y="3.985cm">
          <draw:text-box>
            <text:p><text:span text:style-name="T23">return LIST_EMPTY</text:span></text:p>
          </draw:text-box>
        </draw:frame>
        <draw:frame draw:style-name="gr95" draw:text-style-name="P37" draw:layer="layout" svg:width="6.8cm" svg:height="1.115cm" svg:x="6.5cm" svg:y="8.501cm">
          <draw:text-box>
            <text:p><text:span text:style-name="T23">return SUCCESS</text:span></text:p>
          </draw:text-box>
        </draw:frame>
        <draw:custom-shape draw:style-name="gr48" draw:text-style-name="P20" draw:layer="layout" svg:width="1.741cm" svg:height="0.86cm" svg:x="0.552cm" svg:y="2.048cm">
          <text:p/>
          <draw:enhanced-geometry svg:viewBox="0 0 21600 21600" draw:type="rectangle" draw:enhanced-path="M 0 0 L 21600 0 21600 21600 0 21600 0 0 Z N"/>
        </draw:custom-shape>
        <draw:frame draw:style-name="gr57" draw:text-style-name="P29" draw:layer="layout" svg:width="1.637cm" svg:height="0.924cm" svg:x="0.756cm" svg:y="1.184cm">
          <draw:text-box>
            <text:p><text:span text:style-name="T18">Tail</text:span></text:p>
          </draw:text-box>
        </draw:frame>
        <draw:custom-shape draw:style-name="gr48" draw:text-style-name="P20" draw:layer="layout" svg:width="1.741cm" svg:height="0.86cm" svg:x="2.652cm" svg:y="2.048cm">
          <text:p/>
          <draw:enhanced-geometry svg:viewBox="0 0 21600 21600" draw:type="rectangle" draw:enhanced-path="M 0 0 L 21600 0 21600 21600 0 21600 0 0 Z N"/>
        </draw:custom-shape>
        <draw:frame draw:style-name="gr49" draw:text-style-name="P29" draw:layer="layout" svg:width="1.874cm" svg:height="0.924cm" svg:x="2.593cm" svg:y="1.208cm">
          <draw:text-box>
            <text:p><text:span text:style-name="T18">Head</text:span></text:p>
          </draw:text-box>
        </draw:frame>
        <draw:g>
          <draw:line draw:style-name="gr20" draw:text-style-name="P17" draw:layer="layout" svg:x1="1.148cm" svg:y1="2.908cm" svg:x2="1.148cm" svg:y2="5.996cm">
            <text:p/>
          </draw:line>
          <draw:line draw:style-name="gr29" draw:text-style-name="P17" draw:layer="layout" svg:x1="1.148cm" svg:y1="5.995cm" svg:x2="2.693cm" svg:y2="6.008cm">
            <text:p/>
          </draw:line>
        </draw:g>
        <draw:frame draw:style-name="gr49" draw:text-style-name="P35" draw:layer="layout" svg:width="1.874cm" svg:height="0.924cm" svg:x="2.526cm" svg:y="1.976cm">
          <draw:text-box>
            <text:p><text:span text:style-name="T15">NULL</text:span></text:p>
          </draw:text-box>
        </draw:frame>
        <draw:frame draw:style-name="gr95" draw:text-style-name="P37" draw:layer="layout" svg:width="5.8cm" svg:height="1.115cm" svg:x="6.4cm" svg:y="6.784cm">
          <draw:text-box>
            <text:p><text:span text:style-name="T23">free temp </text:span></text:p>
          </draw:text-box>
        </draw:frame>
        <draw:frame draw:style-name="gr94" draw:text-style-name="P23" draw:layer="layout" svg:width="9.616cm" svg:height="0.988cm" svg:x="6.384cm" svg:y="5.871cm">
          <draw:text-box>
            <text:p><text:span text:style-name="T23">Head <text:s text:c="2"/>= <text:s/>temp <text:s text:c="7"/>next <text:s/></text:span></text:p>
          </draw:text-box>
        </draw:frame>
        <draw:line draw:style-name="gr29" draw:text-style-name="P17" draw:layer="layout" svg:x1="10.928cm" svg:y1="6.402cm" svg:x2="12.252cm" svg:y2="6.402cm">
          <text:p/>
        </draw:line>
        <draw:frame draw:style-name="gr95" draw:text-style-name="P37" draw:layer="layout" svg:width="8.529cm" svg:height="1.115cm" svg:x="6.272cm" svg:y="5.002cm">
          <draw:text-box>
            <text:p><text:span text:style-name="T23"><text:s/></text:span><text:span text:style-name="T23">temp = Head </text:span></text:p>
          </draw:text-box>
        </draw:frame>
        <draw:frame draw:style-name="gr94" draw:text-style-name="P39" draw:layer="layout" svg:width="10.4cm" svg:height="1.145cm" svg:x="6.4cm" svg:y="7.686cm">
          <draw:text-box>
            <text:p><text:span text:style-name="T24">Head <text:s text:c="7"/>prev = <text:s/>NULL </text:span></text:p>
          </draw:text-box>
        </draw:frame>
        <draw:line draw:style-name="gr29" draw:text-style-name="P17" draw:layer="layout" svg:x1="8.368cm" svg:y1="8.2cm" svg:x2="9.8cm" svg:y2="8.2cm">
          <text:p/>
        </draw:line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delete_at_first</text:span></text:p>
          </draw:text-box>
        </draw:frame>
        <draw:line draw:style-name="gr47" draw:text-style-name="P17" draw:layer="layout" svg:x1="5cm" svg:y1="0.456cm" svg:x2="5cm" svg:y2="14.8cm">
          <text:p/>
        </draw:line>
        <draw:frame draw:style-name="gr139" draw:text-style-name="P36" draw:layer="layout" svg:width="14.649cm" svg:height="1.979cm" svg:x="6.551cm" svg:y="1.2cm">
          <draw:text-box>
            <text:p><text:span text:style-name="T22">Algorithm : delete_at_first(Head,Tail)</text:span></text:p>
          </draw:text-box>
        </draw:frame>
        <draw:frame draw:style-name="gr94" draw:text-style-name="P37" draw:layer="layout" svg:width="7.6cm" svg:height="0.988cm" svg:x="6.4cm" svg:y="2.885cm">
          <draw:text-box>
            <text:p><text:span text:style-name="T23">if ( Head = NULL) </text:span></text:p>
          </draw:text-box>
        </draw:frame>
        <draw:frame draw:style-name="gr95" draw:text-style-name="P37" draw:layer="layout" svg:width="6.8cm" svg:height="1.115cm" svg:x="6.8cm" svg:y="3.985cm">
          <draw:text-box>
            <text:p><text:span text:style-name="T23">return LIST_EMPTY</text:span></text:p>
          </draw:text-box>
        </draw:frame>
        <draw:frame draw:style-name="gr57" draw:text-style-name="P29" draw:layer="layout" svg:width="1.637cm" svg:height="0.924cm" svg:x="0.363cm" svg:y="1.176cm">
          <draw:text-box>
            <text:p><text:span text:style-name="T18">Tail</text:span></text:p>
          </draw:text-box>
        </draw:frame>
        <draw:custom-shape draw:style-name="gr48" draw:text-style-name="P20" draw:layer="layout" svg:width="1.741cm" svg:height="0.86cm" svg:x="2.259cm" svg:y="2.04cm">
          <text:p/>
          <draw:enhanced-geometry svg:viewBox="0 0 21600 21600" draw:type="rectangle" draw:enhanced-path="M 0 0 L 21600 0 21600 21600 0 21600 0 0 Z N"/>
        </draw:custom-shape>
        <draw:frame draw:style-name="gr49" draw:text-style-name="P29" draw:layer="layout" svg:width="1.874cm" svg:height="0.924cm" svg:x="2.2cm" svg:y="1.2cm">
          <draw:text-box>
            <text:p><text:span text:style-name="T18">Head</text:span></text:p>
          </draw:text-box>
        </draw:frame>
        <draw:g>
          <draw:line draw:style-name="gr20" draw:text-style-name="P17" draw:layer="layout" svg:x1="0.755cm" svg:y1="2.9cm" svg:x2="0.755cm" svg:y2="5.988cm">
            <text:p/>
          </draw:line>
          <draw:line draw:style-name="gr29" draw:text-style-name="P17" draw:layer="layout" svg:x1="0.755cm" svg:y1="5.987cm" svg:x2="2.3cm" svg:y2="6cm">
            <text:p/>
          </draw:line>
        </draw:g>
        <draw:frame draw:style-name="gr65" draw:text-style-name="P35" draw:layer="layout" svg:width="1.129cm" svg:height="0.924cm" svg:x="2.6cm" svg:y="12.878cm">
          <draw:text-box>
            <text:p><text:span text:style-name="T15">30</text:span></text:p>
          </draw:text-box>
        </draw:frame>
        <draw:custom-shape draw:style-name="gr48" draw:text-style-name="P20" draw:layer="layout" svg:width="1.741cm" svg:height="0.86cm" svg:x="0.159cm" svg:y="2.04cm">
          <text:p/>
          <draw:enhanced-geometry svg:viewBox="0 0 21600 21600" draw:type="rectangle" draw:enhanced-path="M 0 0 L 21600 0 21600 21600 0 21600 0 0 Z N"/>
        </draw:custom-shape>
        <draw:g>
          <draw:custom-shape draw:style-name="gr58" draw:text-style-name="P20" draw:layer="layout" svg:width="1.741cm" svg:height="0.882cm" svg:x="2.3cm" svg:y="4.011cm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34" draw:layer="layout" svg:width="1.741cm" svg:height="0.882cm" svg:x="2.3cm" svg:y="4.889cm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34" draw:layer="layout" svg:width="1.741cm" svg:height="0.882cm" svg:x="2.3cm" svg:y="5.771cm">
            <text:p/>
            <draw:enhanced-geometry svg:viewBox="0 0 21600 21600" draw:type="rectangle" draw:enhanced-path="M 0 0 L 21600 0 21600 21600 0 21600 0 0 Z N"/>
          </draw:custom-shape>
        </draw:g>
        <draw:frame draw:style-name="gr65" draw:text-style-name="P35" draw:layer="layout" svg:width="1.129cm" svg:height="0.924cm" svg:x="2.6cm" svg:y="4.893cm">
          <draw:text-box>
            <text:p><text:span text:style-name="T15">10</text:span></text:p>
          </draw:text-box>
        </draw:frame>
        <draw:frame draw:style-name="gr94" draw:text-style-name="P37" draw:layer="layout" svg:width="11.2cm" svg:height="0.988cm" svg:x="6.4cm" svg:y="5.2cm">
          <draw:text-box>
            <text:p xml:id="id40" text:id="id40"><text:span text:style-name="T23">if ( Head <text:s text:c="9"/>next <text:s text:c="2"/>= NULL) </text:span></text:p>
          </draw:text-box>
        </draw:frame>
        <draw:line draw:style-name="gr29" draw:text-style-name="P17" draw:layer="layout" svg:x1="9.3cm" svg:y1="5.7cm" svg:x2="10.5cm" svg:y2="5.7cm">
          <text:p/>
        </draw:line>
        <draw:line draw:style-name="gr29" draw:text-style-name="P17" draw:layer="layout" svg:x1="3.2cm" svg:y1="2.9cm" svg:x2="3.2cm" svg:y2="4.011cm">
          <text:p/>
        </draw:line>
        <draw:frame draw:style-name="gr95" draw:text-style-name="P37" draw:layer="layout" svg:width="5.8cm" svg:height="1.115cm" svg:x="6.9cm" svg:y="6.1cm">
          <draw:text-box>
            <text:p xml:id="id41" text:id="id41"><text:span text:style-name="T23">free Head</text:span></text:p>
          </draw:text-box>
        </draw:frame>
        <draw:frame draw:style-name="gr95" draw:text-style-name="P37" draw:layer="layout" svg:width="11cm" svg:height="1.115cm" svg:x="6.9cm" svg:y="7cm">
          <draw:text-box>
            <text:p><text:span text:style-name="T23">Head <text:s text:c="8"/>Tail <text:s/>= NULL</text:span></text:p>
          </draw:text-box>
        </draw:frame>
        <draw:frame draw:style-name="gr95" draw:text-style-name="P37" draw:layer="layout" svg:width="6.8cm" svg:height="1.115cm" svg:x="6.9cm" svg:y="7.87cm">
          <draw:text-box>
            <text:p><text:span text:style-name="T23">return SUCCESS</text:span></text:p>
          </draw:text-box>
        </draw:frame>
        <draw:line draw:style-name="gr29" draw:text-style-name="P17" draw:layer="layout" svg:x1="10.2cm" svg:y1="7.47cm" svg:x2="9cm" svg:y2="7.47cm">
          <text:p/>
        </draw:line>
        <draw:frame draw:style-name="gr95" draw:text-style-name="P37" draw:layer="layout" svg:width="6.8cm" svg:height="1.115cm" svg:x="6.5cm" svg:y="12.599cm">
          <draw:text-box>
            <text:p><text:span text:style-name="T23">return SUCCESS</text:span></text:p>
          </draw:text-box>
        </draw:frame>
        <draw:frame draw:style-name="gr95" draw:text-style-name="P41" draw:layer="layout" svg:width="5.8cm" svg:height="1.115cm" svg:x="6.5cm" svg:y="10.782cm">
          <draw:text-box>
            <text:p><text:span text:style-name="T25">free temp </text:span></text:p>
          </draw:text-box>
        </draw:frame>
        <draw:frame draw:style-name="gr94" draw:text-style-name="P40" draw:layer="layout" svg:width="9.616cm" svg:height="0.988cm" svg:x="6.484cm" svg:y="9.869cm">
          <draw:text-box>
            <text:p><text:span text:style-name="T23">Head <text:s text:c="2"/>= <text:s/>temp <text:s text:c="7"/>next <text:s/></text:span></text:p>
          </draw:text-box>
        </draw:frame>
        <draw:line draw:style-name="gr29" draw:text-style-name="P17" draw:layer="layout" svg:x1="11.028cm" svg:y1="10.4cm" svg:x2="12.352cm" svg:y2="10.4cm">
          <text:p/>
        </draw:line>
        <draw:frame draw:style-name="gr95" draw:text-style-name="P37" draw:layer="layout" svg:width="8.529cm" svg:height="1.115cm" svg:x="6.372cm" svg:y="8.8cm">
          <draw:text-box>
            <text:p><text:span text:style-name="T23"><text:s/></text:span><text:span text:style-name="T23">temp = Head </text:span></text:p>
          </draw:text-box>
        </draw:frame>
        <draw:frame draw:style-name="gr94" draw:text-style-name="P23" draw:layer="layout" svg:width="10.4cm" svg:height="0.988cm" svg:x="6.4cm" svg:y="11.684cm">
          <draw:text-box>
            <text:p><text:span text:style-name="T23">Head <text:s text:c="7"/>prev = <text:s/>NULL </text:span></text:p>
          </draw:text-box>
        </draw:frame>
        <draw:line draw:style-name="gr29" draw:text-style-name="P17" draw:layer="layout" svg:x1="8.168cm" svg:y1="12.198cm" svg:x2="9.6cm" svg:y2="12.19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bold-reveal" presentation:text-only="true">
                  <anim:set smil:dur="indefinite" smil:targetElement="id40" anim:sub-item="text" smil:attributeName="font-weight" smil:to="bol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bold-reveal" presentation:text-only="true">
                  <anim:set smil:dur="indefinite" smil:targetElement="id41" anim:sub-item="text" smil:attributeName="font-weight" smil:to="bol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delete_at_first</text:span></text:p>
          </draw:text-box>
        </draw:frame>
        <draw:line draw:style-name="gr47" draw:text-style-name="P17" draw:layer="layout" svg:x1="5cm" svg:y1="0.456cm" svg:x2="5cm" svg:y2="14.8cm">
          <text:p/>
        </draw:line>
        <draw:frame draw:style-name="gr139" draw:text-style-name="P36" draw:layer="layout" svg:width="14.649cm" svg:height="1.979cm" svg:x="6.551cm" svg:y="1.2cm">
          <draw:text-box>
            <text:p><text:span text:style-name="T22">Algorithm : delete_at_first(Head,Tail)</text:span></text:p>
          </draw:text-box>
        </draw:frame>
        <draw:frame draw:style-name="gr94" draw:text-style-name="P37" draw:layer="layout" svg:width="7.6cm" svg:height="0.988cm" svg:x="6.4cm" svg:y="2.885cm">
          <draw:text-box>
            <text:p><text:span text:style-name="T23">if ( Head = NULL) </text:span></text:p>
          </draw:text-box>
        </draw:frame>
        <draw:frame draw:style-name="gr95" draw:text-style-name="P37" draw:layer="layout" svg:width="6.8cm" svg:height="1.115cm" svg:x="6.8cm" svg:y="3.985cm">
          <draw:text-box>
            <text:p><text:span text:style-name="T23">return LIST_EMPTY</text:span></text:p>
          </draw:text-box>
        </draw:frame>
        <draw:frame draw:style-name="gr57" draw:text-style-name="P29" draw:layer="layout" svg:width="1.637cm" svg:height="0.924cm" svg:x="0.363cm" svg:y="1.176cm">
          <draw:text-box>
            <text:p><text:span text:style-name="T18">Tail</text:span></text:p>
          </draw:text-box>
        </draw:frame>
        <draw:custom-shape draw:style-name="gr48" draw:text-style-name="P20" draw:layer="layout" svg:width="1.741cm" svg:height="0.86cm" svg:x="2.259cm" svg:y="2.04cm">
          <text:p/>
          <draw:enhanced-geometry svg:viewBox="0 0 21600 21600" draw:type="rectangle" draw:enhanced-path="M 0 0 L 21600 0 21600 21600 0 21600 0 0 Z N"/>
        </draw:custom-shape>
        <draw:frame draw:style-name="gr49" draw:text-style-name="P29" draw:layer="layout" svg:width="1.874cm" svg:height="0.924cm" svg:x="2.2cm" svg:y="1.2cm">
          <draw:text-box>
            <text:p><text:span text:style-name="T18">Head</text:span></text:p>
          </draw:text-box>
        </draw:frame>
        <draw:g>
          <draw:line draw:style-name="gr20" draw:text-style-name="P17" draw:layer="layout" svg:x1="0.755cm" svg:y1="2.9cm" svg:x2="0.755cm" svg:y2="5.988cm">
            <text:p/>
          </draw:line>
          <draw:line draw:style-name="gr29" draw:text-style-name="P17" draw:layer="layout" svg:x1="0.755cm" svg:y1="5.987cm" svg:x2="2.3cm" svg:y2="6cm">
            <text:p/>
          </draw:line>
        </draw:g>
        <draw:frame draw:style-name="gr65" draw:text-style-name="P35" draw:layer="layout" svg:width="1.129cm" svg:height="0.924cm" svg:x="2.6cm" svg:y="12.878cm">
          <draw:text-box>
            <text:p><text:span text:style-name="T15">30</text:span></text:p>
          </draw:text-box>
        </draw:frame>
        <draw:custom-shape draw:style-name="gr48" draw:text-style-name="P20" draw:layer="layout" svg:width="1.741cm" svg:height="0.86cm" svg:x="0.159cm" svg:y="2.04cm">
          <text:p/>
          <draw:enhanced-geometry svg:viewBox="0 0 21600 21600" draw:type="rectangle" draw:enhanced-path="M 0 0 L 21600 0 21600 21600 0 21600 0 0 Z N"/>
        </draw:custom-shape>
        <draw:g>
          <draw:custom-shape draw:style-name="gr58" draw:text-style-name="P20" draw:layer="layout" svg:width="1.741cm" svg:height="0.882cm" svg:x="2.3cm" svg:y="4.011cm">
            <text:p/>
            <draw:enhanced-geometry svg:viewBox="0 0 21600 21600" draw:type="rectangle" draw:enhanced-path="M 0 0 L 21600 0 21600 21600 0 21600 0 0 Z N"/>
          </draw:custom-shape>
          <draw:custom-shape draw:style-name="gr142" draw:text-style-name="P34" draw:layer="layout" svg:width="1.741cm" svg:height="0.882cm" svg:x="2.3cm" svg:y="4.889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34" draw:layer="layout" svg:width="1.741cm" svg:height="0.882cm" svg:x="2.3cm" svg:y="5.771cm">
            <text:p/>
            <draw:enhanced-geometry svg:viewBox="0 0 21600 21600" draw:type="rectangle" draw:enhanced-path="M 0 0 L 21600 0 21600 21600 0 21600 0 0 Z N"/>
          </draw:custom-shape>
        </draw:g>
        <draw:frame draw:style-name="gr65" draw:text-style-name="P35" draw:layer="layout" svg:width="1.129cm" svg:height="0.924cm" svg:x="2.6cm" svg:y="4.893cm">
          <draw:text-box>
            <text:p><text:span text:style-name="T15">10</text:span></text:p>
          </draw:text-box>
        </draw:frame>
        <draw:frame draw:style-name="gr94" draw:text-style-name="P37" draw:layer="layout" svg:width="11.2cm" svg:height="0.988cm" svg:x="6.4cm" svg:y="5.2cm">
          <draw:text-box>
            <text:p><text:span text:style-name="T23">if ( Head <text:s text:c="9"/>next <text:s text:c="2"/>= NULL) </text:span></text:p>
          </draw:text-box>
        </draw:frame>
        <draw:line draw:style-name="gr29" draw:text-style-name="P17" draw:layer="layout" svg:x1="9.3cm" svg:y1="5.7cm" svg:x2="10.5cm" svg:y2="5.7cm">
          <text:p/>
        </draw:line>
        <draw:line draw:style-name="gr29" draw:text-style-name="P17" draw:layer="layout" svg:x1="3.2cm" svg:y1="2.9cm" svg:x2="3.2cm" svg:y2="4.011cm">
          <text:p/>
        </draw:line>
        <draw:frame draw:style-name="gr95" draw:text-style-name="P37" draw:layer="layout" svg:width="5.8cm" svg:height="1.115cm" svg:x="6.9cm" svg:y="6.1cm">
          <draw:text-box>
            <text:p xml:id="id42" text:id="id42"><text:span text:style-name="T23">free Head</text:span></text:p>
          </draw:text-box>
        </draw:frame>
        <draw:frame draw:style-name="gr95" draw:text-style-name="P37" draw:layer="layout" svg:width="11cm" svg:height="1.115cm" svg:x="6.9cm" svg:y="7cm">
          <draw:text-box>
            <text:p><text:span text:style-name="T23">Head <text:s text:c="8"/>Tail <text:s/>= NULL</text:span></text:p>
          </draw:text-box>
        </draw:frame>
        <draw:frame draw:style-name="gr95" draw:text-style-name="P37" draw:layer="layout" svg:width="6.8cm" svg:height="1.115cm" svg:x="6.9cm" svg:y="7.87cm">
          <draw:text-box>
            <text:p><text:span text:style-name="T23">return SUCCESS</text:span></text:p>
          </draw:text-box>
        </draw:frame>
        <draw:line draw:style-name="gr29" draw:text-style-name="P17" draw:layer="layout" svg:x1="10.2cm" svg:y1="7.47cm" svg:x2="9cm" svg:y2="7.47cm">
          <text:p/>
        </draw:line>
        <draw:frame draw:style-name="gr95" draw:text-style-name="P37" draw:layer="layout" svg:width="6.8cm" svg:height="1.115cm" svg:x="6.5cm" svg:y="12.599cm">
          <draw:text-box>
            <text:p><text:span text:style-name="T23">return SUCCESS</text:span></text:p>
          </draw:text-box>
        </draw:frame>
        <draw:frame draw:style-name="gr95" draw:text-style-name="P41" draw:layer="layout" svg:width="5.8cm" svg:height="1.115cm" svg:x="6.5cm" svg:y="10.782cm">
          <draw:text-box>
            <text:p><text:span text:style-name="T25">free temp </text:span></text:p>
          </draw:text-box>
        </draw:frame>
        <draw:frame draw:style-name="gr94" draw:text-style-name="P40" draw:layer="layout" svg:width="9.616cm" svg:height="0.988cm" svg:x="6.484cm" svg:y="9.869cm">
          <draw:text-box>
            <text:p><text:span text:style-name="T23">Head <text:s text:c="2"/>= <text:s/>temp <text:s text:c="7"/>next <text:s/></text:span></text:p>
          </draw:text-box>
        </draw:frame>
        <draw:line draw:style-name="gr29" draw:text-style-name="P17" draw:layer="layout" svg:x1="11.028cm" svg:y1="10.4cm" svg:x2="12.352cm" svg:y2="10.4cm">
          <text:p/>
        </draw:line>
        <draw:frame draw:style-name="gr95" draw:text-style-name="P37" draw:layer="layout" svg:width="8.529cm" svg:height="1.115cm" svg:x="6.372cm" svg:y="8.8cm">
          <draw:text-box>
            <text:p><text:span text:style-name="T23"><text:s/></text:span><text:span text:style-name="T23">temp = Head </text:span></text:p>
          </draw:text-box>
        </draw:frame>
        <draw:frame draw:style-name="gr94" draw:text-style-name="P23" draw:layer="layout" svg:width="10.4cm" svg:height="0.988cm" svg:x="6.4cm" svg:y="11.684cm">
          <draw:text-box>
            <text:p><text:span text:style-name="T23">Head <text:s text:c="7"/>prev = <text:s/>NULL </text:span></text:p>
          </draw:text-box>
        </draw:frame>
        <draw:line draw:style-name="gr29" draw:text-style-name="P17" draw:layer="layout" svg:x1="8.168cm" svg:y1="12.198cm" svg:x2="9.6cm" svg:y2="12.19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bold-reveal" presentation:text-only="true">
                  <anim:set smil:dur="indefinite" smil:targetElement="id42" anim:sub-item="text" smil:attributeName="font-weight" smil:to="bol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delete_at_first</text:span></text:p>
          </draw:text-box>
        </draw:frame>
        <draw:line draw:style-name="gr47" draw:text-style-name="P17" draw:layer="layout" svg:x1="5cm" svg:y1="0.456cm" svg:x2="5cm" svg:y2="14.8cm">
          <text:p/>
        </draw:line>
        <draw:frame draw:style-name="gr139" draw:text-style-name="P36" draw:layer="layout" svg:width="14.249cm" svg:height="1.979cm" svg:x="6.551cm" svg:y="1.2cm">
          <draw:text-box>
            <text:p><text:span text:style-name="T22">Algorithm : delete_at_first(Head,Tail)</text:span></text:p>
          </draw:text-box>
        </draw:frame>
        <draw:frame draw:style-name="gr57" draw:text-style-name="P29" draw:layer="layout" svg:width="1.637cm" svg:height="0.924cm" svg:x="0.363cm" svg:y="1.176cm">
          <draw:text-box>
            <text:p><text:span text:style-name="T18">Tail</text:span></text:p>
          </draw:text-box>
        </draw:frame>
        <draw:custom-shape draw:style-name="gr48" draw:text-style-name="P20" draw:layer="layout" svg:width="1.741cm" svg:height="0.86cm" svg:x="2.259cm" svg:y="2.04cm">
          <text:p/>
          <draw:enhanced-geometry svg:viewBox="0 0 21600 21600" draw:type="rectangle" draw:enhanced-path="M 0 0 L 21600 0 21600 21600 0 21600 0 0 Z N"/>
        </draw:custom-shape>
        <draw:frame draw:style-name="gr49" draw:text-style-name="P29" draw:layer="layout" svg:width="1.874cm" svg:height="0.924cm" svg:x="2.2cm" svg:y="1.2cm">
          <draw:text-box>
            <text:p><text:span text:style-name="T18">Head</text:span></text:p>
          </draw:text-box>
        </draw:frame>
        <draw:g>
          <draw:line draw:style-name="gr20" draw:text-style-name="P17" draw:layer="layout" svg:x1="0.755cm" svg:y1="2.9cm" svg:x2="0.755cm" svg:y2="5.988cm">
            <text:p/>
          </draw:line>
          <draw:line draw:style-name="gr29" draw:text-style-name="P17" draw:layer="layout" svg:x1="0.755cm" svg:y1="5.987cm" svg:x2="2.3cm" svg:y2="6cm">
            <text:p/>
          </draw:line>
        </draw:g>
        <draw:frame draw:style-name="gr65" draw:text-style-name="P35" draw:layer="layout" svg:width="1.129cm" svg:height="0.924cm" svg:x="2.6cm" svg:y="12.878cm">
          <draw:text-box>
            <text:p><text:span text:style-name="T15">30</text:span></text:p>
          </draw:text-box>
        </draw:frame>
        <draw:custom-shape draw:style-name="gr48" draw:text-style-name="P20" draw:layer="layout" svg:width="1.741cm" svg:height="0.86cm" svg:x="0.159cm" svg:y="2.04cm">
          <text:p/>
          <draw:enhanced-geometry svg:viewBox="0 0 21600 21600" draw:type="rectangle" draw:enhanced-path="M 0 0 L 21600 0 21600 21600 0 21600 0 0 Z N"/>
        </draw:custom-shape>
        <draw:g xml:id="id43" draw:id="id43">
          <draw:custom-shape draw:style-name="gr58" draw:text-style-name="P20" draw:layer="layout" svg:width="1.741cm" svg:height="0.882cm" svg:x="2.3cm" svg:y="4.011cm">
            <text:p/>
            <draw:enhanced-geometry svg:viewBox="0 0 21600 21600" draw:type="rectangle" draw:enhanced-path="M 0 0 L 21600 0 21600 21600 0 21600 0 0 Z N"/>
          </draw:custom-shape>
          <draw:custom-shape draw:style-name="gr144" draw:text-style-name="P34" draw:layer="layout" svg:width="1.741cm" svg:height="0.882cm" svg:x="2.3cm" svg:y="4.889cm">
            <text:p/>
            <draw:enhanced-geometry svg:viewBox="0 0 21600 21600" draw:type="rectangle" draw:enhanced-path="M 0 0 L 21600 0 21600 21600 0 21600 0 0 Z N"/>
          </draw:custom-shape>
          <draw:custom-shape draw:style-name="gr145" draw:text-style-name="P34" draw:layer="layout" svg:width="1.741cm" svg:height="0.882cm" svg:x="2.3cm" svg:y="5.771cm">
            <text:p/>
            <draw:enhanced-geometry svg:viewBox="0 0 21600 21600" draw:type="rectangle" draw:enhanced-path="M 0 0 L 21600 0 21600 21600 0 21600 0 0 Z N"/>
          </draw:custom-shape>
        </draw:g>
        <draw:frame draw:style-name="gr65" draw:text-style-name="P35" draw:layer="layout" svg:width="1.129cm" svg:height="0.924cm" svg:x="2.6cm" svg:y="4.893cm">
          <draw:text-box>
            <text:p><text:span text:style-name="T15">10</text:span></text:p>
          </draw:text-box>
        </draw:frame>
        <draw:line draw:style-name="gr29" draw:text-style-name="P17" draw:layer="layout" svg:x1="3.2cm" svg:y1="2.9cm" svg:x2="3.2cm" svg:y2="4.011cm">
          <text:p/>
        </draw:line>
        <draw:frame draw:style-name="gr94" draw:text-style-name="P37" draw:layer="layout" svg:width="7.6cm" svg:height="0.988cm" svg:x="6.4cm" svg:y="2.886cm">
          <draw:text-box>
            <text:p><text:span text:style-name="T23">if ( Head = NULL) </text:span></text:p>
          </draw:text-box>
        </draw:frame>
        <draw:frame draw:style-name="gr95" draw:text-style-name="P37" draw:layer="layout" svg:width="6.8cm" svg:height="1.115cm" svg:x="6.8cm" svg:y="3.986cm">
          <draw:text-box>
            <text:p><text:span text:style-name="T23">return LIST_EMPTY</text:span></text:p>
          </draw:text-box>
        </draw:frame>
        <draw:line draw:style-name="gr29" draw:text-style-name="P17" draw:layer="layout" svg:x1="9.9cm" svg:y1="5.701cm" svg:x2="11.1cm" svg:y2="5.701cm">
          <text:p/>
        </draw:line>
        <draw:frame draw:style-name="gr95" draw:text-style-name="P37" draw:layer="layout" svg:width="5.8cm" svg:height="1.115cm" svg:x="6.9cm" svg:y="6.101cm">
          <draw:text-box>
            <text:p><text:span text:style-name="T23">free Head</text:span></text:p>
          </draw:text-box>
        </draw:frame>
        <draw:frame draw:style-name="gr95" draw:text-style-name="P37" draw:layer="layout" svg:width="6.8cm" svg:height="1.115cm" svg:x="6.9cm" svg:y="7.871cm">
          <draw:text-box>
            <text:p><text:span text:style-name="T23">return SUCCESS</text:span></text:p>
          </draw:text-box>
        </draw:frame>
        <draw:line draw:style-name="gr29" draw:text-style-name="P17" draw:layer="layout" svg:x1="10.2cm" svg:y1="7.471cm" svg:x2="9cm" svg:y2="7.471cm">
          <text:p/>
        </draw:line>
        <draw:frame draw:style-name="gr95" draw:text-style-name="P37" draw:layer="layout" svg:width="6.8cm" svg:height="1.115cm" svg:x="6.5cm" svg:y="12.6cm">
          <draw:text-box>
            <text:p><text:span text:style-name="T23">return SUCCESS</text:span></text:p>
          </draw:text-box>
        </draw:frame>
        <draw:frame draw:style-name="gr95" draw:text-style-name="P41" draw:layer="layout" svg:width="5.8cm" svg:height="1.115cm" svg:x="6.5cm" svg:y="10.783cm">
          <draw:text-box>
            <text:p><text:span text:style-name="T25">free temp </text:span></text:p>
          </draw:text-box>
        </draw:frame>
        <draw:frame draw:style-name="gr94" draw:text-style-name="P40" draw:layer="layout" svg:width="9.616cm" svg:height="0.988cm" svg:x="6.484cm" svg:y="9.87cm">
          <draw:text-box>
            <text:p><text:span text:style-name="T23">Head <text:s text:c="2"/>= <text:s/>temp <text:s text:c="7"/>next <text:s/></text:span></text:p>
          </draw:text-box>
        </draw:frame>
        <draw:line draw:style-name="gr29" draw:text-style-name="P17" draw:layer="layout" svg:x1="10.876cm" svg:y1="10.4cm" svg:x2="12.2cm" svg:y2="10.4cm">
          <text:p/>
        </draw:line>
        <draw:frame draw:style-name="gr95" draw:text-style-name="P37" draw:layer="layout" svg:width="8.529cm" svg:height="1.115cm" svg:x="6.372cm" svg:y="8.801cm">
          <draw:text-box>
            <text:p><text:span text:style-name="T23"><text:s/></text:span><text:span text:style-name="T23">temp = Head </text:span></text:p>
          </draw:text-box>
        </draw:frame>
        <draw:frame draw:style-name="gr94" draw:text-style-name="P23" draw:layer="layout" svg:width="10.4cm" svg:height="0.988cm" svg:x="6.4cm" svg:y="11.685cm">
          <draw:text-box>
            <text:p><text:span text:style-name="T23">Head <text:s text:c="7"/>prev = <text:s/>NULL </text:span></text:p>
          </draw:text-box>
        </draw:frame>
        <draw:line draw:style-name="gr29" draw:text-style-name="P17" draw:layer="layout" svg:x1="8.168cm" svg:y1="12.199cm" svg:x2="9.6cm" svg:y2="12.199cm">
          <text:p/>
        </draw:line>
        <draw:frame draw:style-name="gr94" draw:text-style-name="P37" draw:layer="layout" svg:width="11.2cm" svg:height="0.988cm" svg:x="6.4cm" svg:y="5.2cm">
          <draw:text-box>
            <text:p><text:span text:style-name="T23">if ( Head <text:s text:c="11"/>next <text:s text:c="2"/>= NULL) </text:span></text:p>
          </draw:text-box>
        </draw:frame>
        <draw:frame draw:style-name="gr95" draw:text-style-name="P37" draw:layer="layout" svg:width="11cm" svg:height="1.115cm" svg:x="6.9cm" svg:y="7.001cm">
          <draw:text-box>
            <text:p><text:span text:style-name="T23">Head <text:s text:c="8"/>Tail <text:s/>= NULL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fly-out" presentation:preset-sub-type="from-bottom" presentation:preset-property="Direction;Accelerate;Decelerate">
                  <anim:animate smil:dur="0.5s" smil:targetElement="id43" smil:attributeName="x" smil:values="x;x" smil:keyTimes="0;1"/>
                  <anim:animate smil:dur="0.5s" smil:targetElement="id43" smil:attributeName="y" smil:values="y;1+height/2" smil:keyTimes="0;1"/>
                  <anim:set smil:begin="0.499s" smil:dur="0.001s" smil:fill="hold" smil:targetElement="id4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delete_at_first</text:span></text:p>
          </draw:text-box>
        </draw:frame>
        <draw:line draw:style-name="gr47" draw:text-style-name="P17" draw:layer="layout" svg:x1="5cm" svg:y1="0.456cm" svg:x2="5cm" svg:y2="14.8cm">
          <text:p/>
        </draw:line>
        <draw:frame draw:style-name="gr139" draw:text-style-name="P36" draw:layer="layout" svg:width="13.849cm" svg:height="1.979cm" svg:x="6.551cm" svg:y="1.2cm">
          <draw:text-box>
            <text:p><text:span text:style-name="T22">Algorithm : delete_at_first(Head,Tail)</text:span></text:p>
          </draw:text-box>
        </draw:frame>
        <draw:frame draw:style-name="gr57" draw:text-style-name="P29" draw:layer="layout" svg:width="1.637cm" svg:height="0.924cm" svg:x="0.363cm" svg:y="1.176cm">
          <draw:text-box>
            <text:p><text:span text:style-name="T18">Tail</text:span></text:p>
          </draw:text-box>
        </draw:frame>
        <draw:frame draw:style-name="gr49" draw:text-style-name="P29" draw:layer="layout" svg:width="1.874cm" svg:height="0.924cm" svg:x="2.2cm" svg:y="1.2cm">
          <draw:text-box>
            <text:p><text:span text:style-name="T18">Head</text:span></text:p>
          </draw:text-box>
        </draw:frame>
        <draw:custom-shape draw:style-name="gr48" draw:text-style-name="P20" draw:layer="layout" svg:width="1.741cm" svg:height="0.86cm" svg:x="2.259cm" svg:y="2.04cm">
          <text:p/>
          <draw:enhanced-geometry svg:viewBox="0 0 21600 21600" draw:type="rectangle" draw:enhanced-path="M 0 0 L 21600 0 21600 21600 0 21600 0 0 Z N"/>
        </draw:custom-shape>
        <draw:frame draw:style-name="gr65" draw:text-style-name="P35" draw:layer="layout" svg:width="1.129cm" svg:height="0.924cm" svg:x="2.6cm" svg:y="12.878cm">
          <draw:text-box>
            <text:p><text:span text:style-name="T15">30</text:span></text:p>
          </draw:text-box>
        </draw:frame>
        <draw:custom-shape draw:style-name="gr48" draw:text-style-name="P20" draw:layer="layout" svg:width="1.741cm" svg:height="0.86cm" svg:x="0.159cm" svg:y="2.04cm">
          <text:p/>
          <draw:enhanced-geometry svg:viewBox="0 0 21600 21600" draw:type="rectangle" draw:enhanced-path="M 0 0 L 21600 0 21600 21600 0 21600 0 0 Z N"/>
        </draw:custom-shape>
        <draw:frame draw:style-name="gr92" draw:text-style-name="P35" draw:layer="layout" svg:width="1.789cm" svg:height="0.924cm" svg:x="0.149cm" svg:y="1.976cm">
          <draw:text-box>
            <text:p xml:id="id45" text:id="id45"><text:span text:style-name="T15">NULL</text:span></text:p>
          </draw:text-box>
        </draw:frame>
        <draw:frame draw:style-name="gr92" draw:text-style-name="P35" draw:layer="layout" svg:width="1.789cm" svg:height="0.924cm" svg:x="2.249cm" svg:y="1.976cm">
          <draw:text-box>
            <text:p xml:id="id44" text:id="id44"><text:span text:style-name="T15">NULL</text:span></text:p>
          </draw:text-box>
        </draw:frame>
        <draw:frame draw:style-name="gr94" draw:text-style-name="P37" draw:layer="layout" svg:width="7.6cm" svg:height="0.988cm" svg:x="6.4cm" svg:y="2.887cm">
          <draw:text-box>
            <text:p><text:span text:style-name="T23">if ( Head = NULL) </text:span></text:p>
          </draw:text-box>
        </draw:frame>
        <draw:frame draw:style-name="gr95" draw:text-style-name="P37" draw:layer="layout" svg:width="6.8cm" svg:height="1.115cm" svg:x="6.8cm" svg:y="3.987cm">
          <draw:text-box>
            <text:p><text:span text:style-name="T23">return LIST_EMPTY</text:span></text:p>
          </draw:text-box>
        </draw:frame>
        <draw:line draw:style-name="gr29" draw:text-style-name="P17" draw:layer="layout" svg:x1="9.9cm" svg:y1="5.702cm" svg:x2="11.1cm" svg:y2="5.702cm">
          <text:p/>
        </draw:line>
        <draw:frame draw:style-name="gr95" draw:text-style-name="P37" draw:layer="layout" svg:width="5.8cm" svg:height="1.115cm" svg:x="6.9cm" svg:y="6.102cm">
          <draw:text-box>
            <text:p><text:span text:style-name="T23">free Head</text:span></text:p>
          </draw:text-box>
        </draw:frame>
        <draw:frame draw:style-name="gr95" draw:text-style-name="P37" draw:layer="layout" svg:width="6.8cm" svg:height="1.115cm" svg:x="6.9cm" svg:y="7.872cm">
          <draw:text-box>
            <text:p><text:span text:style-name="T23">return SUCCESS</text:span></text:p>
          </draw:text-box>
        </draw:frame>
        <draw:frame draw:style-name="gr95" draw:text-style-name="P37" draw:layer="layout" svg:width="6.8cm" svg:height="1.115cm" svg:x="6.5cm" svg:y="12.601cm">
          <draw:text-box>
            <text:p><text:span text:style-name="T23">return SUCCESS</text:span></text:p>
          </draw:text-box>
        </draw:frame>
        <draw:frame draw:style-name="gr95" draw:text-style-name="P41" draw:layer="layout" svg:width="5.8cm" svg:height="1.115cm" svg:x="6.5cm" svg:y="10.784cm">
          <draw:text-box>
            <text:p><text:span text:style-name="T25">free temp </text:span></text:p>
          </draw:text-box>
        </draw:frame>
        <draw:frame draw:style-name="gr94" draw:text-style-name="P40" draw:layer="layout" svg:width="9.616cm" svg:height="0.988cm" svg:x="6.484cm" svg:y="9.871cm">
          <draw:text-box>
            <text:p><text:span text:style-name="T23">Head <text:s text:c="2"/>= <text:s/>temp <text:s text:c="7"/>next <text:s/></text:span></text:p>
          </draw:text-box>
        </draw:frame>
        <draw:line draw:style-name="gr29" draw:text-style-name="P17" draw:layer="layout" svg:x1="11.076cm" svg:y1="10.402cm" svg:x2="12.4cm" svg:y2="10.402cm">
          <text:p/>
        </draw:line>
        <draw:frame draw:style-name="gr95" draw:text-style-name="P37" draw:layer="layout" svg:width="8.529cm" svg:height="1.115cm" svg:x="6.372cm" svg:y="8.802cm">
          <draw:text-box>
            <text:p><text:span text:style-name="T23"><text:s/></text:span><text:span text:style-name="T23">temp = Head </text:span></text:p>
          </draw:text-box>
        </draw:frame>
        <draw:frame draw:style-name="gr94" draw:text-style-name="P23" draw:layer="layout" svg:width="10.4cm" svg:height="0.988cm" svg:x="6.4cm" svg:y="11.686cm">
          <draw:text-box>
            <text:p><text:span text:style-name="T23">Head <text:s text:c="7"/>prev = <text:s/>NULL </text:span></text:p>
          </draw:text-box>
        </draw:frame>
        <draw:line draw:style-name="gr29" draw:text-style-name="P17" draw:layer="layout" svg:x1="8.168cm" svg:y1="12.2cm" svg:x2="9.6cm" svg:y2="12.2cm">
          <text:p/>
        </draw:line>
        <draw:frame draw:style-name="gr94" draw:text-style-name="P37" draw:layer="layout" svg:width="11.2cm" svg:height="0.988cm" svg:x="6.4cm" svg:y="5.201cm">
          <draw:text-box>
            <text:p><text:span text:style-name="T23">if ( Head <text:s text:c="12"/>next <text:s text:c="2"/>= NULL) </text:span></text:p>
          </draw:text-box>
        </draw:frame>
        <draw:frame draw:style-name="gr95" draw:text-style-name="P38" draw:layer="layout" svg:width="11cm" svg:height="1.145cm" svg:x="6.9cm" svg:y="7.002cm">
          <draw:text-box>
            <text:p><text:span text:style-name="T24">Head <text:s text:c="4"/>= <text:s text:c="3"/>Tail <text:s/>= 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slideWipe" smil:subtype="fromLeft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ontent" presentation:presentation-page-layout-name="AL2T1">
        <office:forms form:automatic-focus="false" form:apply-design-mode="false"/>
        <draw:frame presentation:style-name="pr9" draw:text-style-name="P14" draw:layer="layout" svg:width="8.777cm" svg:height="3.69cm" svg:x="18.523cm" svg:y="-0.042cm" presentation:class="title" presentation:user-transformed="true">
          <draw:text-box>
            <text:p text:style-name="P13"><text:span text:style-name="T9">Data Structure – Linked List</text:span><text:span text:style-name="T10"><text:line-break/></text:span><text:span text:style-name="T10">Flowchart</text:span><text:span text:style-name="T11"> </text:span><text:span text:style-name="T11"><text:line-break/></text:span><text:span text:style-name="T9">delete_at_first</text:span></text:p>
          </draw:text-box>
        </draw:frame>
        <draw:line draw:style-name="gr17" draw:text-style-name="P28" draw:layer="layout" svg:x1="10.67cm" svg:y1="2.8cm" svg:x2="10.67cm" svg:y2="3.6cm">
          <text:p/>
        </draw:line>
        <draw:custom-shape draw:style-name="gr46" draw:text-style-name="P27" draw:layer="layout" svg:width="2.723cm" svg:height="0.822cm" svg:x="9.277cm" svg:y="2cm">
          <text:p text:style-name="P19"><text:span text:style-name="T19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6" draw:text-style-name="P27" draw:layer="layout" svg:width="2.723cm" svg:height="0.822cm" svg:x="4.343cm" svg:y="6.696cm">
          <text:p text:style-name="P19"><text:span text:style-name="T19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53" draw:text-style-name="P17" draw:layer="layout" svg:x1="5.646cm" svg:y1="4.799cm" svg:x2="5.646cm" svg:y2="6.665cm">
          <text:p/>
        </draw:line>
        <draw:custom-shape draw:style-name="gr50" draw:text-style-name="P30" draw:layer="layout" svg:width="2.266cm" svg:height="2.4cm" svg:x="9.534cm" svg:y="3.6cm">
          <text:p text:style-name="P19"><text:span text:style-name="T20">is list </text:span></text:p>
          <text:p text:style-name="P19"><text:span text:style-name="T20">empty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1" draw:text-style-name="P31" draw:layer="layout" svg:width="1.541cm" svg:height="0.81cm" svg:x="7.993cm" svg:y="4.09cm">
          <draw:text-box>
            <text:p><text:span text:style-name="T21">Yes</text:span></text:p>
          </draw:text-box>
        </draw:frame>
        <draw:line draw:style-name="gr54" draw:text-style-name="P17" draw:layer="layout" svg:x1="9.534cm" svg:y1="4.8cm" svg:x2="5.646cm" svg:y2="4.799cm">
          <text:p/>
        </draw:line>
        <draw:custom-shape draw:style-name="gr55" draw:text-style-name="P27" draw:layer="layout" svg:width="4.2cm" svg:height="1.245cm" svg:x="3.793cm" svg:y="3.955cm">
          <text:p text:style-name="P19"><text:span text:style-name="T20">return LIST_EMPTY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5" draw:text-style-name="P27" draw:layer="layout" svg:width="4.2cm" svg:height="1.245cm" svg:x="19.279cm" svg:y="4.204cm">
          <text:p text:style-name="P19"><text:span text:style-name="T20">temp = Head 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9" draw:text-style-name="P17" draw:layer="layout" svg:x1="20.979cm" svg:y1="5.449cm" svg:x2="20.979cm" svg:y2="6.956cm">
          <text:p/>
        </draw:line>
        <draw:custom-shape draw:style-name="gr146" draw:text-style-name="P27" draw:layer="layout" svg:width="4.242cm" svg:height="0.994cm" svg:x="18.958cm" svg:y="6.956cm">
          <text:p text:style-name="P19"><text:span text:style-name="T20">update Head 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6" draw:text-style-name="P27" draw:layer="layout" svg:width="4.242cm" svg:height="0.994cm" svg:x="18.756cm" svg:y="9.192cm">
          <text:p text:style-name="P19"><text:span text:style-name="T20">free temp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9" draw:text-style-name="P17" draw:layer="layout" svg:x1="20.877cm" svg:y1="7.95cm" svg:x2="20.877cm" svg:y2="9.192cm">
          <text:p/>
        </draw:line>
        <draw:custom-shape draw:style-name="gr147" draw:text-style-name="P27" draw:layer="layout" svg:width="2.75cm" svg:height="0.656cm" svg:x="19.4cm" svg:y="13.344cm">
          <text:p text:style-name="P19"><text:span text:style-name="T19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9" draw:text-style-name="P17" draw:layer="layout" svg:x1="20.736cm" svg:y1="12.386cm" svg:x2="20.736cm" svg:y2="13.344cm">
          <text:p/>
        </draw:line>
        <draw:line draw:style-name="gr29" draw:text-style-name="P17" draw:layer="layout" svg:x1="11.8cm" svg:y1="4.8cm" svg:x2="19.6cm" svg:y2="4.8cm">
          <text:p/>
        </draw:line>
        <draw:custom-shape draw:style-name="gr146" draw:text-style-name="P27" draw:layer="layout" svg:width="4.242cm" svg:height="0.994cm" svg:x="18.358cm" svg:y="11.4cm">
          <text:p text:style-name="P19"><text:span text:style-name="T20">return SUCCESS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48" draw:text-style-name="P33" draw:layer="layout" svg:width="1.099cm" svg:height="0.979cm" svg:x="17.901cm" svg:y="4.1cm">
          <draw:text-box>
            <text:p><text:span text:style-name="T21">No</text:span></text:p>
          </draw:text-box>
        </draw:frame>
        <draw:g xml:id="id46" draw:id="id46">
          <draw:line draw:style-name="gr53" draw:text-style-name="P17" draw:layer="layout" svg:x1="11.6cm" svg:y1="4.8cm" svg:x2="14.2cm" svg:y2="4.8cm">
            <text:p/>
          </draw:line>
          <draw:frame draw:style-name="gr149" draw:text-style-name="P33" draw:layer="layout" svg:width="1.099cm" svg:height="0.979cm" svg:x="12.27cm" svg:y="4.079cm">
            <draw:text-box>
              <text:p><text:span text:style-name="T21">No</text:span></text:p>
            </draw:text-box>
          </draw:frame>
          <draw:custom-shape draw:style-name="gr146" draw:text-style-name="P27" draw:layer="layout" svg:width="4.242cm" svg:height="0.994cm" svg:x="13.302cm" svg:y="6.956cm">
            <text:p text:style-name="P19"><text:span text:style-name="T20">Free Head 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6" draw:text-style-name="P27" draw:layer="layout" svg:width="4.242cm" svg:height="0.994cm" svg:x="13.1cm" svg:y="9.192cm">
            <text:p text:style-name="P19"><text:span text:style-name="T20">Update Head Tail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6" draw:text-style-name="P27" draw:layer="layout" svg:width="4.242cm" svg:height="0.994cm" svg:x="12.958cm" svg:y="11.4cm">
            <text:p text:style-name="P19"><text:span text:style-name="T20">return SUCCESS</text:span></text:p>
  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frame draw:style-name="gr150" draw:text-style-name="P31" draw:layer="layout" svg:width="1.557cm" svg:height="0.647cm" svg:x="16.182cm" svg:y="5.99cm">
              <draw:text-box>
                <text:p><text:span text:style-name="T21">Yes</text:span></text:p>
              </draw:text-box>
            </draw:frame>
            <draw:g>
              <draw:custom-shape draw:style-name="gr50" draw:text-style-name="P30" xml:id="id1" draw:id="id1" draw:layer="layout" svg:width="2.266cm" svg:height="2.4cm" svg:x="14.2cm" svg:y="3.6cm">
                <text:p text:style-name="P19"><text:span text:style-name="T20">One node?</text:span></text:p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line draw:style-name="gr29" draw:text-style-name="P17" draw:layer="layout" svg:x1="15.221cm" svg:y1="7.95cm" svg:x2="15.221cm" svg:y2="9.192cm">
                <text:p/>
              </draw:line>
              <draw:custom-shape draw:style-name="gr147" draw:text-style-name="P27" draw:layer="layout" svg:width="2.75cm" svg:height="0.656cm" svg:x="13.8cm" svg:y="13.344cm">
                <text:p text:style-name="P19"><text:span text:style-name="T19">stop</text:span></text:p>
  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  </draw:custom-shape>
              <draw:line draw:style-name="gr29" draw:text-style-name="P17" draw:layer="layout" svg:x1="15.136cm" svg:y1="12.386cm" svg:x2="15.136cm" svg:y2="13.344cm">
                <text:p/>
              </draw:line>
              <draw:connector draw:style-name="gr29" draw:text-style-name="P17" draw:layer="layout" draw:type="line" svg:x1="15.333cm" svg:y1="6cm" svg:x2="15.322cm" svg:y2="6.956cm" draw:start-shape="id1" draw:start-glue-point="6" svg:d="M15333 6000l-11 956" svg:viewBox="0 0 12 957">
                <text:p/>
              </draw:connector>
              <draw:line draw:style-name="gr29" draw:text-style-name="P17" draw:layer="layout" svg:x1="15.2cm" svg:y1="10.158cm" svg:x2="15.2cm" svg:y2="11.4cm">
                <text:p/>
              </draw:line>
            </draw:g>
          </draw:g>
        </draw:g>
        <draw:line draw:style-name="gr29" draw:text-style-name="P17" draw:layer="layout" svg:x1="20.8cm" svg:y1="10.158cm" svg:x2="20.8cm" svg:y2="11.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46" smil:attributeName="visibility" smil:to="visible"/>
                  <anim:transitionFilter smil:dur="0.5s" smil:targetElement="id46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ub_5f_header_5f_" presentation:presentation-page-layout-name="AL2T1">
        <office:forms form:automatic-focus="false" form:apply-design-mode="false"/>
        <draw:frame presentation:style-name="pr7" draw:text-style-name="P4" draw:layer="layout" svg:width="27.1cm" svg:height="3.465cm" svg:x="0.7cm" svg:y="10.61cm" presentation:class="title" presentation:user-transformed="true">
          <draw:text-box>
            <text:p><text:span text:style-name="T3">Double Linked List – delete_at_first -Cod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footer" presentation:presentation-page-layout-name="AL2T1">
        <office:forms form:automatic-focus="false" form:apply-design-mode="false"/>
        <draw:frame presentation:style-name="pr10" draw:text-style-name="P42" draw:layer="layout" svg:width="25.199cm" svg:height="2.63cm" svg:x="0.4cm" svg:y="6.402cm" presentation:class="title" presentation:placeholder="true" presentation:user-transformed="true">
          <draw:text-box/>
        </draw:frame>
        <draw:frame presentation:style-name="pr11" draw:text-style-name="P42" draw:layer="layout" svg:width="0.001cm" svg:height="75cm" svg:x="29.735cm" svg:y="-51.376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43" presentation:class="page"/>
          <draw:frame presentation:style-name="pr1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Trebuchet MS" svg:font-family="'Trebuchet M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5" draw:display-name="Gradient 45" draw:style="linear" draw:start-color="#43ccbd" draw:end-color="#3497c1" draw:start-intensity="100%" draw:end-intensity="100%" draw:angle="30deg" draw:border="0%"/>
    <draw:gradient draw:name="Gradient_20_48" draw:display-name="Gradient 48" draw:style="linear" draw:start-color="#43ccbd" draw:end-color="#30a2d2" draw:start-intensity="100%" draw:end-intensity="100%" draw:angle="30deg" draw:border="0%"/>
    <draw:gradient draw:name="Gradient_20_54" draw:display-name="Gradient 54" draw:style="linear" draw:start-color="#43ccbd" draw:end-color="#3497c1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false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false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false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2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2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21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001000007EE0000037AA34D6AC9A7ECD589.png" xlink:type="simple" xlink:show="embed" xlink:actuate="onLoad" draw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2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2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8T20:36:48.701561082</meta:creation-date>
    <meta:editing-duration>PT11H50M41S</meta:editing-duration>
    <meta:editing-cycles>80</meta:editing-cycles>
    <meta:generator>LibreOffice/7.3.2.2$Windows_X86_64 LibreOffice_project/49f2b1bff42cfccbd8f788c8dc32c1c309559be0</meta:generator>
    <dc:title>Bright Blue</dc:title>
    <dc:date>2022-04-07T11:04:29.351000000</dc:date>
    <meta:document-statistic meta:object-count="1181"/>
    <meta:template xlink:type="simple" xlink:actuate="onRequest" xlink:title="Bright Blue" xlink:href="../R05_Flowchart.odp" meta:date="2020-04-08T20:36:48.497255069"/>
  </office:meta>
</office:document-meta>
</file>